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svg:stroke-color="#000000" svg:stroke-opacity="100%" draw:fill="none" draw:textarea-horizontal-align="justify" draw:textarea-vertical-align="middle" draw:auto-grow-height="false" fo:min-height="8.75cm" fo:min-width="8.5cm"/>
    </style:style>
    <style:style style:name="gr2" style:family="graphic" style:parent-style-name="standard">
      <style:graphic-properties svg:stroke-width="0.081cm" svg:stroke-color="#666666" draw:marker-start-width="0.321cm" draw:marker-end-width="0.321cm" draw:fill="gradient" draw:fill-color="#e6e6e6" draw:fill-gradient-name="Gradient_20_280" draw:gradient-step-count="0" draw:textarea-horizontal-align="justify" draw:textarea-vertical-align="middle" draw:auto-grow-height="false" fo:min-height="8.75cm" fo:min-width="6.7cm" fo:padding-top="0.165cm" fo:padding-bottom="0.165cm" fo:padding-left="0.29cm" fo:padding-right="0.29cm"/>
    </style:style>
    <style:style style:name="gr3" style:family="graphic" style:parent-style-name="standard">
      <style:graphic-properties svg:stroke-width="0.081cm" svg:stroke-color="#666666" draw:marker-start-width="0.321cm" draw:marker-end-width="0.321cm" draw:fill-color="#cccccc" draw:textarea-horizontal-align="justify" draw:textarea-vertical-align="middle" draw:auto-grow-height="false" fo:min-height="1.95cm" fo:min-width="1.7cm" fo:padding-top="0.165cm" fo:padding-bottom="0.165cm" fo:padding-left="0.29cm" fo:padding-right="0.29cm"/>
    </style:style>
    <style:style style:name="gr4" style:family="graphic" style:parent-style-name="standard">
      <style:graphic-properties svg:stroke-color="#999999" draw:fill-color="#999999" draw:textarea-horizontal-align="justify" draw:textarea-vertical-align="middle" draw:auto-grow-height="false" fo:min-height="0cm" fo:min-width="3.242cm"/>
    </style:style>
    <style:style style:name="gr5" style:family="graphic" style:parent-style-name="standard">
      <style:graphic-properties svg:stroke-color="#000000" draw:fill-color="#000000" draw:textarea-horizontal-align="justify" draw:textarea-vertical-align="middle" draw:auto-grow-height="false" fo:min-height="0cm" fo:min-width="4.692cm"/>
    </style:style>
    <style:style style:name="gr6" style:family="graphic" style:parent-style-name="standard">
      <style:graphic-properties svg:stroke-color="#999999" draw:fill-color="#000000" draw:textarea-horizontal-align="justify" draw:textarea-vertical-align="middle" draw:auto-grow-height="false" fo:min-height="0cm" fo:min-width="4.692cm"/>
    </style:style>
    <style:style style:name="gr7" style:family="graphic" style:parent-style-name="standard">
      <style:graphic-properties svg:stroke-color="#999999" draw:fill-color="#999999" draw:textarea-horizontal-align="justify" draw:textarea-vertical-align="middle" draw:auto-grow-height="false" fo:min-height="0cm" fo:min-width="4.692cm"/>
    </style:style>
    <style:style style:name="gr8" style:family="graphic" style:parent-style-name="objectwithoutfill">
      <style:graphic-properties svg:stroke-width="0.106cm" svg:stroke-color="#ff950e" draw:marker-start-width="0.359cm" draw:marker-end-width="0.359cm" draw:fill="gradient" draw:fill-color="#729fcf" draw:fill-gradient-name="Gradient_20_279" draw:gradient-step-count="0" draw:textarea-vertical-align="middle" fo:padding-top="0.178cm" fo:padding-bottom="0.178cm" fo:padding-left="0.303cm" fo:padding-right="0.303cm"/>
    </style:style>
    <style:style style:name="gr9" style:family="graphic" style:parent-style-name="objectwithoutfill">
      <style:graphic-properties svg:stroke-width="0.106cm" svg:stroke-color="#004586" draw:marker-start-width="0.359cm" draw:marker-end-width="0.359cm" draw:fill="gradient" draw:fill-gradient-name="Gradient_20_277" draw:gradient-step-count="0" draw:textarea-vertical-align="middle" fo:padding-top="0.178cm" fo:padding-bottom="0.178cm" fo:padding-left="0.303cm" fo:padding-right="0.303cm"/>
    </style:style>
    <style:style style:name="gr10" style:family="graphic" style:parent-style-name="standard">
      <style:graphic-properties svg:stroke-width="0.081cm" draw:marker-start-width="0.321cm" draw:marker-end-width="0.321cm" draw:fill="gradient" draw:fill-gradient-name="Gradient_20_278" draw:gradient-step-count="0" draw:textarea-horizontal-align="justify" draw:textarea-vertical-align="middle" draw:auto-grow-height="false" fo:min-height="0.452cm" fo:min-width="1.411cm" fo:padding-top="0.165cm" fo:padding-bottom="0.165cm" fo:padding-left="0.29cm" fo:padding-right="0.29cm"/>
    </style:style>
    <style:style style:name="gr11" style:family="graphic" style:parent-style-name="standard">
      <style:graphic-properties svg:stroke-width="0.159cm" draw:marker-start-width="0.438cm" draw:marker-end-width="0.438cm" draw:fill="gradient" draw:fill-gradient-name="Gradient_20_265" draw:gradient-step-count="0" draw:textarea-horizontal-align="justify" draw:textarea-vertical-align="middle" draw:auto-grow-height="false" fo:min-height="3.836cm" fo:min-width="3.627cm" fo:padding-top="0.204cm" fo:padding-bottom="0.204cm" fo:padding-left="0.329cm" fo:padding-right="0.329cm"/>
    </style:style>
    <style:style style:name="gr12" style:family="graphic" style:parent-style-name="standard">
      <style:graphic-properties draw:stroke="none" svg:stroke-width="0cm" svg:stroke-color="#e5e1ac" draw:marker-start-width="0.726cm" draw:marker-end-width="0.726cm" draw:fill="gradient" draw:fill-color="#e5e1ac" draw:fill-gradient-name="Gradient_20_272" draw:gradient-step-count="0" draw:opacity="100%" draw:textarea-horizontal-align="center" draw:textarea-vertical-align="middle" fo:padding-top="0.298cm" fo:padding-bottom="0.298cm" fo:padding-left="0.423cm" fo:padding-right="0.423cm"/>
    </style:style>
    <style:style style:name="gr13" style:family="graphic" style:parent-style-name="objectwithoutfill">
      <style:graphic-properties svg:stroke-width="0.212cm" svg:stroke-color="#e6e4c1" draw:marker-start-width="0.518cm" draw:marker-end-width="0.518cm" draw:fill="none" draw:textarea-vertical-align="middle" fo:padding-top="0.231cm" fo:padding-bottom="0.231cm" fo:padding-left="0.356cm" fo:padding-right="0.356cm"/>
    </style:style>
    <style:style style:name="gr14" style:family="graphic" style:parent-style-name="standard">
      <style:graphic-properties draw:stroke="none" svg:stroke-width="0cm" svg:stroke-color="#e5e1ac" draw:marker-start-width="0.728cm" draw:marker-end-width="0.728cm" draw:fill="gradient" draw:fill-color="#e5e1ac" draw:fill-gradient-name="Gradient_20_267" draw:gradient-step-count="0" draw:opacity="100%" draw:textarea-horizontal-align="center" draw:textarea-vertical-align="middle" fo:padding-top="0.3cm" fo:padding-bottom="0.3cm" fo:padding-left="0.425cm" fo:padding-right="0.425cm"/>
    </style:style>
    <style:style style:name="gr15" style:family="graphic" style:parent-style-name="standard">
      <style:graphic-properties draw:stroke="none" svg:stroke-width="0cm" svg:stroke-color="#e5e1ac" draw:marker-start-width="0.728cm" draw:marker-end-width="0.728cm" draw:fill="gradient" draw:fill-color="#e5e1ac" draw:fill-gradient-name="Gradient_20_269" draw:gradient-step-count="0" draw:opacity="100%" draw:textarea-horizontal-align="center" draw:textarea-vertical-align="middle" fo:padding-top="0.3cm" fo:padding-bottom="0.3cm" fo:padding-left="0.425cm" fo:padding-right="0.425cm"/>
    </style:style>
    <style:style style:name="gr16" style:family="graphic" style:parent-style-name="standard">
      <style:graphic-properties draw:stroke="none" svg:stroke-width="0cm" svg:stroke-color="#e5e1ac" draw:marker-start-width="0.728cm" draw:marker-end-width="0.728cm" draw:fill="gradient" draw:fill-color="#e5e1ac" draw:fill-gradient-name="Gradient_20_270" draw:gradient-step-count="0" draw:opacity="100%" draw:textarea-horizontal-align="center" draw:textarea-vertical-align="middle" fo:padding-top="0.3cm" fo:padding-bottom="0.3cm" fo:padding-left="0.425cm" fo:padding-right="0.425cm"/>
    </style:style>
    <style:style style:name="gr17" style:family="graphic" style:parent-style-name="standard">
      <style:graphic-properties draw:stroke="none" svg:stroke-width="0cm" svg:stroke-color="#e5e1ac" draw:marker-start-width="0.728cm" draw:marker-end-width="0.728cm" draw:fill="gradient" draw:fill-color="#e5e1ac" draw:fill-gradient-name="Gradient_20_271" draw:gradient-step-count="0" draw:opacity="100%" draw:textarea-horizontal-align="center" draw:textarea-vertical-align="middle" fo:padding-top="0.3cm" fo:padding-bottom="0.3cm" fo:padding-left="0.425cm" fo:padding-right="0.425cm"/>
    </style:style>
    <style:style style:name="gr18" style:family="graphic" style:parent-style-name="standard">
      <style:graphic-properties svg:stroke-width="0.081cm" svg:stroke-color="#dc2300" draw:marker-start-width="0.321cm" draw:marker-end-width="0.321cm" draw:fill="gradient" draw:fill-color="#b84700" draw:fill-gradient-name="Gradient_20_239" draw:gradient-step-count="0" draw:textarea-horizontal-align="justify" draw:textarea-vertical-align="middle" draw:auto-grow-height="false" fo:min-height="0.131cm" fo:min-width="0cm" fo:padding-top="0.165cm" fo:padding-bottom="0.165cm" fo:padding-left="0.29cm" fo:padding-right="0.29cm"/>
    </style:style>
    <style:style style:name="gr19" style:family="graphic" style:parent-style-name="standard">
      <style:graphic-properties svg:stroke-width="0.081cm" svg:stroke-color="#000000" draw:marker-start-width="0.321cm" draw:marker-end-width="0.321cm" draw:fill="gradient" draw:fill-color="#333333" draw:fill-gradient-name="Gradient_20_244" draw:gradient-step-count="0" draw:textarea-horizontal-align="justify" draw:textarea-vertical-align="middle" draw:auto-grow-height="false" fo:min-height="0.132cm" fo:min-width="0cm" fo:padding-top="0.165cm" fo:padding-bottom="0.165cm" fo:padding-left="0.29cm" fo:padding-right="0.29cm"/>
    </style:style>
    <style:style style:name="gr20" style:family="graphic" style:parent-style-name="standard">
      <style:graphic-properties svg:stroke-width="0.081cm" svg:stroke-color="#c38312" draw:marker-start-width="0.321cm" draw:marker-end-width="0.321cm" draw:fill="gradient" draw:fill-color="#ff950e" draw:fill-gradient-name="Gradient_20_248" draw:gradient-step-count="0" draw:textarea-horizontal-align="justify" draw:textarea-vertical-align="middle" draw:auto-grow-height="false" fo:min-height="0.134cm" fo:min-width="0cm" fo:padding-top="0.165cm" fo:padding-bottom="0.165cm" fo:padding-left="0.29cm" fo:padding-right="0.29cm"/>
    </style:style>
    <style:style style:name="gr21" style:family="graphic" style:parent-style-name="standard">
      <style:graphic-properties svg:stroke-color="#00004c" draw:fill-color="#00004c" draw:textarea-horizontal-align="justify" draw:textarea-vertical-align="middle" draw:auto-grow-height="false" fo:min-height="4.067cm" fo:min-width="3.857cm"/>
    </style:style>
    <style:style style:name="gr22" style:family="graphic" style:parent-style-name="standard">
      <style:graphic-properties svg:stroke-width="0.081cm" svg:stroke-color="#d4711a" draw:marker-start-width="0.321cm" draw:marker-end-width="0.321cm" draw:fill="gradient" draw:fill-color="#ff5107" draw:fill-gradient-name="Gradient_20_246" draw:gradient-step-count="0" draw:textarea-horizontal-align="justify" draw:textarea-vertical-align="middle" draw:auto-grow-height="false" fo:min-height="0.131cm" fo:min-width="0cm" fo:padding-top="0.165cm" fo:padding-bottom="0.165cm" fo:padding-left="0.29cm" fo:padding-right="0.29cm"/>
    </style:style>
    <style:style style:name="gr23" style:family="graphic" style:parent-style-name="standard">
      <style:graphic-properties svg:stroke-width="0.081cm" svg:stroke-color="#00381f" draw:marker-start-width="0.321cm" draw:marker-end-width="0.321cm" draw:fill="gradient" draw:fill-color="#355e00" draw:fill-gradient-name="Gradient_20_245" draw:gradient-step-count="0" draw:textarea-horizontal-align="justify" draw:textarea-vertical-align="middle" draw:auto-grow-height="false" fo:min-height="0.131cm" fo:min-width="0cm" fo:padding-top="0.165cm" fo:padding-bottom="0.165cm" fo:padding-left="0.29cm" fo:padding-right="0.29cm"/>
    </style:style>
    <style:style style:name="gr24" style:family="graphic" style:parent-style-name="standard">
      <style:graphic-properties svg:stroke-color="#999999" draw:fill-color="#999999" draw:textarea-horizontal-align="justify" draw:textarea-vertical-align="middle" draw:auto-grow-height="false" fo:min-height="0cm" fo:min-width="1.714cm"/>
    </style:style>
    <style:style style:name="gr25" style:family="graphic" style:parent-style-name="standard">
      <style:graphic-properties svg:stroke-color="#000000" draw:fill-color="#000000" draw:textarea-horizontal-align="justify" draw:textarea-vertical-align="middle" draw:auto-grow-height="false" fo:min-height="0cm" fo:min-width="2.569cm"/>
    </style:style>
    <style:style style:name="gr26" style:family="graphic" style:parent-style-name="standard">
      <style:graphic-properties svg:stroke-color="#999999" draw:fill-color="#000000" draw:textarea-horizontal-align="justify" draw:textarea-vertical-align="middle" draw:auto-grow-height="false" fo:min-height="0cm" fo:min-width="2.569cm"/>
    </style:style>
    <style:style style:name="gr27" style:family="graphic" style:parent-style-name="standard">
      <style:graphic-properties svg:stroke-color="#999999" draw:fill-color="#999999" draw:textarea-horizontal-align="justify" draw:textarea-vertical-align="middle" draw:auto-grow-height="false" fo:min-height="0cm" fo:min-width="2.569cm"/>
    </style:style>
    <style:style style:name="gr28" style:family="graphic" style:parent-style-name="objectwithoutfill">
      <style:graphic-properties svg:stroke-width="0.035cm" svg:stroke-color="#ff950e" draw:marker-start-width="0.253cm" draw:marker-end-width="0.253cm" draw:fill="gradient" draw:fill-color="#729fcf" draw:fill-gradient-name="Gradient_20_279" draw:gradient-step-count="0" draw:textarea-vertical-align="middle" fo:padding-top="0.143cm" fo:padding-bottom="0.143cm" fo:padding-left="0.268cm" fo:padding-right="0.268cm"/>
    </style:style>
    <style:style style:name="gr29" style:family="graphic" style:parent-style-name="standard">
      <style:graphic-properties svg:stroke-width="0.081cm" draw:marker-start-width="0.321cm" draw:marker-end-width="0.321cm" draw:fill="gradient" draw:fill-gradient-name="Gradient_20_278" draw:gradient-step-count="0" draw:textarea-horizontal-align="justify" draw:textarea-vertical-align="middle" draw:auto-grow-height="false" fo:min-height="0.132cm" fo:min-width="0.596cm" fo:padding-top="0.165cm" fo:padding-bottom="0.165cm" fo:padding-left="0.29cm" fo:padding-right="0.29cm"/>
    </style:style>
    <style:style style:name="gr30" style:family="graphic" style:parent-style-name="standard">
      <style:graphic-properties svg:stroke-width="0.035cm" draw:marker-start-width="0.252cm" draw:marker-end-width="0.252cm" draw:fill="gradient" draw:fill-gradient-name="Gradient_20_265" draw:gradient-step-count="0" draw:textarea-horizontal-align="justify" draw:textarea-vertical-align="middle" draw:auto-grow-height="false" fo:min-height="2.097cm" fo:min-width="1.875cm" fo:padding-top="0.142cm" fo:padding-bottom="0.142cm" fo:padding-left="0.267cm" fo:padding-right="0.267cm"/>
    </style:style>
    <style:style style:name="gr31" style:family="graphic" style:parent-style-name="objectwithoutfill">
      <style:graphic-properties svg:stroke-width="0.106cm" svg:stroke-color="#e6e4c1"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svg:stroke-width="0.035cm" svg:stroke-color="#dc2300" draw:marker-start-width="0.252cm" draw:marker-end-width="0.252cm" draw:fill="gradient" draw:fill-color="#b84700" draw:fill-gradient-name="Gradient_20_239" draw:gradient-step-count="0"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graphic-properties svg:stroke-width="0.035cm" svg:stroke-color="#000000" draw:marker-start-width="0.252cm" draw:marker-end-width="0.252cm" draw:fill="gradient" draw:fill-color="#333333" draw:fill-gradient-name="Gradient_20_244" draw:gradient-step-count="0" draw:textarea-horizontal-align="justify" draw:textarea-vertical-align="middle" draw:auto-grow-height="false" fo:min-height="0cm" fo:min-width="0cm" fo:padding-top="0.142cm" fo:padding-bottom="0.142cm" fo:padding-left="0.267cm" fo:padding-right="0.267cm"/>
    </style:style>
    <style:style style:name="gr34" style:family="graphic" style:parent-style-name="standard">
      <style:graphic-properties svg:stroke-width="0.035cm" svg:stroke-color="#c38312" draw:marker-start-width="0.252cm" draw:marker-end-width="0.252cm" draw:fill="gradient" draw:fill-color="#ff950e" draw:fill-gradient-name="Gradient_20_248" draw:gradient-step-count="0" draw:textarea-horizontal-align="justify" draw:textarea-vertical-align="middle" draw:auto-grow-height="false" fo:min-height="0cm" fo:min-width="0cm" fo:padding-top="0.142cm" fo:padding-bottom="0.142cm" fo:padding-left="0.267cm" fo:padding-right="0.267cm"/>
    </style:style>
    <style:style style:name="gr35" style:family="graphic" style:parent-style-name="standard">
      <style:graphic-properties svg:stroke-color="#00004c" draw:fill-color="#00004c" draw:textarea-horizontal-align="justify" draw:textarea-vertical-align="middle" draw:auto-grow-height="false" fo:min-height="2.298cm" fo:min-width="2.075cm"/>
    </style:style>
    <style:style style:name="gr36" style:family="graphic" style:parent-style-name="standard">
      <style:graphic-properties svg:stroke-width="0.035cm" svg:stroke-color="#d4711a" draw:marker-start-width="0.252cm" draw:marker-end-width="0.252cm" draw:fill="gradient" draw:fill-color="#ff5107" draw:fill-gradient-name="Gradient_20_246" draw:gradient-step-count="0" draw:textarea-horizontal-align="justify" draw:textarea-vertical-align="middle" draw:auto-grow-height="false" fo:min-height="0cm" fo:min-width="0cm" fo:padding-top="0.142cm" fo:padding-bottom="0.142cm" fo:padding-left="0.267cm" fo:padding-right="0.267cm"/>
    </style:style>
    <style:style style:name="gr37" style:family="graphic" style:parent-style-name="standard">
      <style:graphic-properties svg:stroke-width="0.035cm" svg:stroke-color="#00381f" draw:marker-start-width="0.252cm" draw:marker-end-width="0.252cm" draw:fill="gradient" draw:fill-color="#355e00" draw:fill-gradient-name="Gradient_20_245" draw:gradient-step-count="0" draw:textarea-horizontal-align="justify" draw:textarea-vertical-align="middle" draw:auto-grow-height="false" fo:min-height="0cm" fo:min-width="0cm" fo:padding-top="0.142cm" fo:padding-bottom="0.142cm" fo:padding-left="0.267cm" fo:padding-right="0.267cm"/>
    </style:style>
    <style:style style:name="gr38" style:family="graphic" style:parent-style-name="standard">
      <style:graphic-properties draw:fill="none" draw:textarea-horizontal-align="justify" draw:textarea-vertical-align="middle" draw:auto-grow-height="false" fo:min-height="5.291cm" fo:min-width="17.51cm"/>
    </style:style>
    <style:style style:name="gr39" style:family="graphic" style:parent-style-name="standard">
      <style:graphic-properties draw:stroke="none" svg:stroke-color="#000000" draw:fill="none" draw:fill-color="#ffffff" draw:textarea-vertical-align="middle" fo:min-height="5.26cm"/>
    </style:style>
    <style:style style:name="gr40" style:family="graphic" style:parent-style-name="standard">
      <style:graphic-properties svg:stroke-width="0.081cm" svg:stroke-color="#666666" draw:marker-start-width="0.321cm" draw:marker-end-width="0.321cm" draw:fill="gradient" draw:fill-color="#e6e6e6" draw:fill-gradient-name="Gradient_20_219" draw:gradient-step-count="0" draw:textarea-horizontal-align="justify" draw:textarea-vertical-align="middle" draw:auto-grow-height="false" fo:min-height="8.75cm" fo:min-width="6.7cm" fo:padding-top="0.165cm" fo:padding-bottom="0.165cm" fo:padding-left="0.29cm" fo:padding-right="0.29cm"/>
    </style:style>
    <style:style style:name="gr41" style:family="graphic" style:parent-style-name="objectwithoutfill">
      <style:graphic-properties svg:stroke-width="0.106cm" svg:stroke-color="#ff950e" draw:marker-start-width="0.359cm" draw:marker-end-width="0.359cm" draw:fill="gradient" draw:fill-color="#729fcf" draw:fill-gradient-name="Gradient_20_186" draw:gradient-step-count="0" draw:textarea-vertical-align="middle" fo:padding-top="0.178cm" fo:padding-bottom="0.178cm" fo:padding-left="0.303cm" fo:padding-right="0.303cm"/>
    </style:style>
    <style:style style:name="gr42" style:family="graphic" style:parent-style-name="objectwithoutfill">
      <style:graphic-properties svg:stroke-width="0.106cm" svg:stroke-color="#004586" draw:marker-start-width="0.359cm" draw:marker-end-width="0.359cm" draw:fill="gradient" draw:fill-gradient-name="Gradient_20_183" draw:gradient-step-count="0" draw:textarea-vertical-align="middle" fo:padding-top="0.178cm" fo:padding-bottom="0.178cm" fo:padding-left="0.303cm" fo:padding-right="0.303cm"/>
    </style:style>
    <style:style style:name="gr43" style:family="graphic" style:parent-style-name="standard">
      <style:graphic-properties svg:stroke-width="0.081cm" draw:marker-start-width="0.321cm" draw:marker-end-width="0.321cm" draw:fill="gradient" draw:fill-gradient-name="Gradient_20_184" draw:gradient-step-count="0" draw:textarea-horizontal-align="justify" draw:textarea-vertical-align="middle" draw:auto-grow-height="false" fo:min-height="0.778cm" fo:min-width="2.229cm" fo:padding-top="0.165cm" fo:padding-bottom="0.165cm" fo:padding-left="0.29cm" fo:padding-right="0.29cm"/>
    </style:style>
    <style:style style:name="gr44" style:family="graphic" style:parent-style-name="standard">
      <style:graphic-properties svg:stroke-width="0.081cm" svg:stroke-color="#666666" draw:marker-start-width="0.321cm" draw:marker-end-width="0.321cm" draw:fill="gradient" draw:fill-color="#e6e6e6" draw:fill-gradient-name="Gradient_20_203" draw:gradient-step-count="0" draw:textarea-horizontal-align="justify" draw:textarea-vertical-align="middle" draw:auto-grow-height="false" fo:min-height="8.75cm" fo:min-width="6.7cm" fo:padding-top="0.165cm" fo:padding-bottom="0.165cm" fo:padding-left="0.29cm" fo:padding-right="0.29cm"/>
    </style:style>
    <style:style style:name="gr45" style:family="graphic" style:parent-style-name="standard">
      <style:graphic-properties svg:stroke-width="0.081cm" svg:stroke-color="#666666" draw:marker-start-width="0.321cm" draw:marker-end-width="0.321cm" draw:fill="gradient" draw:fill-color="#cccccc" draw:fill-gradient-name="Gradient_20_204" draw:gradient-step-count="0" draw:textarea-horizontal-align="justify" draw:textarea-vertical-align="middle" draw:auto-grow-height="false" fo:min-height="1.95cm" fo:min-width="1.7cm" fo:padding-top="0.165cm" fo:padding-bottom="0.165cm" fo:padding-left="0.29cm" fo:padding-right="0.29cm"/>
    </style:style>
    <style:style style:name="gr46" style:family="graphic" style:parent-style-name="standard">
      <style:graphic-properties svg:stroke-color="#999999" draw:fill="gradient" draw:fill-color="#999999" draw:fill-gradient-name="Gradient_20_205" draw:gradient-step-count="0" draw:textarea-horizontal-align="justify" draw:textarea-vertical-align="middle" draw:auto-grow-height="false" fo:min-height="0cm" fo:min-width="2.101cm"/>
    </style:style>
    <style:style style:name="gr47" style:family="graphic" style:parent-style-name="standard">
      <style:graphic-properties svg:stroke-color="#999999" draw:fill="gradient" draw:fill-color="#999999" draw:fill-gradient-name="Gradient_20_206" draw:gradient-step-count="0" draw:textarea-horizontal-align="justify" draw:textarea-vertical-align="middle" draw:auto-grow-height="false" fo:min-height="0cm" fo:min-width="3.102cm"/>
    </style:style>
    <style:style style:name="gr48" style:family="graphic" style:parent-style-name="standard">
      <style:graphic-properties svg:stroke-color="#999999" draw:fill="gradient" draw:fill-color="#999999" draw:fill-gradient-name="Gradient_20_207" draw:gradient-step-count="0" draw:textarea-horizontal-align="justify" draw:textarea-vertical-align="middle" draw:auto-grow-height="false" fo:min-height="0cm" fo:min-width="3.104cm"/>
    </style:style>
    <style:style style:name="gr49" style:family="graphic" style:parent-style-name="standard">
      <style:graphic-properties svg:stroke-color="#999999" draw:fill="gradient" draw:fill-color="#999999" draw:fill-gradient-name="Gradient_20_208" draw:gradient-step-count="0" draw:textarea-horizontal-align="justify" draw:textarea-vertical-align="middle" draw:auto-grow-height="false" fo:min-height="0cm" fo:min-width="3.104cm"/>
    </style:style>
    <style:style style:name="gr50" style:family="graphic" style:parent-style-name="standard">
      <style:graphic-properties svg:stroke-color="#999999" draw:fill="gradient" draw:fill-color="#999999" draw:fill-gradient-name="Gradient_20_209" draw:gradient-step-count="0" draw:textarea-horizontal-align="justify" draw:textarea-vertical-align="middle" draw:auto-grow-height="false" fo:min-height="0cm" fo:min-width="3.102cm"/>
    </style:style>
    <style:style style:name="gr51" style:family="graphic" style:parent-style-name="standard">
      <style:graphic-properties svg:stroke-width="0.081cm" svg:stroke-color="#666666" draw:marker-start-width="0.321cm" draw:marker-end-width="0.321cm" draw:fill="gradient" draw:fill-color="#e6e6e6" draw:fill-gradient-name="Gradient_20_202" draw:gradient-step-count="0" draw:textarea-horizontal-align="justify" draw:textarea-vertical-align="middle" draw:auto-grow-height="false" fo:min-height="8.75cm" fo:min-width="6.7cm" fo:padding-top="0.165cm" fo:padding-bottom="0.165cm" fo:padding-left="0.29cm" fo:padding-right="0.29cm"/>
    </style:style>
    <style:style style:name="gr52" style:family="graphic" style:parent-style-name="standard">
      <style:graphic-properties svg:stroke-color="#999999" draw:fill-color="#999999" draw:textarea-horizontal-align="justify" draw:textarea-vertical-align="middle" draw:auto-grow-height="false" fo:min-height="0cm" fo:min-width="2.101cm"/>
    </style:style>
    <style:style style:name="gr53" style:family="graphic" style:parent-style-name="standard">
      <style:graphic-properties svg:stroke-color="#999999" draw:fill-color="#999999" draw:textarea-horizontal-align="justify" draw:textarea-vertical-align="middle" draw:auto-grow-height="false" fo:min-height="0cm" fo:min-width="3.102cm"/>
    </style:style>
    <style:style style:name="gr54" style:family="graphic" style:parent-style-name="standard">
      <style:graphic-properties svg:stroke-color="#999999" draw:fill-color="#999999" draw:textarea-horizontal-align="justify" draw:textarea-vertical-align="middle" draw:auto-grow-height="false" fo:min-height="0cm" fo:min-width="3.104cm"/>
    </style:style>
    <style:style style:name="gr55" style:family="graphic" style:parent-style-name="standard">
      <style:graphic-properties svg:stroke-width="0.081cm" svg:stroke-color="#666666" draw:marker-start-width="0.321cm" draw:marker-end-width="0.321cm" draw:fill="gradient" draw:fill-color="#e6e6e6" draw:fill-gradient-name="Gradient_20_201" draw:gradient-step-count="0" draw:textarea-horizontal-align="justify" draw:textarea-vertical-align="middle" draw:auto-grow-height="false" fo:min-height="8.75cm" fo:min-width="6.7cm" fo:padding-top="0.165cm" fo:padding-bottom="0.165cm" fo:padding-left="0.29cm" fo:padding-right="0.29cm"/>
    </style:style>
    <style:style style:name="gr56" style:family="graphic" style:parent-style-name="standard">
      <style:graphic-properties svg:stroke-width="0.081cm" svg:stroke-color="#666666" draw:marker-start-width="0.321cm" draw:marker-end-width="0.321cm" draw:fill="gradient" draw:fill-color="#e6e6e6" draw:fill-gradient-name="Gradient_20_210" draw:gradient-step-count="0" draw:textarea-horizontal-align="justify" draw:textarea-vertical-align="middle" draw:auto-grow-height="false" fo:min-height="8.75cm" fo:min-width="6.7cm" fo:padding-top="0.165cm" fo:padding-bottom="0.165cm" fo:padding-left="0.29cm" fo:padding-right="0.29cm"/>
    </style:style>
    <style:style style:name="gr57" style:family="graphic" style:parent-style-name="standard">
      <style:graphic-properties svg:stroke-color="#999999" draw:fill-color="#999999" draw:textarea-horizontal-align="justify" draw:textarea-vertical-align="middle" draw:auto-grow-height="false" fo:min-height="0cm" fo:min-width="3.319cm"/>
    </style:style>
    <style:style style:name="gr58" style:family="graphic" style:parent-style-name="standard">
      <style:graphic-properties svg:stroke-color="#999999" draw:fill-color="#999999" draw:textarea-horizontal-align="justify" draw:textarea-vertical-align="middle" draw:auto-grow-height="false" fo:min-height="0cm" fo:min-width="1.49cm"/>
    </style:style>
    <style:style style:name="gr59" style:family="graphic" style:parent-style-name="standard">
      <style:graphic-properties svg:stroke-color="#999999" draw:fill-color="#999999" draw:textarea-horizontal-align="justify" draw:textarea-vertical-align="middle" draw:auto-grow-height="false" fo:min-height="0cm" fo:min-width="1.385cm"/>
    </style:style>
    <style:style style:name="gr60" style:family="graphic" style:parent-style-name="standard">
      <style:graphic-properties svg:stroke-color="#999999" draw:fill-color="#999999" draw:textarea-horizontal-align="justify" draw:textarea-vertical-align="middle" draw:auto-grow-height="false" fo:min-height="0cm" fo:min-width="4.035cm"/>
    </style:style>
    <style:style style:name="gr61" style:family="graphic" style:parent-style-name="standard">
      <style:graphic-properties svg:stroke-width="0.081cm" svg:stroke-color="#666666" draw:marker-start-width="0.321cm" draw:marker-end-width="0.321cm" draw:fill="gradient" draw:fill-color="#e6e6e6" draw:fill-gradient-name="Gradient_20_214" draw:gradient-step-count="0" draw:textarea-horizontal-align="justify" draw:textarea-vertical-align="middle" draw:auto-grow-height="false" fo:min-height="8.75cm" fo:min-width="6.7cm" fo:padding-top="0.165cm" fo:padding-bottom="0.165cm" fo:padding-left="0.29cm" fo:padding-right="0.29cm"/>
    </style:style>
    <style:style style:name="gr62" style:family="graphic" style:parent-style-name="standard">
      <style:graphic-properties svg:stroke-color="#999999" draw:fill-color="#999999" draw:textarea-horizontal-align="justify" draw:textarea-vertical-align="middle" draw:auto-grow-height="false" fo:min-height="0cm" fo:min-width="1.771cm"/>
    </style:style>
    <style:style style:name="gr63" style:family="graphic" style:parent-style-name="standard">
      <style:graphic-properties svg:stroke-color="#999999" draw:fill-color="#999999" draw:textarea-horizontal-align="justify" draw:textarea-vertical-align="middle" draw:auto-grow-height="false" fo:min-height="0cm" fo:min-width="0.967cm"/>
    </style:style>
    <style:style style:name="gr64" style:family="graphic" style:parent-style-name="standard">
      <style:graphic-properties draw:stroke="solid" svg:stroke-width="0.035cm" svg:stroke-color="#003d73" draw:marker-start-width="0.675cm" draw:marker-end-width="0.675cm" draw:fill="gradient" draw:fill-color="#004586" draw:fill-gradient-name="Gradient_20_230" draw:gradient-step-count="0" draw:opacity="100%" draw:textarea-horizontal-align="justify" draw:textarea-vertical-align="middle" draw:auto-grow-height="false" fo:min-height="3.712cm" fo:min-width="3.462cm" fo:padding-top="0.283cm" fo:padding-bottom="0.283cm" fo:padding-left="0.408cm" fo:padding-right="0.408cm" draw:shadow="hidden"/>
    </style:style>
    <style:style style:name="gr65" style:family="graphic" style:parent-style-name="standard">
      <style:graphic-properties svg:stroke-width="0.081cm" draw:marker-start-width="0.321cm" draw:marker-end-width="0.321cm" draw:fill="gradient" draw:fill-color="#729fcf" draw:fill-gradient-name="Gradient_20_218" draw:gradient-step-count="0" draw:opacity="100%" draw:textarea-horizontal-align="justify" draw:textarea-vertical-align="middle" draw:auto-grow-height="false" fo:min-height="3.437cm" fo:min-width="0cm" fo:padding-top="0.165cm" fo:padding-bottom="0.165cm" fo:padding-left="0.29cm" fo:padding-right="0.29cm"/>
    </style:style>
    <style:style style:name="gr66" style:family="graphic" style:parent-style-name="standard">
      <style:graphic-properties svg:stroke-width="0.035cm" svg:stroke-color="#666666" draw:marker-start-width="0.252cm" draw:marker-end-width="0.252cm" draw:fill="gradient" draw:fill-color="#4c4c4c" draw:fill-gradient-name="Gradient_20_39" draw:textarea-horizontal-align="justify" draw:textarea-vertical-align="middle" draw:auto-grow-height="false" fo:min-height="0.164cm" fo:min-width="0.8cm" fo:padding-top="0.142cm" fo:padding-bottom="0.142cm" fo:padding-left="0.267cm" fo:padding-right="0.267cm"/>
    </style:style>
    <style:style style:name="gr67" style:family="graphic" style:parent-style-name="standard">
      <style:graphic-properties draw:stroke="solid" svg:stroke-width="0.106cm" svg:stroke-color="#4c4c4c" draw:marker-start-width="0.558cm" draw:marker-end-width="0.558cm" draw:fill="gradient" draw:fill-color="#729fcf" draw:fill-gradient-name="Gradient_20_236" draw:gradient-step-count="0" draw:textarea-horizontal-align="justify" draw:textarea-vertical-align="middle" draw:auto-grow-height="false" fo:min-height="1.075cm" fo:min-width="0cm" fo:padding-top="0.243cm" fo:padding-bottom="0.243cm" fo:padding-left="0.368cm" fo:padding-right="0.368cm"/>
    </style:style>
    <style:style style:name="gr68" style:family="graphic" style:parent-style-name="standard">
      <style:graphic-properties draw:stroke="solid" draw:stroke-dash="Ultrafine_20_Dashed" svg:stroke-width="0.159cm" svg:stroke-color="#333333" draw:marker-start-width="0.517cm" draw:marker-end-width="0.517cm" draw:fill="gradient" draw:fill-color="#729fcf" draw:fill-gradient-name="Gradient_20_179" draw:gradient-step-count="0" draw:textarea-horizontal-align="justify" draw:textarea-vertical-align="middle" draw:auto-grow-height="false" fo:min-height="0.23cm" fo:min-width="0.407cm" fo:padding-top="0.23cm" fo:padding-bottom="0.23cm" fo:padding-left="0.355cm" fo:padding-right="0.355cm"/>
    </style:style>
    <style:style style:name="gr69" style:family="graphic" style:parent-style-name="standard">
      <style:graphic-properties svg:stroke-width="0.106cm" svg:stroke-color="#cf8408" draw:marker-start-width="0.358cm" draw:marker-end-width="0.358cm" draw:fill="gradient" draw:fill-gradient-name="Gradient_20_87" draw:gradient-step-count="0" draw:textarea-horizontal-align="justify" draw:textarea-vertical-align="middle" draw:auto-grow-height="false" fo:min-height="5.69cm" fo:min-width="5.44cm" fo:padding-top="0.177cm" fo:padding-bottom="0.177cm" fo:padding-left="0.302cm" fo:padding-right="0.302cm"/>
    </style:style>
    <style:style style:name="gr70" style:family="graphic" style:parent-style-name="standard">
      <style:graphic-properties draw:stroke="solid" draw:stroke-dash="Fine_20_Dashed" svg:stroke-width="0.159cm" svg:stroke-color="#4c4c4c" draw:marker-start-width="0.438cm" draw:marker-end-width="0.438cm" draw:fill="gradient" draw:fill-color="#666666" draw:fill-gradient-name="Gradient_20_178" draw:gradient-step-count="0" draw:textarea-horizontal-align="justify" draw:textarea-vertical-align="middle" draw:auto-grow-height="false" fo:min-height="3.617cm" fo:min-width="3.368cm" fo:padding-top="0.204cm" fo:padding-bottom="0.204cm" fo:padding-left="0.329cm" fo:padding-right="0.329cm"/>
    </style:style>
    <style:style style:name="gr71" style:family="graphic" style:parent-style-name="standard">
      <style:graphic-properties svg:stroke-width="0.106cm" svg:stroke-color="#666666" draw:marker-start-width="0.358cm" draw:marker-end-width="0.358cm" draw:fill="gradient" draw:fill-gradient-name="Gradient_20_181" draw:gradient-step-count="0" draw:textarea-horizontal-align="justify" draw:textarea-vertical-align="middle" draw:auto-grow-height="false" fo:min-height="1.238cm" fo:min-width="0.96cm" fo:padding-top="0.177cm" fo:padding-bottom="0.177cm" fo:padding-left="0.302cm" fo:padding-right="0.302cm"/>
    </style:style>
    <style:style style:name="gr72" style:family="graphic" style:parent-style-name="standard">
      <style:graphic-properties svg:stroke-width="0.159cm" svg:stroke-color="#a09600" draw:marker-start-width="0.437cm" draw:marker-end-width="0.437cm" draw:fill="gradient" draw:fill-color="#b3b300" draw:fill-gradient-name="Gradient_20_233" draw:gradient-step-count="0" draw:textarea-horizontal-align="justify" draw:textarea-vertical-align="middle" draw:auto-grow-height="false" fo:min-height="6.323cm" fo:min-width="6.9cm" fo:padding-top="0.203cm" fo:padding-bottom="0.203cm" fo:padding-left="0.328cm" fo:padding-right="0.328cm"/>
    </style:style>
    <style:style style:name="gr73" style:family="graphic" style:parent-style-name="standard">
      <style:graphic-properties svg:stroke-width="0.159cm" svg:stroke-color="#a09600" draw:marker-start-width="0.438cm" draw:marker-end-width="0.438cm" draw:fill="gradient" draw:fill-color="#e3d200" draw:fill-gradient-name="Gradient_20_234" draw:gradient-step-count="0" draw:textarea-horizontal-align="justify" draw:textarea-vertical-align="middle" draw:auto-grow-height="false" fo:min-height="3.132cm" fo:min-width="5.518cm" fo:padding-top="0.204cm" fo:padding-bottom="0.204cm" fo:padding-left="0.329cm" fo:padding-right="0.329cm"/>
    </style:style>
    <style:style style:name="gr74" style:family="graphic" style:parent-style-name="standard">
      <style:graphic-properties svg:stroke-width="0.106cm" svg:stroke-color="#623b04" draw:marker-start-width="0.359cm" draw:marker-end-width="0.359cm" draw:fill="gradient" draw:fill-gradient-name="gradient" draw:gradient-step-count="0" draw:textarea-horizontal-align="justify" draw:textarea-vertical-align="middle" draw:auto-grow-height="false" fo:min-height="7.307cm" fo:min-width="4.958cm" fo:padding-top="0.178cm" fo:padding-bottom="0.178cm" fo:padding-left="0.303cm" fo:padding-right="0.303cm"/>
    </style:style>
    <style:style style:name="gr75" style:family="graphic" style:parent-style-name="objectwithoutfill">
      <style:graphic-properties svg:stroke-width="0.081cm" svg:stroke-color="#663300" draw:marker-start-width="0.321cm" draw:marker-end-width="0.321cm" draw:fill="gradient" draw:fill-color="#729fcf" draw:fill-gradient-name="Gradient_20_92" draw:textarea-vertical-align="middle" fo:padding-top="0.165cm" fo:padding-bottom="0.165cm" fo:padding-left="0.29cm" fo:padding-right="0.29cm"/>
    </style:style>
    <style:style style:name="gr76" style:family="graphic" style:parent-style-name="objectwithoutfill">
      <style:graphic-properties svg:stroke-width="0.081cm" svg:stroke-color="#663300" draw:marker-start-width="0.321cm" draw:marker-end-width="0.321cm" draw:fill="gradient" draw:fill-gradient-name="Gradient_20_98" draw:textarea-vertical-align="middle" fo:padding-top="0.165cm" fo:padding-bottom="0.165cm" fo:padding-left="0.29cm" fo:padding-right="0.29cm"/>
    </style:style>
    <style:style style:name="gr77" style:family="graphic" style:parent-style-name="objectwithoutfill">
      <style:graphic-properties svg:stroke-width="0.081cm" svg:stroke-color="#663300" draw:marker-start-width="0.321cm" draw:marker-end-width="0.321cm" draw:fill="gradient" draw:fill-gradient-name="Gradient_20_105" draw:textarea-vertical-align="middle" fo:padding-top="0.165cm" fo:padding-bottom="0.165cm" fo:padding-left="0.29cm" fo:padding-right="0.29cm"/>
    </style:style>
    <style:style style:name="gr78" style:family="graphic" style:parent-style-name="standard">
      <style:graphic-properties svg:stroke-color="#ffffff" draw:fill-color="#e6e6ff" draw:textarea-horizontal-align="justify" draw:textarea-vertical-align="middle" draw:auto-grow-height="false" fo:min-height="0.084cm" fo:min-width="0cm"/>
    </style:style>
    <style:style style:name="gr79" style:family="graphic" style:parent-style-name="standard">
      <style:graphic-properties svg:stroke-color="#ff5107" draw:fill="gradient" draw:fill-gradient-name="Gradient_20_237" draw:gradient-step-count="0" draw:textarea-horizontal-align="justify" draw:textarea-vertical-align="middle" draw:auto-grow-height="false" fo:min-height="0cm" fo:min-width="0.668cm"/>
    </style:style>
    <style:style style:name="gr80" style:family="graphic" style:parent-style-name="standard">
      <style:graphic-properties svg:stroke-width="0.081cm" draw:marker-start-width="0.321cm" draw:marker-end-width="0.321cm" draw:fill="gradient" draw:fill-gradient-name="Gradient_20_165" draw:textarea-horizontal-align="justify" draw:textarea-vertical-align="middle" draw:auto-grow-height="false" fo:min-height="0.616cm" fo:min-width="1.46cm" fo:padding-top="0.165cm" fo:padding-bottom="0.165cm" fo:padding-left="0.29cm" fo:padding-right="0.29cm"/>
    </style:style>
    <style:style style:name="gr81" style:family="graphic" style:parent-style-name="objectwithoutfill">
      <style:graphic-properties svg:stroke-width="0.053cm" svg:stroke-color="#333333" draw:marker-start-width="0.279cm" draw:marker-end-width="0.279cm" draw:fill="none" draw:textarea-vertical-align="middle" fo:padding-top="0.151cm" fo:padding-bottom="0.151cm" fo:padding-left="0.276cm" fo:padding-right="0.276cm"/>
    </style:style>
    <style:style style:name="gr82"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632cm" fo:min-width="1.382cm" fo:padding-top="0.139cm" fo:padding-bottom="0.139cm" fo:padding-left="0.264cm" fo:padding-right="0.264cm"/>
    </style:style>
    <style:style style:name="gr83"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774cm" fo:min-width="1.524cm" fo:padding-top="0.139cm" fo:padding-bottom="0.139cm" fo:padding-left="0.264cm" fo:padding-right="0.264cm"/>
    </style:style>
    <style:style style:name="gr84"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914cm" fo:min-width="1.664cm" fo:padding-top="0.139cm" fo:padding-bottom="0.139cm" fo:padding-left="0.264cm" fo:padding-right="0.264cm"/>
    </style:style>
    <style:style style:name="gr85"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056cm" fo:min-width="1.806cm" fo:padding-top="0.139cm" fo:padding-bottom="0.139cm" fo:padding-left="0.264cm" fo:padding-right="0.264cm"/>
    </style:style>
    <style:style style:name="gr86"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198cm" fo:min-width="1.948cm" fo:padding-top="0.139cm" fo:padding-bottom="0.139cm" fo:padding-left="0.264cm" fo:padding-right="0.264cm"/>
    </style:style>
    <style:style style:name="gr87"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34cm" fo:min-width="2.09cm" fo:padding-top="0.139cm" fo:padding-bottom="0.139cm" fo:padding-left="0.264cm" fo:padding-right="0.264cm"/>
    </style:style>
    <style:style style:name="gr88"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48cm" fo:min-width="2.23cm" fo:padding-top="0.139cm" fo:padding-bottom="0.139cm" fo:padding-left="0.264cm" fo:padding-right="0.264cm"/>
    </style:style>
    <style:style style:name="gr89"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622cm" fo:min-width="2.372cm" fo:padding-top="0.139cm" fo:padding-bottom="0.139cm" fo:padding-left="0.264cm" fo:padding-right="0.264cm"/>
    </style:style>
    <style:style style:name="gr90" style:family="graphic" style:parent-style-name="objectwithoutfill">
      <style:graphic-properties svg:stroke-width="0.081cm" svg:stroke-color="#333333" draw:marker-start-width="0.321cm" draw:marker-end-width="0.321cm" draw:fill="none" draw:textarea-vertical-align="middle" fo:padding-top="0.165cm" fo:padding-bottom="0.165cm" fo:padding-left="0.29cm" fo:padding-right="0.29cm"/>
    </style:style>
    <style:style style:name="gr91" style:family="graphic" style:parent-style-name="objectwithoutfill">
      <style:graphic-properties svg:stroke-width="0.081cm" svg:stroke-color="#333333" draw:marker-start-width="0.321cm" draw:marker-end-width="0.321cm" svg:stroke-linecap="round" draw:fill="none" draw:textarea-vertical-align="middle" fo:padding-top="0.165cm" fo:padding-bottom="0.165cm" fo:padding-left="0.29cm" fo:padding-right="0.29cm"/>
    </style:style>
    <style:style style:name="gr92"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281cm" fo:min-width="1.037cm" fo:padding-top="0.142cm" fo:padding-bottom="0.142cm" fo:padding-left="0.267cm" fo:padding-right="0.267cm"/>
    </style:style>
    <style:style style:name="gr93" style:family="graphic" style:parent-style-name="standard">
      <style:graphic-properties svg:stroke-width="0.035cm" svg:stroke-color="#4c4c4c" draw:marker-start-width="0.252cm" draw:marker-end-width="0.252cm" draw:fill="gradient" draw:fill-gradient-name="Gradient_20_173" draw:textarea-horizontal-align="justify" draw:textarea-vertical-align="middle" draw:auto-grow-height="false" fo:min-height="4.822cm" fo:min-width="4.572cm" fo:padding-top="0.142cm" fo:padding-bottom="0.142cm" fo:padding-left="0.267cm" fo:padding-right="0.267cm"/>
    </style:style>
    <style:style style:name="gr94" style:family="graphic" style:parent-style-name="standard">
      <style:graphic-properties draw:stroke="solid" svg:stroke-width="0.053cm" svg:stroke-color="#666666" draw:marker-start-width="0.331cm" draw:marker-end-width="0.331cm" draw:fill="gradient" draw:fill-color="#cccccc" draw:fill-gradient-name="Gradient_20_166" draw:textarea-horizontal-align="justify" draw:textarea-vertical-align="middle" draw:auto-grow-height="false" fo:min-height="4.722cm" fo:min-width="4.472cm" fo:padding-top="0.168cm" fo:padding-bottom="0.168cm" fo:padding-left="0.293cm" fo:padding-right="0.293cm" draw:shadow="hidden"/>
    </style:style>
    <style:style style:name="gr95" style:family="graphic" style:parent-style-name="objectwithoutfill">
      <style:graphic-properties svg:stroke-width="0.353cm" svg:stroke-color="#333333" draw:marker-start-width="0.729cm" draw:marker-end-width="0.729cm" draw:fill="none" draw:textarea-vertical-align="middle" fo:padding-top="0.301cm" fo:padding-bottom="0.301cm" fo:padding-left="0.426cm" fo:padding-right="0.426cm"/>
    </style:style>
    <style:style style:name="gr96" style:family="graphic" style:parent-style-name="objectwithoutfill">
      <style:graphic-properties svg:stroke-width="0.423cm" svg:stroke-color="#333333" draw:marker-start-width="0.834cm" draw:marker-end-width="0.834cm" svg:stroke-linecap="round" draw:fill="none" draw:textarea-vertical-align="middle" fo:padding-top="0.336cm" fo:padding-bottom="0.336cm" fo:padding-left="0.461cm" fo:padding-right="0.461cm"/>
    </style:style>
    <style:style style:name="gr97" style:family="graphic" style:parent-style-name="standard">
      <style:graphic-properties svg:stroke-color="#ffffff" draw:fill="gradient" draw:fill-color="#ffffff" draw:fill-gradient-name="Gradient_20_224" draw:gradient-step-count="0" draw:textarea-horizontal-align="justify" draw:textarea-vertical-align="middle" draw:auto-grow-height="false" fo:min-height="5.009cm" fo:min-width="0.7cm"/>
    </style:style>
    <style:style style:name="gr98" style:family="graphic" style:parent-style-name="standard">
      <style:graphic-properties svg:stroke-color="#ffff00" draw:fill="gradient" draw:fill-color="#ffff00" draw:fill-gradient-name="Gradient_20_167" draw:gradient-step-count="0" draw:textarea-horizontal-align="justify" draw:textarea-vertical-align="middle" draw:auto-grow-height="false" fo:min-height="5.009cm" fo:min-width="0.7cm"/>
    </style:style>
    <style:style style:name="gr99" style:family="graphic" style:parent-style-name="standard">
      <style:graphic-properties svg:stroke-color="#00cccc" draw:fill="gradient" draw:fill-color="#00cccc" draw:fill-gradient-name="Gradient_20_168" draw:gradient-step-count="0" draw:textarea-horizontal-align="justify" draw:textarea-vertical-align="middle" draw:auto-grow-height="false" fo:min-height="5.009cm" fo:min-width="0.7cm"/>
    </style:style>
    <style:style style:name="gr100" style:family="graphic" style:parent-style-name="standard">
      <style:graphic-properties svg:stroke-color="#008000" draw:fill="gradient" draw:fill-color="#008000" draw:fill-gradient-name="Gradient_20_228" draw:gradient-step-count="0" draw:textarea-horizontal-align="justify" draw:textarea-vertical-align="middle" draw:auto-grow-height="false" fo:min-height="5.009cm" fo:min-width="0.7cm"/>
    </style:style>
    <style:style style:name="gr101" style:family="graphic" style:parent-style-name="standard">
      <style:graphic-properties svg:stroke-color="#800080" draw:fill="gradient" draw:fill-color="#800080" draw:fill-gradient-name="Gradient_20_169" draw:gradient-step-count="0" draw:textarea-horizontal-align="justify" draw:textarea-vertical-align="middle" draw:auto-grow-height="false" fo:min-height="5.009cm" fo:min-width="0.7cm"/>
    </style:style>
    <style:style style:name="gr102" style:family="graphic" style:parent-style-name="standard">
      <style:graphic-properties svg:stroke-color="#ff0000" draw:fill="gradient" draw:fill-color="#ff0000" draw:fill-gradient-name="Gradient_20_170" draw:gradient-step-count="0" draw:textarea-horizontal-align="justify" draw:textarea-vertical-align="middle" draw:auto-grow-height="false" fo:min-height="5.009cm" fo:min-width="0.7cm"/>
    </style:style>
    <style:style style:name="gr103" style:family="graphic" style:parent-style-name="standard">
      <style:graphic-properties svg:stroke-color="#0000ff" draw:fill="gradient" draw:fill-color="#0000ff" draw:fill-gradient-name="Gradient_20_171" draw:gradient-step-count="0" draw:textarea-horizontal-align="justify" draw:textarea-vertical-align="middle" draw:auto-grow-height="false" fo:min-height="5.009cm" fo:min-width="0.7cm"/>
    </style:style>
    <style:style style:name="gr104" style:family="graphic" style:parent-style-name="objectwithoutfill">
      <style:graphic-properties svg:stroke-width="0.212cm" svg:stroke-color="#333333" draw:marker-start-width="0.518cm" draw:marker-end="Circle" draw:marker-end-width="0.518cm" draw:fill="none" draw:textarea-vertical-align="middle" fo:padding-top="0.231cm" fo:padding-bottom="0.231cm" fo:padding-left="0.356cm" fo:padding-right="0.356cm"/>
    </style:style>
    <style:style style:name="gr105" style:family="graphic" style:parent-style-name="objectwithoutfill">
      <style:graphic-properties svg:stroke-width="0.212cm" svg:stroke-color="#333333" draw:marker-start="" draw:marker-start-width="0.518cm" draw:marker-end="Circle" draw:marker-end-width="0.518cm" draw:fill="none" draw:textarea-vertical-align="middle" fo:padding-top="0.231cm" fo:padding-bottom="0.231cm" fo:padding-left="0.356cm" fo:padding-right="0.356cm"/>
    </style:style>
    <style:style style:name="gr106" style:family="graphic" style:parent-style-name="standard">
      <style:graphic-properties draw:stroke="none" svg:stroke-width="0cm" svg:stroke-color="#333333" draw:marker-start-width="0.73cm" draw:marker-end-width="0.73cm" draw:fill="gradient" draw:fill-color="#adc5e7" draw:fill-gradient-name="Gradient_20_229" draw:gradient-step-count="0" draw:opacity="100%" draw:textarea-horizontal-align="justify" draw:textarea-vertical-align="middle" draw:auto-grow-height="false" fo:min-height="4.972cm" fo:min-width="7.894cm" fo:padding-top="0.302cm" fo:padding-bottom="0.302cm" fo:padding-left="0.427cm" fo:padding-right="0.427cm"/>
    </style:style>
    <style:style style:name="gr107"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386cm" fo:min-width="1.134cm" fo:padding-top="0.139cm" fo:padding-bottom="0.139cm" fo:padding-left="0.264cm" fo:padding-right="0.264cm"/>
    </style:style>
    <style:style style:name="gr108"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511cm" fo:min-width="1.264cm" fo:padding-top="0.139cm" fo:padding-bottom="0.139cm" fo:padding-left="0.264cm" fo:padding-right="0.264cm"/>
    </style:style>
    <style:style style:name="gr109"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635cm" fo:min-width="1.389cm" fo:padding-top="0.139cm" fo:padding-bottom="0.139cm" fo:padding-left="0.264cm" fo:padding-right="0.264cm"/>
    </style:style>
    <style:style style:name="gr110"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759cm" fo:min-width="1.506cm" fo:padding-top="0.139cm" fo:padding-bottom="0.139cm" fo:padding-left="0.264cm" fo:padding-right="0.264cm"/>
    </style:style>
    <style:style style:name="gr111"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877cm" fo:min-width="1.636cm" fo:padding-top="0.139cm" fo:padding-bottom="0.139cm" fo:padding-left="0.264cm" fo:padding-right="0.264cm"/>
    </style:style>
    <style:style style:name="gr112"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006cm" fo:min-width="1.752cm" fo:padding-top="0.139cm" fo:padding-bottom="0.139cm" fo:padding-left="0.264cm" fo:padding-right="0.264cm"/>
    </style:style>
    <style:style style:name="gr113"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125cm" fo:min-width="1.88cm" fo:padding-top="0.139cm" fo:padding-bottom="0.139cm" fo:padding-left="0.264cm" fo:padding-right="0.264cm"/>
    </style:style>
    <style:style style:name="gr114"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249cm" fo:min-width="2.008cm" fo:padding-top="0.139cm" fo:padding-bottom="0.139cm" fo:padding-left="0.264cm" fo:padding-right="0.264cm"/>
    </style:style>
    <style:style style:name="gr115"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8cm" fo:min-width="0.837cm" fo:padding-top="0.142cm" fo:padding-bottom="0.142cm" fo:padding-left="0.267cm" fo:padding-right="0.267cm"/>
    </style:style>
    <style:style style:name="gr116"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78cm" fo:min-width="0.838cm" fo:padding-top="0.142cm" fo:padding-bottom="0.142cm" fo:padding-left="0.267cm" fo:padding-right="0.267cm"/>
    </style:style>
    <style:style style:name="gr117"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78cm" fo:min-width="0.832cm" fo:padding-top="0.142cm" fo:padding-bottom="0.142cm" fo:padding-left="0.267cm" fo:padding-right="0.267cm"/>
    </style:style>
    <style:style style:name="gr118"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82cm" fo:min-width="0.84cm" fo:padding-top="0.142cm" fo:padding-bottom="0.142cm" fo:padding-left="0.267cm" fo:padding-right="0.267cm"/>
    </style:style>
    <style:style style:name="gr119"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79cm" fo:min-width="0.837cm" fo:padding-top="0.142cm" fo:padding-bottom="0.142cm" fo:padding-left="0.267cm" fo:padding-right="0.267cm"/>
    </style:style>
    <style:style style:name="gr120"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85cm" fo:min-width="0.838cm" fo:padding-top="0.142cm" fo:padding-bottom="0.142cm" fo:padding-left="0.267cm" fo:padding-right="0.267cm"/>
    </style:style>
    <style:style style:name="gr121" style:family="graphic" style:parent-style-name="standard">
      <style:graphic-properties svg:stroke-width="0.035cm" svg:stroke-color="#4c4c4c" draw:marker-start-width="0.252cm" draw:marker-end-width="0.252cm" draw:fill="gradient" draw:fill-gradient-name="Gradient_20_173" draw:textarea-horizontal-align="justify" draw:textarea-vertical-align="middle" draw:auto-grow-height="false" fo:min-height="4.166cm" fo:min-width="3.922cm" fo:padding-top="0.142cm" fo:padding-bottom="0.142cm" fo:padding-left="0.267cm" fo:padding-right="0.267cm"/>
    </style:style>
    <style:style style:name="gr122" style:family="graphic" style:parent-style-name="standard">
      <style:graphic-properties svg:stroke-color="#ffffff" draw:fill="gradient" draw:fill-color="#ffffff" draw:fill-gradient-name="Gradient_20_224" draw:gradient-step-count="0" draw:textarea-horizontal-align="justify" draw:textarea-vertical-align="middle" draw:auto-grow-height="false" fo:min-height="3.197cm" fo:min-width="0.297cm"/>
    </style:style>
    <style:style style:name="gr123" style:family="graphic" style:parent-style-name="standard">
      <style:graphic-properties svg:stroke-color="#ffff00" draw:fill="gradient" draw:fill-color="#ffff00" draw:fill-gradient-name="Gradient_20_167" draw:gradient-step-count="0" draw:textarea-horizontal-align="justify" draw:textarea-vertical-align="middle" draw:auto-grow-height="false" fo:min-height="3.197cm" fo:min-width="0.297cm"/>
    </style:style>
    <style:style style:name="gr124" style:family="graphic" style:parent-style-name="standard">
      <style:graphic-properties svg:stroke-color="#00cccc" draw:fill="gradient" draw:fill-color="#00cccc" draw:fill-gradient-name="Gradient_20_168" draw:gradient-step-count="0" draw:textarea-horizontal-align="justify" draw:textarea-vertical-align="middle" draw:auto-grow-height="false" fo:min-height="3.197cm" fo:min-width="0.296cm"/>
    </style:style>
    <style:style style:name="gr125" style:family="graphic" style:parent-style-name="standard">
      <style:graphic-properties svg:stroke-color="#008000" draw:fill="gradient" draw:fill-color="#008000" draw:fill-gradient-name="Gradient_20_228" draw:gradient-step-count="0" draw:textarea-horizontal-align="justify" draw:textarea-vertical-align="middle" draw:auto-grow-height="false" fo:min-height="3.197cm" fo:min-width="0.282cm"/>
    </style:style>
    <style:style style:name="gr126" style:family="graphic" style:parent-style-name="standard">
      <style:graphic-properties svg:stroke-color="#800080" draw:fill="gradient" draw:fill-color="#800080" draw:fill-gradient-name="Gradient_20_169" draw:gradient-step-count="0" draw:textarea-horizontal-align="justify" draw:textarea-vertical-align="middle" draw:auto-grow-height="false" fo:min-height="3.197cm" fo:min-width="0.282cm"/>
    </style:style>
    <style:style style:name="gr127" style:family="graphic" style:parent-style-name="standard">
      <style:graphic-properties svg:stroke-color="#ff0000" draw:fill="gradient" draw:fill-color="#ff0000" draw:fill-gradient-name="Gradient_20_170" draw:gradient-step-count="0" draw:textarea-horizontal-align="justify" draw:textarea-vertical-align="middle" draw:auto-grow-height="false" fo:min-height="3.197cm" fo:min-width="0.296cm"/>
    </style:style>
    <style:style style:name="gr128" style:family="graphic" style:parent-style-name="standard">
      <style:graphic-properties svg:stroke-color="#0000ff" draw:fill="gradient" draw:fill-color="#0000ff" draw:fill-gradient-name="Gradient_20_171" draw:gradient-step-count="0" draw:textarea-horizontal-align="justify" draw:textarea-vertical-align="middle" draw:auto-grow-height="false" fo:min-height="3.197cm" fo:min-width="0.297cm"/>
    </style:style>
    <style:style style:name="gr129" style:family="graphic" style:parent-style-name="standard">
      <style:graphic-properties draw:fill="none" draw:textarea-horizontal-align="justify" draw:textarea-vertical-align="middle" draw:auto-grow-height="false" fo:min-height="9.75cm" fo:min-width="6.2cm"/>
    </style:style>
    <style:style style:name="gr130" style:family="graphic" style:parent-style-name="objectwithoutfill">
      <style:graphic-properties svg:stroke-width="0.282cm" svg:stroke-color="#ff0000" draw:marker-start-width="0.62cm" draw:marker-end-width="0.62cm" svg:stroke-linecap="round" draw:fill="none" draw:textarea-vertical-align="middle" fo:padding-top="0.263cm" fo:padding-bottom="0.263cm" fo:padding-left="0.388cm" fo:padding-right="0.388cm"/>
    </style:style>
    <style:style style:name="gr131" style:family="graphic" style:parent-style-name="standard">
      <style:graphic-properties draw:stroke="solid" draw:stroke-dash="Ultrafine_20_Dashed" svg:stroke-color="#000000" draw:fill="none" draw:fill-color="#ffffff" draw:textarea-vertical-align="middle" fo:min-height="9.75cm"/>
    </style:style>
    <style:style style:name="gr132" style:family="graphic" style:parent-style-name="standard">
      <style:graphic-properties draw:fill="none" draw:textarea-horizontal-align="justify" draw:textarea-vertical-align="middle" draw:auto-grow-height="false" fo:min-height="5.85cm" fo:min-width="5.41cm"/>
    </style:style>
    <style:style style:name="gr133" style:family="graphic" style:parent-style-name="standard">
      <style:graphic-properties draw:fill="gradient" draw:fill-gradient-name="Gradient_20_283" draw:gradient-step-count="0" draw:textarea-horizontal-align="justify" draw:textarea-vertical-align="middle" draw:auto-grow-height="false" fo:min-height="3.286cm" fo:min-width="3.036cm"/>
    </style:style>
    <style:style style:name="gr134" style:family="graphic" style:parent-style-name="standard">
      <style:graphic-properties draw:fill-color="#1b75bc" draw:textarea-horizontal-align="justify" draw:textarea-vertical-align="middle" draw:auto-grow-height="false" fo:min-height="3.782cm" fo:min-width="3.532cm"/>
    </style:style>
    <style:style style:name="gr135" style:family="graphic" style:parent-style-name="standard">
      <style:graphic-properties svg:stroke-color="#ce181e" draw:fill="gradient" draw:fill-gradient-name="Gradient_20_284" draw:gradient-step-count="0" draw:textarea-horizontal-align="justify" draw:textarea-vertical-align="middle" draw:auto-grow-height="false" fo:min-height="3.286cm" fo:min-width="3.036cm"/>
    </style:style>
    <style:style style:name="gr136" style:family="graphic" style:parent-style-name="standard">
      <style:graphic-properties svg:stroke-color="#94070a" draw:fill-color="#ce181e" draw:textarea-horizontal-align="justify" draw:textarea-vertical-align="middle" draw:auto-grow-height="false" fo:min-height="3.782cm" fo:min-width="3.532cm"/>
    </style:style>
    <style:style style:name="gr137" style:family="graphic" style:parent-style-name="standard">
      <style:graphic-properties svg:stroke-color="#ce181e" draw:fill-color="#eeeeee" draw:textarea-horizontal-align="justify" draw:textarea-vertical-align="middle" draw:auto-grow-height="false" fo:min-height="1.8cm" fo:min-width="1.55cm"/>
    </style:style>
    <style:style style:name="P1" style:family="paragraph">
      <loext:graphic-properties draw:fill="none"/>
      <style:paragraph-properties fo:text-align="center"/>
    </style:style>
    <style:style style:name="P2" style:family="paragraph">
      <loext:graphic-properties draw:fill="gradient" draw:fill-color="#e6e6e6" draw:fill-gradient-name="Gradient_20_280" draw:gradient-step-count="0"/>
      <style:paragraph-properties fo:text-align="center"/>
    </style:style>
    <style:style style:name="P3" style:family="paragraph">
      <loext:graphic-properties draw:fill-color="#cccccc"/>
      <style:paragraph-properties fo:text-align="center"/>
    </style:style>
    <style:style style:name="P4" style:family="paragraph">
      <loext:graphic-properties draw:fill-color="#999999"/>
      <style:paragraph-properties fo:text-align="center"/>
    </style:style>
    <style:style style:name="P5" style:family="paragraph">
      <loext:graphic-properties draw:fill-color="#000000"/>
      <style:paragraph-properties fo:text-align="center"/>
    </style:style>
    <style:style style:name="P6" style:family="paragraph">
      <loext:graphic-properties draw:fill="gradient" draw:fill-color="#729fcf" draw:fill-gradient-name="Gradient_20_279" draw:gradient-step-count="0"/>
      <style:paragraph-properties fo:text-align="center"/>
    </style:style>
    <style:style style:name="P7" style:family="paragraph">
      <loext:graphic-properties draw:fill="gradient" draw:fill-gradient-name="Gradient_20_277" draw:gradient-step-count="0"/>
      <style:paragraph-properties fo:text-align="center"/>
    </style:style>
    <style:style style:name="P8" style:family="paragraph">
      <loext:graphic-properties draw:fill="gradient" draw:fill-gradient-name="Gradient_20_278" draw:gradient-step-count="0"/>
      <style:paragraph-properties fo:text-align="center"/>
    </style:style>
    <style:style style:name="P9" style:family="paragraph">
      <loext:graphic-properties draw:fill="gradient" draw:fill-gradient-name="Gradient_20_265" draw:gradient-step-count="0"/>
      <style:paragraph-properties fo:text-align="center"/>
    </style:style>
    <style:style style:name="P10" style:family="paragraph">
      <loext:graphic-properties draw:fill="gradient" draw:fill-color="#e5e1ac" draw:fill-gradient-name="Gradient_20_272" draw:gradient-step-count="0" draw:opacity="100%"/>
      <style:paragraph-properties fo:text-align="center"/>
    </style:style>
    <style:style style:name="P11" style:family="paragraph">
      <loext:graphic-properties draw:fill="gradient" draw:fill-color="#e5e1ac" draw:fill-gradient-name="Gradient_20_267" draw:gradient-step-count="0" draw:opacity="100%"/>
      <style:paragraph-properties fo:text-align="center"/>
    </style:style>
    <style:style style:name="P12" style:family="paragraph">
      <loext:graphic-properties draw:fill="gradient" draw:fill-color="#e5e1ac" draw:fill-gradient-name="Gradient_20_269" draw:gradient-step-count="0" draw:opacity="100%"/>
      <style:paragraph-properties fo:text-align="center"/>
    </style:style>
    <style:style style:name="P13" style:family="paragraph">
      <loext:graphic-properties draw:fill="gradient" draw:fill-color="#e5e1ac" draw:fill-gradient-name="Gradient_20_270" draw:gradient-step-count="0" draw:opacity="100%"/>
      <style:paragraph-properties fo:text-align="center"/>
    </style:style>
    <style:style style:name="P14" style:family="paragraph">
      <loext:graphic-properties draw:fill="gradient" draw:fill-color="#e5e1ac" draw:fill-gradient-name="Gradient_20_271" draw:gradient-step-count="0" draw:opacity="100%"/>
      <style:paragraph-properties fo:text-align="center"/>
    </style:style>
    <style:style style:name="P15" style:family="paragraph">
      <loext:graphic-properties draw:fill="gradient" draw:fill-color="#b84700" draw:fill-gradient-name="Gradient_20_239" draw:gradient-step-count="0"/>
      <style:paragraph-properties fo:text-align="center"/>
    </style:style>
    <style:style style:name="P16" style:family="paragraph">
      <loext:graphic-properties draw:fill="gradient" draw:fill-color="#333333" draw:fill-gradient-name="Gradient_20_244" draw:gradient-step-count="0"/>
      <style:paragraph-properties fo:text-align="center"/>
    </style:style>
    <style:style style:name="P17" style:family="paragraph">
      <loext:graphic-properties draw:fill="gradient" draw:fill-color="#ff950e" draw:fill-gradient-name="Gradient_20_248" draw:gradient-step-count="0"/>
      <style:paragraph-properties fo:text-align="center"/>
    </style:style>
    <style:style style:name="P18" style:family="paragraph">
      <loext:graphic-properties draw:fill-color="#00004c"/>
      <style:paragraph-properties fo:text-align="center"/>
    </style:style>
    <style:style style:name="P19" style:family="paragraph">
      <loext:graphic-properties draw:fill="gradient" draw:fill-color="#ff5107" draw:fill-gradient-name="Gradient_20_246" draw:gradient-step-count="0"/>
      <style:paragraph-properties fo:text-align="center"/>
    </style:style>
    <style:style style:name="P20" style:family="paragraph">
      <loext:graphic-properties draw:fill="gradient" draw:fill-color="#355e00" draw:fill-gradient-name="Gradient_20_245" draw:gradient-step-count="0"/>
      <style:paragraph-properties fo:text-align="center"/>
    </style:style>
    <style:style style:name="P21" style:family="paragraph">
      <loext:graphic-properties draw:fill="none"/>
      <style:paragraph-properties fo:text-align="end"/>
      <style:text-properties style:font-name="Tahoma" fo:font-size="56pt" fo:font-style="normal" style:text-underline-style="none" fo:font-weight="normal" style:font-size-asian="56pt" style:font-style-asian="normal" style:font-weight-asian="normal" style:font-size-complex="56pt" style:font-style-complex="normal" style:font-weight-complex="normal"/>
    </style:style>
    <style:style style:name="P22" style:family="paragraph">
      <style:paragraph-properties fo:text-align="center"/>
    </style:style>
    <style:style style:name="P23" style:family="paragraph">
      <loext:graphic-properties draw:fill="none" draw:fill-color="#ffffff"/>
      <style:paragraph-properties fo:text-align="center"/>
      <style:text-properties style:font-name="Tahoma" fo:font-size="54pt" style:font-size-asian="54pt" style:font-size-complex="54pt"/>
    </style:style>
    <style:style style:name="P24" style:family="paragraph">
      <loext:graphic-properties draw:fill="gradient" draw:fill-color="#e6e6e6" draw:fill-gradient-name="Gradient_20_219" draw:gradient-step-count="0"/>
      <style:paragraph-properties fo:text-align="center"/>
    </style:style>
    <style:style style:name="P25" style:family="paragraph">
      <loext:graphic-properties draw:fill="gradient" draw:fill-color="#729fcf" draw:fill-gradient-name="Gradient_20_186" draw:gradient-step-count="0"/>
      <style:paragraph-properties fo:text-align="center"/>
    </style:style>
    <style:style style:name="P26" style:family="paragraph">
      <loext:graphic-properties draw:fill="gradient" draw:fill-gradient-name="Gradient_20_183" draw:gradient-step-count="0"/>
      <style:paragraph-properties fo:text-align="center"/>
    </style:style>
    <style:style style:name="P27" style:family="paragraph">
      <loext:graphic-properties draw:fill="gradient" draw:fill-gradient-name="Gradient_20_184" draw:gradient-step-count="0"/>
      <style:paragraph-properties fo:text-align="center"/>
    </style:style>
    <style:style style:name="P28" style:family="paragraph">
      <loext:graphic-properties draw:fill="gradient" draw:fill-color="#e6e6e6" draw:fill-gradient-name="Gradient_20_203" draw:gradient-step-count="0"/>
      <style:paragraph-properties fo:text-align="center"/>
    </style:style>
    <style:style style:name="P29" style:family="paragraph">
      <loext:graphic-properties draw:fill="gradient" draw:fill-color="#cccccc" draw:fill-gradient-name="Gradient_20_204" draw:gradient-step-count="0"/>
      <style:paragraph-properties fo:text-align="center"/>
    </style:style>
    <style:style style:name="P30" style:family="paragraph">
      <loext:graphic-properties draw:fill="gradient" draw:fill-color="#999999" draw:fill-gradient-name="Gradient_20_205" draw:gradient-step-count="0"/>
      <style:paragraph-properties fo:text-align="center"/>
    </style:style>
    <style:style style:name="P31" style:family="paragraph">
      <loext:graphic-properties draw:fill="gradient" draw:fill-color="#999999" draw:fill-gradient-name="Gradient_20_206" draw:gradient-step-count="0"/>
      <style:paragraph-properties fo:text-align="center"/>
    </style:style>
    <style:style style:name="P32" style:family="paragraph">
      <loext:graphic-properties draw:fill="gradient" draw:fill-color="#999999" draw:fill-gradient-name="Gradient_20_207" draw:gradient-step-count="0"/>
      <style:paragraph-properties fo:text-align="center"/>
    </style:style>
    <style:style style:name="P33" style:family="paragraph">
      <loext:graphic-properties draw:fill="gradient" draw:fill-color="#999999" draw:fill-gradient-name="Gradient_20_208" draw:gradient-step-count="0"/>
      <style:paragraph-properties fo:text-align="center"/>
    </style:style>
    <style:style style:name="P34" style:family="paragraph">
      <loext:graphic-properties draw:fill="gradient" draw:fill-color="#999999" draw:fill-gradient-name="Gradient_20_209" draw:gradient-step-count="0"/>
      <style:paragraph-properties fo:text-align="center"/>
    </style:style>
    <style:style style:name="P35" style:family="paragraph">
      <loext:graphic-properties draw:fill="gradient" draw:fill-color="#e6e6e6" draw:fill-gradient-name="Gradient_20_202" draw:gradient-step-count="0"/>
      <style:paragraph-properties fo:text-align="center"/>
    </style:style>
    <style:style style:name="P36" style:family="paragraph">
      <loext:graphic-properties draw:fill="gradient" draw:fill-color="#e6e6e6" draw:fill-gradient-name="Gradient_20_201" draw:gradient-step-count="0"/>
      <style:paragraph-properties fo:text-align="center"/>
    </style:style>
    <style:style style:name="P37" style:family="paragraph">
      <loext:graphic-properties draw:fill="gradient" draw:fill-color="#e6e6e6" draw:fill-gradient-name="Gradient_20_210" draw:gradient-step-count="0"/>
      <style:paragraph-properties fo:text-align="center"/>
    </style:style>
    <style:style style:name="P38" style:family="paragraph">
      <loext:graphic-properties draw:fill="gradient" draw:fill-color="#e6e6e6" draw:fill-gradient-name="Gradient_20_214" draw:gradient-step-count="0"/>
      <style:paragraph-properties fo:text-align="center"/>
    </style:style>
    <style:style style:name="P39" style:family="paragraph">
      <loext:graphic-properties draw:fill="gradient" draw:fill-color="#004586" draw:fill-gradient-name="Gradient_20_230" draw:gradient-step-count="0" draw:opacity="100%"/>
      <style:paragraph-properties fo:text-align="center"/>
    </style:style>
    <style:style style:name="P40" style:family="paragraph">
      <loext:graphic-properties draw:fill="gradient" draw:fill-color="#729fcf" draw:fill-gradient-name="Gradient_20_218" draw:gradient-step-count="0" draw:opacity="100%"/>
      <style:paragraph-properties fo:text-align="center"/>
    </style:style>
    <style:style style:name="P41" style:family="paragraph">
      <loext:graphic-properties draw:fill="gradient" draw:fill-color="#4c4c4c" draw:fill-gradient-name="Gradient_20_39"/>
      <style:paragraph-properties fo:text-align="center"/>
    </style:style>
    <style:style style:name="P42" style:family="paragraph">
      <loext:graphic-properties draw:fill="gradient" draw:fill-color="#729fcf" draw:fill-gradient-name="Gradient_20_236" draw:gradient-step-count="0"/>
      <style:paragraph-properties fo:text-align="center"/>
    </style:style>
    <style:style style:name="P43" style:family="paragraph">
      <loext:graphic-properties draw:fill="gradient" draw:fill-color="#729fcf" draw:fill-gradient-name="Gradient_20_179" draw:gradient-step-count="0"/>
      <style:paragraph-properties fo:text-align="center"/>
    </style:style>
    <style:style style:name="P44" style:family="paragraph">
      <loext:graphic-properties draw:fill="gradient" draw:fill-gradient-name="Gradient_20_87" draw:gradient-step-count="0"/>
      <style:paragraph-properties fo:text-align="center"/>
      <style:text-properties fo:color="#cccccc" style:font-name="Tahoma" fo:font-size="200pt" fo:font-weight="bold" style:font-size-asian="200pt" style:font-weight-asian="bold" style:font-size-complex="200pt" style:font-weight-complex="bold"/>
    </style:style>
    <style:style style:name="P45" style:family="paragraph">
      <loext:graphic-properties draw:fill="gradient" draw:fill-color="#666666" draw:fill-gradient-name="Gradient_20_178" draw:gradient-step-count="0"/>
      <style:paragraph-properties fo:text-align="center"/>
    </style:style>
    <style:style style:name="P46" style:family="paragraph">
      <loext:graphic-properties draw:fill="gradient" draw:fill-gradient-name="Gradient_20_181" draw:gradient-step-count="0"/>
      <style:paragraph-properties fo:text-align="center"/>
    </style:style>
    <style:style style:name="P47" style:family="paragraph">
      <loext:graphic-properties draw:fill="gradient" draw:fill-color="#b3b300" draw:fill-gradient-name="Gradient_20_233" draw:gradient-step-count="0"/>
      <style:paragraph-properties fo:text-align="center"/>
    </style:style>
    <style:style style:name="P48" style:family="paragraph">
      <loext:graphic-properties draw:fill="gradient" draw:fill-color="#e3d200" draw:fill-gradient-name="Gradient_20_234" draw:gradient-step-count="0"/>
      <style:paragraph-properties fo:text-align="center"/>
    </style:style>
    <style:style style:name="P49" style:family="paragraph">
      <loext:graphic-properties draw:fill="gradient" draw:fill-gradient-name="gradient" draw:gradient-step-count="0"/>
      <style:paragraph-properties fo:text-align="center"/>
    </style:style>
    <style:style style:name="P50" style:family="paragraph">
      <loext:graphic-properties draw:fill="gradient" draw:fill-color="#729fcf" draw:fill-gradient-name="Gradient_20_92"/>
      <style:paragraph-properties fo:text-align="center"/>
    </style:style>
    <style:style style:name="P51" style:family="paragraph">
      <loext:graphic-properties draw:fill="gradient" draw:fill-gradient-name="Gradient_20_98"/>
      <style:paragraph-properties fo:text-align="center"/>
    </style:style>
    <style:style style:name="P52" style:family="paragraph">
      <loext:graphic-properties draw:fill="gradient" draw:fill-gradient-name="Gradient_20_105"/>
      <style:paragraph-properties fo:text-align="center"/>
    </style:style>
    <style:style style:name="P53" style:family="paragraph">
      <loext:graphic-properties draw:fill-color="#e6e6ff"/>
      <style:paragraph-properties fo:text-align="center"/>
    </style:style>
    <style:style style:name="P54" style:family="paragraph">
      <loext:graphic-properties draw:fill="gradient" draw:fill-gradient-name="Gradient_20_237" draw:gradient-step-count="0"/>
      <style:paragraph-properties fo:text-align="center"/>
    </style:style>
    <style:style style:name="P55" style:family="paragraph">
      <loext:graphic-properties draw:fill="gradient" draw:fill-gradient-name="Gradient_20_165"/>
      <style:paragraph-properties fo:text-align="center"/>
    </style:style>
    <style:style style:name="P56" style:family="paragraph">
      <loext:graphic-properties draw:fill-color="#333333"/>
      <style:paragraph-properties fo:text-align="center"/>
    </style:style>
    <style:style style:name="P57" style:family="paragraph">
      <loext:graphic-properties draw:fill="gradient" draw:fill-gradient-name="Gradient_20_1"/>
      <style:paragraph-properties fo:text-align="center"/>
    </style:style>
    <style:style style:name="P58" style:family="paragraph">
      <loext:graphic-properties draw:fill="gradient" draw:fill-gradient-name="Gradient_20_173"/>
      <style:paragraph-properties fo:text-align="center"/>
    </style:style>
    <style:style style:name="P59" style:family="paragraph">
      <loext:graphic-properties draw:fill="gradient" draw:fill-color="#cccccc" draw:fill-gradient-name="Gradient_20_166"/>
      <style:paragraph-properties fo:text-align="center"/>
    </style:style>
    <style:style style:name="P60" style:family="paragraph">
      <loext:graphic-properties draw:fill="gradient" draw:fill-color="#ffffff" draw:fill-gradient-name="Gradient_20_224" draw:gradient-step-count="0"/>
      <style:paragraph-properties fo:text-align="center"/>
    </style:style>
    <style:style style:name="P61" style:family="paragraph">
      <loext:graphic-properties draw:fill="gradient" draw:fill-color="#ffff00" draw:fill-gradient-name="Gradient_20_167" draw:gradient-step-count="0"/>
      <style:paragraph-properties fo:text-align="center"/>
    </style:style>
    <style:style style:name="P62" style:family="paragraph">
      <loext:graphic-properties draw:fill="gradient" draw:fill-color="#00cccc" draw:fill-gradient-name="Gradient_20_168" draw:gradient-step-count="0"/>
      <style:paragraph-properties fo:text-align="center"/>
    </style:style>
    <style:style style:name="P63" style:family="paragraph">
      <loext:graphic-properties draw:fill="gradient" draw:fill-color="#008000" draw:fill-gradient-name="Gradient_20_228" draw:gradient-step-count="0"/>
      <style:paragraph-properties fo:text-align="center"/>
    </style:style>
    <style:style style:name="P64" style:family="paragraph">
      <loext:graphic-properties draw:fill="gradient" draw:fill-color="#800080" draw:fill-gradient-name="Gradient_20_169" draw:gradient-step-count="0"/>
      <style:paragraph-properties fo:text-align="center"/>
    </style:style>
    <style:style style:name="P65" style:family="paragraph">
      <loext:graphic-properties draw:fill="gradient" draw:fill-color="#ff0000" draw:fill-gradient-name="Gradient_20_170" draw:gradient-step-count="0"/>
      <style:paragraph-properties fo:text-align="center"/>
    </style:style>
    <style:style style:name="P66" style:family="paragraph">
      <loext:graphic-properties draw:fill="gradient" draw:fill-color="#0000ff" draw:fill-gradient-name="Gradient_20_171" draw:gradient-step-count="0"/>
      <style:paragraph-properties fo:text-align="center"/>
    </style:style>
    <style:style style:name="P67" style:family="paragraph">
      <loext:graphic-properties draw:fill="gradient" draw:fill-color="#adc5e7" draw:fill-gradient-name="Gradient_20_229" draw:gradient-step-count="0" draw:opacity="100%"/>
      <style:paragraph-properties fo:text-align="center"/>
    </style:style>
    <style:style style:name="P68" style:family="paragraph">
      <loext:graphic-properties draw:fill="none" draw:fill-color="#ffffff"/>
      <style:text-properties style:font-name="Tahoma" fo:font-size="24pt" style:font-size-asian="24pt" style:font-size-complex="24pt"/>
    </style:style>
    <style:style style:name="P69" style:family="paragraph">
      <style:paragraph-properties fo:text-align="center"/>
      <style:text-properties fo:color="#eeeeee" fo:font-size="140pt" style:font-size-asian="140pt" style:font-size-complex="140pt"/>
    </style:style>
    <style:style style:name="P70" style:family="paragraph">
      <loext:graphic-properties draw:fill="gradient" draw:fill-gradient-name="Gradient_20_283" draw:gradient-step-count="0"/>
      <style:paragraph-properties fo:text-align="center"/>
      <style:text-properties fo:color="#eeeeee" style:font-name="Arial" fo:font-size="140pt" fo:font-weight="bold" style:font-size-asian="140pt" style:font-weight-asian="bold" style:font-size-complex="140pt" style:font-weight-complex="bold"/>
    </style:style>
    <style:style style:name="P71" style:family="paragraph">
      <loext:graphic-properties draw:fill-color="#1b75bc"/>
      <style:paragraph-properties fo:text-align="center"/>
    </style:style>
    <style:style style:name="P72" style:family="paragraph">
      <loext:graphic-properties draw:fill="gradient" draw:fill-gradient-name="Gradient_20_284" draw:gradient-step-count="0"/>
      <style:paragraph-properties fo:text-align="center"/>
      <style:text-properties fo:color="#eeeeee" style:font-name="Arial" fo:font-size="120pt" fo:font-weight="bold" style:font-size-asian="120pt" style:font-weight-asian="bold" style:font-size-complex="120pt" style:font-weight-complex="bold"/>
    </style:style>
    <style:style style:name="P73" style:family="paragraph">
      <loext:graphic-properties draw:fill-color="#ce181e"/>
      <style:paragraph-properties fo:text-align="center"/>
    </style:style>
    <style:style style:name="P74" style:family="paragraph">
      <loext:graphic-properties draw:fill-color="#eeeeee"/>
      <style:paragraph-properties fo:text-align="center"/>
    </style:style>
    <style:style style:name="T1" style:family="text">
      <style:text-properties style:font-name="Tahoma" fo:font-size="54pt" style:font-size-asian="54pt" style:font-size-complex="54pt"/>
    </style:style>
    <style:style style:name="T2" style:family="text">
      <style:text-properties fo:color="#cccccc" style:font-name="Tahoma" fo:font-size="200pt" fo:font-weight="bold" style:font-size-asian="200pt" style:font-weight-asian="bold" style:font-size-complex="200pt" style:font-weight-complex="bold"/>
    </style:style>
    <style:style style:name="T3" style:family="text">
      <style:text-properties style:font-name="Tahoma" fo:font-size="24pt" style:font-size-asian="24pt" style:font-size-complex="24pt"/>
    </style:style>
    <style:style style:name="T4" style:family="text">
      <style:text-properties fo:color="#666666" style:font-name="Tahoma" fo:font-size="40pt" fo:text-shadow="1pt 1pt" fo:font-weight="bold" fo:background-color="transparent" style:font-size-asian="40pt" style:font-weight-asian="bold" style:font-size-complex="40pt" style:font-weight-complex="bold"/>
    </style:style>
    <style:style style:name="T5" style:family="text">
      <style:text-properties fo:color="#0084d1" style:font-name="Tahoma" fo:font-size="40pt" fo:text-shadow="1pt 1pt" fo:font-weight="bold" fo:background-color="transparent" style:font-size-asian="40pt" style:font-weight-asian="bold" style:font-size-complex="40pt" style:font-weight-complex="bold"/>
    </style:style>
    <style:style style:name="T6" style:family="text">
      <style:text-properties fo:color="#eeeeee" style:font-name="Arial" fo:font-size="140pt" fo:font-weight="bold" style:font-size-asian="140pt" style:font-weight-asian="bold" style:font-size-complex="1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9cm" svg:height="9cm" svg:x="1cm" svg:y="1cm">
          <text:p/>
          <draw:enhanced-geometry svg:viewBox="0 0 21600 21600" draw:type="rectangle" draw:enhanced-path="M 0 0 L 21600 0 21600 21600 0 21600 0 0 Z N"/>
        </draw:custom-shape>
        <draw:g>
          <draw:g>
            <draw:polygon draw:style-name="gr2" draw:text-style-name="P2" draw:layer="layout" svg:width="7.199cm" svg:height="8.999cm" svg:x="2.8cm" svg:y="1cm" svg:viewBox="0 0 7200 9000" draw:points="0,9000 0,0 4950,0 7200,2200 7200,9000">
              <text:p/>
            </draw:polygon>
            <draw:polygon draw:style-name="gr3" draw:text-style-name="P3" draw:layer="layout" svg:width="2.199cm" svg:height="2.199cm" svg:x="7.8cm" svg:y="1cm" svg:viewBox="0 0 2200 2200" draw:points="0,2200 0,0 950,950 2200,2200">
              <text:p/>
            </draw:polygon>
            <draw:custom-shape draw:style-name="gr4" draw:text-style-name="P4" draw:layer="layout" svg:width="3.8cm" svg:height="0.2cm" svg:x="3.65cm" svg:y="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25cm" svg:height="0.2cm" svg:x="3.65cm" svg:y="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5.25cm" svg:height="0.2cm" svg:x="3.65cm" svg:y="6.8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3.65cm" svg:y="5.6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3.65cm" svg:y="4.3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8" draw:text-style-name="P6" draw:layer="layout" svg:width="2.327cm" svg:height="3.016cm" draw:transform="skewX (-0.00925024503557002) rotate (0.781383906117861) translate (5.78159018629688cm 7.19376204264339cm)" svg:viewBox="0 0 2328 3017" draw:points="645,0 1675,1 2328,755 2328,755 2322,811 1397,2991 1347,3017 1292,2988 1272,2941 1272,1609 1371,1498 1409,1374 1373,1232 1298,1157 1217,1117 1096,1120 1021,1156 946,1232 921,1307 924,1454 1021,1584 1020,2966 1002,2993 963,3010 920,2989 895,2966 0,782 2,724">
                <text:p/>
              </draw:polygon>
              <draw:polygon draw:style-name="gr9" draw:text-style-name="P7" draw:layer="layout" svg:width="2.193cm" svg:height="2.725cm" draw:transform="skewX (-0.00959931088596888) rotate (0.782431103669058) translate (3.2964871181971cm 4.66967703755061cm)" svg:viewBox="0 0 2194 2726" draw:points="175,0 2023,4 2151,431 2194,747 2183,1107 2143,1394 2012,1985 1738,2726 450,2723 220,2135 50,1389 0,1020 2,742 46,427">
                <text:p/>
              </draw:polygon>
              <draw:custom-shape draw:style-name="gr10" draw:text-style-name="P8" draw:layer="layout" svg:width="2.035cm" svg:height="0.826cm" draw:transform="skewX (-0.00959931088596892) rotate (0.785398163397448) translate (5.283cm 6.521cm)">
                <text:p/>
                <draw:enhanced-geometry svg:viewBox="0 0 21600 21600" draw:path-stretchpoint-x="10800" draw:path-stretchpoint-y="10800" draw:text-areas="?f3 ?f4 ?f5 ?f6" draw:type="round-rectangle" draw:modifiers="2027.58620689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1" draw:text-style-name="P9" draw:layer="layout" svg:width="6.059cm" svg:height="6.002cm" svg:x="1.151cm" svg:y="1.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10" draw:layer="layout" svg:width="6.085cm" svg:height="0.176cm" svg:x="1.151cm" svg:y="4.135cm" svg:viewBox="0 0 6086 177" draw:points="0,177 0,89 0,0 6086,0 6086,89 6086,177">
                <text:p/>
              </draw:polygon>
              <draw:line draw:style-name="gr13" draw:text-style-name="P1" draw:layer="layout" svg:x1="4.13cm" svg:y1="1.171cm" svg:x2="4.231cm" svg:y2="7.175cm">
                <text:p/>
              </draw:line>
              <draw:path draw:style-name="gr14" draw:text-style-name="P11" draw:layer="layout" svg:width="4.976cm" svg:height="0.73cm" svg:x="1.717cm" svg:y="2.267cm" svg:viewBox="0 0 4977 731" svg:d="M39 79l39-79c430 209 852 347 1256 434 404 86 790 120 1149 120 345 0 664-31 950-79 286-47 537-111 746-174 105-31 199-63 281-93 81-29 152-57 209-80 28-12 54-23 76-33 22-9 40-18 56-24 8-4 14-7 20-10s12-5 16-7h1l12-12 5 5c1-1 1-1 1-1 16-5 27-5 32-5s11 0 15 1c11 2 20 5 27 9l-25 45 25-45c6 3 12 7 17 12 7 6 12 12 16 19l-44 28 44-28c5 7 9 15 11 24 2 7 3 15 3 23 0 6-1 13-2 20-1 4-3 8-4 13l5 5-25 25-63-63v4l17 48 13 31c0 0-1 0-2 1-2 0-3 1-5 2-4 2-9 4-16 7-6 2-12 6-20 9-16 7-36 16-58 26-24 10-50 21-80 33-59 25-131 54-216 84-85 31-182 63-290 96-215 65-474 130-768 179-295 49-625 82-980 82-371 0-770-36-1187-125s-853-232-1296-447z">
                <text:p/>
              </draw:path>
              <draw:path draw:style-name="gr15" draw:text-style-name="P12" draw:layer="layout" svg:width="4.973cm" svg:height="0.68cm" svg:x="1.72cm" svg:y="5.383cm" svg:viewBox="0 0 4974 681" svg:d="M36 600l-36-80c887-391 1742-520 2484-520 354 0 682 30 975 74 294 44 552 102 766 161 108 29 204 58 289 86 84 28 157 53 216 75 30 11 56 21 79 30s43 17 59 24c7 3 14 6 20 8s11 5 16 6c1 1 3 2 5 2l-33 82 33-82c0 0 1 1 2 1l-31 83 19-51-14 47v5l62-63 26 25-5 5c4 12 6 23 6 33 0 9-1 17-4 25-2 9-6 18-12 25-4 7-11 13-17 19l-34-41 34 41c-5 4-11 8-17 11-7 3-15 6-25 7-4 1-9 1-14 1s-15 0-28-4c-1 0-3-1-5-1l-5 4-11-10c-4-2-9-4-15-7-6-2-13-5-21-8-15-6-34-14-56-22-22-9-48-19-77-29-57-22-127-47-209-73-82-27-176-56-280-84-209-57-460-114-746-157-285-43-604-71-948-71-720 0-1550 124-2411 504z">
                <text:p/>
              </draw:path>
              <draw:path draw:style-name="gr16" draw:text-style-name="P13" draw:layer="layout" svg:width="1.963cm" svg:height="6.145cm" svg:x="2.281cm" svg:y="1.1cm" svg:viewBox="0 0 1964 6146" svg:d="M1816 71l53 70c-318 237-584 474-803 710-218 234-389 467-521 699-131 228-223 454-282 676-58 222-85 439-85 650 0 215 28 424 75 625 48 202 115 397 197 582 164 372 383 706 603 988 220 284 440 515 606 680 42 41 79 79 113 111 35 34 64 62 89 86 12 13 24 24 33 34 11 11 20 20 27 28 4 5 8 9 11 13 4 5 8 10 11 13 4 8 8 14 11 20 8 17 10 31 10 42 0 8-1 16-3 23l-86-22 86 22c-2 9-6 18-11 25l-76-46-2-2 3 1-4-1h-7l-32 15 38-25-74 50c0-1-1-2-2-3-2-2-4-4-6-7-6-6-13-14-21-22-9-10-20-20-32-32-24-24-54-53-88-86s-72-71-115-113c-169-168-395-405-621-696-227-293-454-639-625-1026-85-194-157-399-207-612-50-214-79-436-79-665 0-226 28-458 91-695 63-235 160-475 299-719 138-241 317-485 545-731 226-243 499-487 827-731z">
                <text:p/>
              </draw:path>
              <draw:path draw:style-name="gr17" draw:text-style-name="P14" draw:layer="layout" svg:width="1.923cm" svg:height="6.171cm" svg:x="4.103cm" svg:y="1.1cm" svg:viewBox="0 0 1924 6172" svg:d="M54 71l53-71c340 253 623 506 856 758 235 254 419 507 562 758 143 252 242 500 306 744 64 245 93 485 93 717 0 446-104 867-261 1247-156 378-364 716-571 1001-207 284-413 515-568 680-38 41-73 77-105 110-31 32-57 60-80 84-11 11-20 21-28 30s-15 16-20 22c-2 3-4 5-6 7 0 1-1 2-1 3l-75-48 38 24-32-14h-7l-3 1 2-1-2 2-76 47c-5-8-9-17-11-27-2-6-3-14-3-22 0-10 2-24 9-40 2-5 5-11 10-18 3-4 6-9 10-14 2-4 6-8 10-13 7-8 15-17 25-28 8-10 19-21 31-33 22-23 49-51 80-84 31-32 66-68 104-109 150-160 352-385 553-662 200-275 400-601 550-965 149-360 248-758 248-1180 0-218-26-443-86-672-61-230-155-465-290-703-136-239-312-481-538-724-226-246-501-492-831-737z">
                <text:p/>
              </draw:path>
              <draw:custom-shape draw:style-name="gr18" draw:text-style-name="P15" draw:layer="layout" svg:width="0.655cm" svg:height="0.651cm" svg:x="3.829cm" svg:y="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655cm" svg:height="0.652cm" svg:x="2.037cm" svg:y="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0.659cm" svg:height="0.654cm" svg:x="5.189cm" svg:y="5.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8" draw:layer="layout" svg:width="6.161cm" svg:height="6.105cm" svg:x="1.1cm" svg:y="1.12cm">
                <text:p/>
                <draw:enhanced-geometry svg:viewBox="0 0 21600 21600" draw:glue-points="10800 0 3163 3163 0 10800 3163 18437 10800 21600 18437 18437 21600 10800 18437 3163" draw:text-areas="3163 3163 18437 18437" draw:type="ring" draw:modifiers="421.84539819904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9" draw:layer="layout" svg:width="0.658cm" svg:height="0.651cm" svg:x="6.336cm" svg:y="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55cm" svg:height="0.651cm" svg:x="1.458cm" svg:y="5.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2" draw:text-style-name="P2" draw:layer="layout" svg:width="4.254cm" svg:height="5.309cm" svg:x="2.405cm" svg:y="16.279cm" svg:viewBox="0 0 4255 5310" draw:points="0,5310 0,0 2925,0 4255,1298 4255,5310">
              <text:p/>
            </draw:polygon>
            <draw:polygon draw:style-name="gr3" draw:text-style-name="P3" draw:layer="layout" svg:width="1.299cm" svg:height="1.297cm" svg:x="5.36cm" svg:y="16.279cm" svg:viewBox="0 0 1300 1298" draw:points="0,1298 0,0 561,561 1300,1298">
              <text:p/>
            </draw:polygon>
            <draw:custom-shape draw:style-name="gr24" draw:text-style-name="P4" draw:layer="layout" svg:width="2.248cm" svg:height="0.118cm" svg:x="2.906cm" svg:y="17.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5" draw:layer="layout" svg:width="3.103cm" svg:height="0.118cm" svg:x="2.906cm" svg:y="20.4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 draw:layer="layout" svg:width="3.103cm" svg:height="0.118cm" svg:x="2.906cm" svg:y="19.7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layer="layout" svg:width="3.103cm" svg:height="0.118cm" svg:x="2.906cm" svg:y="18.9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layer="layout" svg:width="3.103cm" svg:height="0.118cm" svg:x="2.906cm" svg:y="18.2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8" draw:text-style-name="P6" draw:layer="layout" svg:width="1.374cm" svg:height="1.78cm" draw:transform="skewX (-0.0115191730631625) rotate (0.779987642716266) translate (4.16666235320774cm 19.9331809335834cm)" svg:viewBox="0 0 1375 1781" draw:points="381,0 989,0 1375,445 1375,445 1371,478 825,1766 795,1781 763,1764 751,1736 751,950 810,884 832,811 811,727 766,683 719,659 647,661 603,682 559,727 544,772 546,858 603,935 602,1751 592,1767 569,1777 543,1765 528,1751 0,462 1,428">
                <text:p/>
              </draw:polygon>
              <draw:polygon draw:style-name="gr9" draw:text-style-name="P7" draw:layer="layout" svg:width="1.295cm" svg:height="1.609cm" draw:transform="skewX (-0.0111701072127638) rotate (0.781383906117861) translate (2.6982472894169cm 18.4439578551752cm)" svg:viewBox="0 0 1296 1610" draw:points="103,0 1194,2 1270,254 1296,441 1289,653 1266,823 1188,1172 1027,1610 266,1608 130,1261 30,820 0,602 1,438 27,252">
                <text:p/>
              </draw:polygon>
              <draw:custom-shape draw:style-name="gr29" draw:text-style-name="P8" draw:layer="layout" svg:width="1.202cm" svg:height="0.488cm" draw:transform="skewX (-0.0102974425867665) rotate (0.785398163397448) translate (3.872cm 19.536cm)">
                <text:p/>
                <draw:enhanced-geometry svg:viewBox="0 0 21600 21600" draw:path-stretchpoint-x="10800" draw:path-stretchpoint-y="10800" draw:text-areas="?f3 ?f4 ?f5 ?f6" draw:type="round-rectangle" draw:modifiers="2027.58620689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9" draw:layer="layout" svg:width="3.581cm" svg:height="3.541cm" svg:x="1.429cm" svg:y="1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10" draw:layer="layout" svg:width="3.596cm" svg:height="0.103cm" svg:x="1.43cm" svg:y="18.129cm" svg:viewBox="0 0 3597 104" draw:points="0,104 0,53 0,0 3597,0 3597,53 3597,104">
                <text:p/>
              </draw:polygon>
              <draw:line draw:style-name="gr31" draw:text-style-name="P1" draw:layer="layout" svg:x1="3.191cm" svg:y1="16.38cm" svg:x2="3.251cm" svg:y2="19.922cm">
                <text:p/>
              </draw:line>
              <draw:path draw:style-name="gr14" draw:text-style-name="P11" draw:layer="layout" svg:width="2.94cm" svg:height="0.43cm" svg:x="1.765cm" svg:y="17.027cm" svg:viewBox="0 0 2941 431" svg:d="M23 47l23-47c254 123 504 205 742 256 239 51 467 71 679 71 204 0 393-18 562-47 169-27 317-65 441-102 62-19 117-38 166-55 48-17 90-34 123-47 17-8 32-14 45-20 13-5 24-11 33-14 5-2 9-4 12-6 4-2 7-3 10-4l7-7 3 3c1-1 1-1 1-1 9-3 16-3 19-3s6 0 9 1c6 1 11 3 16 5l-15 27 15-27c3 2 7 4 10 7 4 4 7 7 9 11l-26 17 26-17c3 5 5 9 7 15 1 4 1 8 1 13 0 4 0 8-1 12 0 2-2 5-2 8l3 3-15 14-37-37v2l10 29 8 18c0 0-1 0-2 1-1 0-1 0-3 1s-5 2-9 4c-4 1-7 4-12 5-9 4-21 10-34 16-14 6-30 12-47 19-35 15-78 32-128 50s-108 37-171 56c-128 39-281 77-454 106-175 29-370 48-580 48-219 0-455-21-701-73-247-53-504-137-766-264z">
                <text:p/>
              </draw:path>
              <draw:path draw:style-name="gr15" draw:text-style-name="P12" draw:layer="layout" svg:width="2.939cm" svg:height="0.401cm" svg:x="1.766cm" svg:y="18.865cm" svg:viewBox="0 0 2940 402" svg:d="M21 354l-21-47c524-231 1030-307 1468-307 209 0 403 18 576 44 174 26 327 60 453 95 64 17 121 34 171 50 49 17 93 32 127 45 18 6 34 12 47 17 14 6 26 10 35 15 4 1 8 3 12 4 3 1 6 3 9 4 1 0 2 1 3 1l-19 48 19-48 1 1-18 49 11-31-8 28v3l37-37 15 15-3 3c2 7 4 13 4 19 0 5-1 10-3 15-1 5-3 10-7 15-2 4-6 7-10 11l-20-24 20 24c-3 2-6 5-10 6-4 2-9 4-15 4-2 1-5 1-8 1s-9 0-17-2c0 0-1-1-2-1l-3 2-7-5c-2-2-5-3-9-5-3-1-7-3-12-4-9-4-20-9-33-13-13-6-29-12-46-17-33-13-75-28-123-43-49-16-104-34-166-50-123-34-272-67-441-93-168-25-357-42-560-42-425 0-916 74-1425 298z">
                <text:p/>
              </draw:path>
              <draw:path draw:style-name="gr16" draw:text-style-name="P13" draw:layer="layout" svg:width="1.16cm" svg:height="3.625cm" svg:x="2.098cm" svg:y="16.338cm" svg:viewBox="0 0 1161 3626" svg:d="M1073 42l32 41c-188 140-346 280-475 419-129 138-230 276-308 413-77 134-132 267-167 398-34 131-50 259-50 384 0 127 17 250 45 369s67 234 116 343c97 219 226 417 356 583 130 167 260 304 358 401 25 24 47 47 67 66 21 20 38 36 53 50 7 8 14 14 19 20 7 7 12 12 16 17 3 3 5 5 7 8s5 5 6 7c3 5 5 9 7 12 5 10 6 18 6 25 0 5-1 9-2 13l-51-13 51 13c-1 6-4 11-7 15l-44-27-2-1h2-2-4l-19 9 22-15-44 29c0 0 0-1-1-1-1-2-2-3-3-4-4-4-8-9-13-13-5-6-12-12-19-19-14-15-32-32-52-51-20-20-42-42-68-67-99-99-233-239-367-410-134-173-268-377-369-606-50-114-93-235-122-361-30-126-47-257-47-392 0-134 17-270 54-410 37-139 94-280 176-424 82-143 188-287 323-432 133-143 294-287 488-431z">
                <text:p/>
              </draw:path>
              <draw:path draw:style-name="gr17" draw:text-style-name="P14" draw:layer="layout" svg:width="1.136cm" svg:height="3.64cm" svg:x="3.175cm" svg:y="16.338cm" svg:viewBox="0 0 1137 3641" svg:d="M32 42l31-42c201 149 368 299 506 447 139 150 248 299 332 447 85 149 143 295 181 439 38 145 55 287 55 423 0 264-61 512-154 736-92 223-215 423-338 591-122 167-244 304-335 401-23 24-43 45-62 65-19 19-34 35-48 49-6 7-11 13-16 18s-9 10-12 13c-1 2-2 3-4 4 0 1 0 1 0 2l-44-28 22 14-19-8h-4-2 1l-1 1-45 27c-3-4-5-10-6-15-1-4-2-9-2-13 0-6 1-15 5-24 1-3 3-7 6-11 2-2 4-5 6-8 1-2 4-5 6-8 4-4 9-10 15-16 5-6 11-12 18-20 13-13 29-30 47-49 19-19 39-40 62-64 89-95 208-228 327-391 118-162 236-355 325-569 88-213 146-448 146-697 0-128-15-261-51-396-36-136-91-274-171-415s-184-284-318-427c-133-145-296-290-491-435z">
                <text:p/>
              </draw:path>
              <draw:custom-shape draw:style-name="gr32" draw:text-style-name="P15" draw:layer="layout" svg:width="0.387cm" svg:height="0.385cm" svg:x="3.013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0.387cm" svg:height="0.385cm" svg:x="1.953cm" svg:y="1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7" draw:layer="layout" svg:width="0.391cm" svg:height="0.385cm" svg:x="3.816cm" svg:y="1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3.641cm" svg:height="3.602cm" svg:x="1.4cm" svg:y="16.35cm">
                <text:p/>
                <draw:enhanced-geometry svg:viewBox="0 0 21600 21600" draw:glue-points="10800 0 3163 3163 0 10800 3163 18437 10800 21600 18437 18437 21600 10800 18437 3163" draw:text-areas="3163 3163 18437 18437" draw:type="ring" draw:modifiers="421.84539819904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19" draw:layer="layout" svg:width="0.389cm" svg:height="0.383cm" svg:x="4.494cm" svg:y="16.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0" draw:layer="layout" svg:width="0.387cm" svg:height="0.384cm" svg:x="1.613cm" svg:y="19.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8" draw:text-style-name="P21" draw:layer="layout" svg:width="18.01cm" svg:height="5.541cm" svg:x="1.182cm" svg:y="16.155cm">
          <text:p/>
          <draw:enhanced-geometry svg:viewBox="0 0 21600 21600" draw:type="rectangle" draw:enhanced-path="M 0 0 L 21600 0 21600 21600 0 21600 0 0 Z N"/>
        </draw:custom-shape>
        <draw:frame draw:style-name="gr39" draw:text-style-name="P23" draw:layer="layout" svg:width="12.095cm" svg:height="5.51cm" svg:x="7.097cm" svg:y="16.186cm">
          <draw:text-box>
            <text:p text:style-name="P22"><text:span text:style-name="T1">WebRenamer</text:span></text:p>
          </draw:text-box>
        </draw:frame>
      </draw:page>
      <draw:page draw:name="page2" draw:style-name="dp1" draw:master-page-name="Predefinito">
        <draw:custom-shape draw:style-name="gr1" draw:text-style-name="P1" draw:layer="layout" svg:width="9cm" svg:height="9cm" svg:x="1cm" svg:y="1cm">
          <text:p/>
          <draw:enhanced-geometry svg:viewBox="0 0 21600 21600" draw:type="rectangle" draw:enhanced-path="M 0 0 L 21600 0 21600 21600 0 21600 0 0 Z N"/>
        </draw:custom-shape>
        <draw:g>
          <draw:polygon draw:style-name="gr40" draw:text-style-name="P24" draw:layer="layout" svg:width="7.199cm" svg:height="8.999cm" svg:x="2.05cm" svg:y="1cm" svg:viewBox="0 0 7200 9000" draw:points="0,9000 0,0 4950,0 7200,2200 7200,9000">
            <text:p/>
          </draw:polygon>
          <draw:polygon draw:style-name="gr3" draw:text-style-name="P3" draw:layer="layout" svg:width="2.199cm" svg:height="2.199cm" svg:x="7.05cm" svg:y="1cm" svg:viewBox="0 0 2200 2200" draw:points="0,2200 0,0 950,950 2200,2200">
            <text:p/>
          </draw:polygon>
          <draw:custom-shape draw:style-name="gr4" draw:text-style-name="P4" draw:layer="layout" svg:width="3.8cm" svg:height="0.2cm" svg:x="2.9cm" svg:y="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25cm" svg:height="0.2cm" svg:x="2.9cm" svg:y="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5.25cm" svg:height="0.2cm" svg:x="2.9cm" svg:y="6.8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2.9cm" svg:y="5.6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2.9cm" svg:y="4.3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41" draw:text-style-name="P25" draw:layer="layout" svg:width="3.283cm" svg:height="4.254cm" draw:transform="skewX (-0.001221730476396) rotate (0.698131700797732) translate (3.9799257155249cm 6.46638745152844cm)" svg:viewBox="0 0 3284 4255" draw:points="909,0 2362,1 3284,1066 3284,1066 3276,1145 1973,4220 1902,4255 1824,4215 1795,4149 1795,2270 1934,2113 1988,1939 1937,1738 1831,1632 1717,1576 1546,1580 1441,1631 1334,1738 1299,1844 1304,2052 1441,2234 1441,4184 1415,4222 1360,4246 1300,4216 1264,4184 0,1102 3,1021">
              <text:p/>
            </draw:polygon>
            <draw:polygon draw:style-name="gr42" draw:text-style-name="P26" draw:layer="layout" svg:width="3.094cm" svg:height="3.841cm" draw:transform="skewX (-0.00645771823237913) rotate (0.697608102022133) translate (0.807614690450449cm 2.60572751276423cm)" svg:viewBox="0 0 3095 3842" draw:points="251,0 2858,2 3036,604 3095,1049 3080,1557 3021,1962 2833,2797 2445,3842 628,3840 306,3012 69,1960 0,1439 3,1047 67,603">
              <text:p/>
            </draw:polygon>
            <draw:custom-shape draw:style-name="gr43" draw:text-style-name="P27" draw:layer="layout" svg:width="2.873cm" svg:height="1.172cm" draw:transform="skewX (0.00506145483078355) rotate (0.698306233722931) translate (3.361cm 5.445cm)">
              <text:p/>
              <draw:enhanced-geometry svg:viewBox="0 0 21600 21600" draw:path-stretchpoint-x="10800" draw:path-stretchpoint-y="10800" draw:text-areas="?f3 ?f4 ?f5 ?f6" draw:type="round-rectangle" draw:modifiers="2027.58620689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9cm" svg:height="9cm" svg:x="11cm" svg:y="1cm">
          <text:p/>
          <draw:enhanced-geometry svg:viewBox="0 0 21600 21600" draw:type="rectangle" draw:enhanced-path="M 0 0 L 21600 0 21600 21600 0 21600 0 0 Z N"/>
        </draw:custom-shape>
        <draw:g>
          <draw:g>
            <draw:polygon draw:style-name="gr44" draw:text-style-name="P28" draw:layer="layout" svg:width="4.999cm" svg:height="6.239cm" svg:x="11cm" svg:y="1.037cm" svg:viewBox="0 0 5000 6240" draw:points="0,6240 0,0 3438,0 5000,1525 5000,6240">
              <text:p/>
            </draw:polygon>
            <draw:polygon draw:style-name="gr45" draw:text-style-name="P29" draw:layer="layout" svg:width="1.527cm" svg:height="1.524cm" svg:x="14.472cm" svg:y="1.037cm" svg:viewBox="0 0 1528 1525" draw:points="0,1525 0,0 660,659 1528,1525">
              <text:p/>
            </draw:polygon>
            <draw:custom-shape draw:style-name="gr46" draw:text-style-name="P30" draw:layer="layout" svg:width="2.639cm" svg:height="0.134cm" svg:x="11.586cm" svg:y="2.4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1" draw:layer="layout" svg:width="3.644cm" svg:height="0.144cm" svg:x="11.586cm" svg:y="5.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2" draw:layer="layout" svg:width="3.644cm" svg:height="0.142cm" svg:x="11.586cm" svg:y="5.0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3" draw:layer="layout" svg:width="3.644cm" svg:height="0.142cm" svg:x="11.586cm" svg:y="4.2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4" draw:layer="layout" svg:width="3.644cm" svg:height="0.144cm" svg:x="11.586cm" svg:y="3.3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1" draw:text-style-name="P35" draw:layer="layout" svg:width="4.999cm" svg:height="6.239cm" svg:x="12.813cm" svg:y="2.294cm" svg:viewBox="0 0 5000 6240" draw:points="0,6240 0,0 3438,0 5000,1525 5000,6240">
              <text:p/>
            </draw:polygon>
            <draw:polygon draw:style-name="gr3" draw:text-style-name="P3" draw:layer="layout" svg:width="1.527cm" svg:height="1.524cm" svg:x="16.285cm" svg:y="2.331cm" svg:viewBox="0 0 1528 1525" draw:points="0,1525 0,0 660,659 1528,1525">
              <text:p/>
            </draw:polygon>
            <draw:custom-shape draw:style-name="gr52" draw:text-style-name="P4" draw:layer="layout" svg:width="2.639cm" svg:height="0.134cm" svg:x="13.399cm" svg:y="3.7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399cm" svg:y="7.2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399cm" svg:y="6.3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399cm" svg:y="5.5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399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5" draw:text-style-name="P36" draw:layer="layout" svg:width="4.999cm" svg:height="6.239cm" svg:x="15cm" svg:y="3.76cm" svg:viewBox="0 0 5000 6240" draw:points="0,6240 0,0 3438,0 5000,1525 5000,6240">
              <text:p/>
            </draw:polygon>
            <draw:polygon draw:style-name="gr3" draw:text-style-name="P3" draw:layer="layout" svg:width="1.527cm" svg:height="1.524cm" svg:x="18.472cm" svg:y="3.76cm" svg:viewBox="0 0 1528 1525" draw:points="0,1525 0,0 660,659 1528,1525">
              <text:p/>
            </draw:polygon>
            <draw:custom-shape draw:style-name="gr52" draw:text-style-name="P4" draw:layer="layout" svg:width="2.639cm" svg:height="0.134cm" svg:x="15.586cm" svg:y="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5.586cm" svg:y="8.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5.586cm" svg:y="7.8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5.586cm" svg:y="6.9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5.586cm" svg:y="6.0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6" draw:text-style-name="P37" draw:layer="layout" svg:width="5.999cm" svg:height="5.999cm" svg:x="11.05cm" svg:y="1.201cm" svg:viewBox="0 0 6000 6000" draw:points="0,3500 0,2650 300,1650 800,950 1400,450 2100,100 3000,0 3950,150 5000,750 5850,2050 6000,3100 4700,5550 3100,6000 1800,5800 1050,5350 550,4800 200,4200">
              <text:p/>
            </draw:polygon>
            <draw:polygon draw:style-name="gr3" draw:text-style-name="P3" draw:layer="layout" svg:width="0.806cm" svg:height="1.183cm" svg:x="16.093cm" svg:y="2.001cm" svg:viewBox="0 0 807 1184" draw:points="0,1184 7,0 257,250 807,1100">
              <text:p/>
            </draw:polygon>
            <draw:custom-shape draw:style-name="gr57" draw:text-style-name="P4" draw:layer="layout" svg:width="3.873cm" svg:height="0.189cm" svg:x="11.855cm" svg:y="3.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 draw:layer="layout" svg:width="2.05cm" svg:height="0.21cm" svg:x="12.95cm" svg:y="6.8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 draw:layer="layout" svg:width="1.945cm" svg:height="0.21cm" svg:x="11.855cm" svg:y="5.6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 draw:layer="layout" svg:width="4.595cm" svg:height="0.208cm" svg:x="11.855cm" svg:y="4.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61" draw:text-style-name="P38" draw:layer="layout" svg:width="3.399cm" svg:height="4.399cm" svg:x="13.65cm" svg:y="2.851cm" svg:viewBox="0 0 3400 4400" draw:points="0,4400 9,14 3100,0 3400,1250 3350,2050 2900,3050 2000,3950 1050,4350">
              <text:p/>
            </draw:polygon>
            <draw:custom-shape draw:style-name="gr62" draw:text-style-name="P4" draw:layer="layout" svg:width="2.327cm" svg:height="0.197cm" svg:x="14.523cm" svg:y="5.0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 draw:layer="layout" svg:width="1.527cm" svg:height="0.208cm" svg:x="14.523cm" svg:y="6.3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39" draw:layer="layout" svg:width="6.281cm" svg:height="6.281cm" svg:x="10.902cm" svg:y="1.074cm" svg:viewBox="0 0 6282 6282" svg:d="M4381 240c378 156 716 382 998 663 281 282 507 620 663 998 155 377 240 796 240 1240s-85 863-240 1240c-156 378-382 716-663 998-282 281-620 507-998 663-377 155-796 240-1240 240s-863-85-1240-240c-378-156-716-382-998-663-281-282-507-620-663-998-155-377-240-796-240-1240s85-863 240-1240c156-378 382-716 663-998 282-281 620-507 998-663 377-155 796-240 1240-240s863 85 1240 240zM4274 5781c343-141 650-346 905-602 256-255 461-562 602-905 142-345 219-727 219-1133s-77-788-219-1133c-141-343-346-650-602-905-255-256-562-461-905-602-345-142-727-219-1133-219s-788 77-1133 219c-343 141-650 346-905 602-256 255-461 562-602 905-142 345-219 727-219 1133s77 788 219 1133c141 343 346 650 602 905 255 256 562 461 905 602 345 142 727 219 1133 219s788-77 1133-219z">
              <text:p/>
            </draw:path>
          </draw:g>
          <draw:custom-shape draw:style-name="gr65" draw:text-style-name="P40" draw:layer="layout" svg:width="0.6cm" svg:height="3.943cm" draw:transform="skewX (-0.0150098315671512) rotate (0.785572696322648) translate (16.064cm 6.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1" draw:layer="layout" svg:width="1.334cm" svg:height="0.448cm" draw:transform="skewX (-0.0134390352403564) rotate (0.785572696322648) translate (15.7cm 6.923cm)">
            <text:p/>
            <draw:enhanced-geometry svg:viewBox="0 0 21600 21600" draw:type="rectangle" draw:enhanced-path="M 0 0 L 21600 0 21600 21600 0 21600 0 0 Z N"/>
          </draw:custom-shape>
        </draw:g>
        <draw:custom-shape draw:style-name="gr1" draw:text-style-name="P1" draw:layer="layout" svg:width="9cm" svg:height="9cm" svg:x="1cm" svg:y="10.7cm">
          <text:p/>
          <draw:enhanced-geometry svg:viewBox="0 0 21600 21600" draw:type="rectangle" draw:enhanced-path="M 0 0 L 21600 0 21600 21600 0 21600 0 0 Z N"/>
        </draw:custom-shape>
        <draw:custom-shape draw:style-name="gr1" draw:text-style-name="P1" draw:layer="layout" svg:width="9cm" svg:height="9cm" svg:x="11.05cm" svg:y="10.75cm">
          <text:p/>
          <draw:enhanced-geometry svg:viewBox="0 0 21600 21600" draw:type="rectangle" draw:enhanced-path="M 0 0 L 21600 0 21600 21600 0 21600 0 0 Z N"/>
        </draw:custom-shape>
        <draw:custom-shape draw:style-name="gr1" draw:text-style-name="P1" draw:layer="layout" svg:width="9cm" svg:height="9cm" svg:x="1cm" svg:y="20.4cm">
          <text:p/>
          <draw:enhanced-geometry svg:viewBox="0 0 21600 21600" draw:type="rectangle" draw:enhanced-path="M 0 0 L 21600 0 21600 21600 0 21600 0 0 Z N"/>
        </draw:custom-shape>
        <draw:custom-shape draw:style-name="gr1" draw:text-style-name="P1" draw:layer="layout" svg:width="9cm" svg:height="9cm" svg:x="11.05cm" svg:y="20.35cm">
          <text:p/>
          <draw:enhanced-geometry svg:viewBox="0 0 21600 21600" draw:type="rectangle" draw:enhanced-path="M 0 0 L 21600 0 21600 21600 0 21600 0 0 Z N"/>
        </draw:custom-shape>
        <draw:path draw:style-name="gr67" draw:text-style-name="P42" draw:layer="layout" svg:width="5.613cm" svg:height="5.613cm" draw:transform="skewX (-0.00279252680319097) rotate (0.783827367070654) translate (1.50741767223935cm 24.9288446346187cm)" svg:viewBox="0 0 5614 5614" svg:d="M3245 1905c101 47 190 111 268 187 79 79 144 173 192 277h820l4-1 35-7 34-11 32-11 33-14 32-14 31-16 29-19 29-21 30-22 26-21 23-23 25-26 24-27 20-29 21-29 19-30 17-29 15-32 13-34 12-32 10-34 9-34 6-33 6-37 3-34 1-37v-2c0-11 2-21 7-30 6-10 12-16 22-22 9-6 20-7 30-7s20 1 29 7c10 6 16 12 22 22 3 6 6 10 7 18l350 674c7 3 14 6 22 11 8 4 14 10 20 16s12 11 16 19c5 4 9 10 12 17 4 8 7 15 10 24 2 7 3 16 3 25v660c0 8-1 17-2 24-3 9-6 17-11 25-4 8-10 14-16 19-6 6-12 12-20 17-8 4-15 7-24 10l-1-6 1 6c-1 0-3 0-4 1l-355 686c-1 6-3 12-7 18-5 9-12 16-21 22-10 4-19 7-31 7-10 0-19-3-29-7-9-6-16-13-22-22-6-10-7-19-7-29v-5l-2-35-3-35-5-35-5-34-10-35-9-34-12-31-14-33-15-33-16-29-19-31-22-29-19-28-24-26-26-27-24-23-26-21-28-22-31-22-29-17-31-16-31-15-32-15-34-11-33-9-34-9-35-6-35-4-36-3h-4-732c-45 91-105 173-176 243-77 76-167 141-268 188v877l3 11 8 36 10 33 12 33 13 32 15 32 16 31 19 29 20 30 22 29 21 26 23 24 27 25 26 23 29 21 30 20 29 19 29 18 33 14 33 14 33 11 33 11 34 8 34 6 37 6 33 3h37l3 2c10 0 20 1 29 7 10 6 16 12 22 22 6 9 9 19 9 29s-3 21-9 30c-6 10-12 16-22 22-6 2-10 5-17 7l-710 366c0 2-1 2-3 3-1 0-1 2-3 2-6 6-11 12-20 16-8 4-15 7-24 10-7 2-16 3-25 3h-659c-9 0-18-1-25-3-9-3-17-6-25-10s-14-10-19-16c-2 0-3-2-5-3l-711-368c-6-2-12-3-18-7-8-5-16-12-22-21-4-10-7-19-7-31 0-10 3-19 7-29 6-9 14-16 22-22 11-6 19-7 30-7h4l35-2 35-3 36-6 33-4 36-10 33-9 31-12 34-14 32-15 29-16 31-19 29-22 28-19 27-24 26-26 24-24 20-26 22-28 22-31 18-29 16-31 14-31 15-32 12-34 9-33 8-34 6-35 5-35 2-36 2-36c0-2 0-3 0-3v-729c-107-48-203-114-283-195-75-76-138-164-185-262h-705c-3 0-6 0-8 0l-38 1-35 3-35 4-34 8-35 7-34 10-32 12-32 13-33 15-30 16-30 19-29 21-29 22-27 20-23 24-25 26-24 26-20 30-21 29-19 29-17 30-15 32-13 34-12 32-10 34-9 33-6 34-6 37-3 34v36l-1 3c0 10-1 21-7 29-6 11-12 17-22 22-9 6-19 8-30 8-10 0-20-2-29-8-10-5-16-11-22-22-3-5-6-10-7-17l-369-711c-1-2-2-3-2-5-6-6-12-11-17-19-4-9-7-16-10-25-1-7-3-16-3-25v-659c0-9 1-18 3-25 3-9 6-16 10-24 5-9 10-14 16-20 0-2 2-3 3-5l368-711c2-6 3-12 7-17 5-9 12-17 21-22 10-5 19-8 31-8 10 0 19 3 29 8 9 5 16 13 22 22 6 10 7 19 7 29v4l2 36 3 35 6 35 4 34 10 35 9 34 12 30 15 34 14 32 16 30 19 30 22 30 19 28 24 26 26 26 24 24 26 20 28 22 31 22 29 18 31 16 31 15 32 14 34 12 34 9 33 9 35 6 22 2h797c46-101 111-190 187-268 84-83 182-151 293-199v-662c-1-4-1-8-1-13l-2-38-3-35-4-35-7-34-8-35-10-34-12-32-13-32-15-33-16-30-19-30-20-29-22-29-21-27-23-23-27-25-26-24-30-20-29-21-29-19-30-17-32-15-34-13-32-12-34-10-33-9-34-6-37-6-33-3h-37-3c-10 0-21-3-29-8-11-6-16-12-22-22-6-9-8-19-8-30 0-10 2-20 8-29 6-10 11-16 22-22 6-3 10-6 17-7l691-357c0-1 0-3 0-3h4-4c3-8 6-16 10-23 4-9 10-15 16-21s12-11 19-16c9-4 16-7 25-10 7-2 16-3 25-3h660c9 0 17 1 25 3 9 3 16 6 25 10 7 5 13 10 19 16s11 12 16 21c4 7 7 15 10 23 0 2 0 3 2 5l686 355c6 1 12 2 18 7 8 4 16 12 22 20 4 11 7 19 7 31 0 10-3 19-7 29-6 9-14 17-22 22-11 6-19 8-30 8h-4l-35 1-36 3-35 6-33 4-36 11-33 9-31 11-34 15-32 15-29 16-31 19-30 22-27 19-27 23-26 27-24 23-20 27-22 27-22 31-18 30-16 30-14 31-15 32-12 34-9 34-8 34-6 35-5 33zM2570 2542c-29 31-54 66-70 107-18 42-26 88-26 137 0 48 8 95 26 136 16 41 41 78 70 107 31 31 66 56 108 72 41 18 88 26 136 26s95-8 136-26c2 0 3-1 5-1 28-17 54-34 74-56 31-31 56-66 72-107 18-41 27-88 27-137 0-48-9-95-27-136-16-41-41-78-72-107-29-31-66-56-107-72-41-17-88-26-136-26-49 0-95 9-137 26-1 0-2 2-4 2-28 14-53 33-75 55z">
          <text:p/>
        </draw:path>
        <draw:path draw:style-name="gr68" draw:text-style-name="P43" draw:layer="layout" svg:width="8.813cm" svg:height="8.815cm" draw:transform="skewX (-0.00349065850398878) rotate (0.783827367070654) translate (-0.76548936370419cm 24.9079471915855cm)" svg:viewBox="0 0 8814 8816" svg:d="M3717 8811c-6-3-10-8-13-14-5-5-6-13-6-19v-705-1c-268-49-525-124-767-223-224-93-436-205-633-337l-482 482c-2 3-5 4-8 6-6 4-13 6-19 6-7 0-15-2-20-6-3-2-6-3-8-6l-939-941c-3-2-5-5-6-8-4-5-6-13-6-19 0-7 2-14 6-20 1-3 3-6 6-8l481-480c-133-200-246-412-340-638-100-242-174-499-223-767h-700c-8 0-15-2-21-6-6-3-10-7-13-13-5-6-6-13-6-21l1-1330c0-5 1-13 5-19 3-5 8-10 14-13 5-4 13-6 20-6h701c48-268 123-526 223-768 93-224 206-437 338-633l-484-486c-3-1-4-4-6-7-4-6-6-13-6-19 0-7 2-15 6-21 2-3 3-6 6-7l940-940c2-3 5-4 8-6 5-4 13-6 20-6 6 0 13 2 19 6 3 2 5 3 7 6l486 483c198-132 410-245 636-339 242-100 499-175 767-223 0 0 0-2 0-3v-704c0-6 2-13 6-19 3-6 7-10 13-13 6-4 14-6 21-6h1330c6 0 13 1 19 6 6 3 10 7 13 13 4 6 6 13 6 21v702c0 1 0 3 0 3 268 48 526 123 768 223 226 94 438 206 636 338l487-485c1-3 4-4 7-6 6-4 14-6 21-6 6 0 13 2 19 6 3 2 6 3 7 6l940 940c3 1 4 4 6 7 4 6 5 13 5 21 0 6-1 13-5 19-2 3-3 4-6 7l-486 488c132 197 245 409 337 634 100 242 174 498 223 767 1 0 3 0 4 0h704c6 0 13 1 19 5 6 3 10 8 13 14 5 5 6 13 6 19v1330c0 7-2 14-6 20-3 6-8 10-14 13-5 5-13 6-19 6h-703c-2 0-3 0-5 0-48 268-123 527-223 768-94 226-207 439-340 638l486 486c3 1 5 4 6 7 5 6 6 13 6 20 0 6-2 14-6 20-1 2-3 5-6 7l-941 940c-2 3-5 4-8 6-6 4-13 5-19 5-7 0-15-1-20-5-3-2-6-3-8-6l-486-486c-197 132-409 245-634 338-242 99-500 174-768 223 0 0 0 1 0 3l-1 702c0 7-1 15-5 20-3 6-8 11-14 14-5 4-13 5-20 5h-1329c-7 0-14-1-20-5zM6969 4406c0-364-68-705-196-1015-127-309-310-583-541-813-230-231-504-414-813-541-309-128-651-197-1015-197-365 0-706 69-1016 197-309 127-584 311-814 541s-413 504-541 813c-128 310-197 652-197 1015 0 365 69 707 196 1016 128 310 311 584 541 814s504 413 813 541c310 128 651 196 1016 196 364 0 706-69 1015-196 310-128 584-311 814-541s414-505 541-814c128-309 197-651 197-1016z">
          <text:p/>
        </draw:path>
        <draw:custom-shape draw:style-name="gr69" draw:text-style-name="P44" draw:layer="layout" svg:width="8.4cm" svg:height="8.4cm" svg:x="11.453cm" svg:y="20.544cm">
          <text:p text:style-name="P22"><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5" draw:layer="layout" svg:width="5.468cm" svg:height="5.467cm" svg:x="2.749cm" svg:y="22.196cm">
          <text:p/>
          <draw:enhanced-geometry svg:viewBox="0 0 21600 21600" draw:glue-points="10800 0 3163 3163 0 10800 3163 18437 10800 21600 18437 18437 21600 10800 18437 3163" draw:text-areas="3163 3163 18437 18437" draw:type="ring" draw:modifiers="1224.35545803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71" draw:text-style-name="P46" draw:layer="layout" svg:width="2.064cm" svg:height="2.102cm" svg:x="4.437cm" svg:y="23.842cm">
          <text:p/>
          <draw:enhanced-geometry svg:viewBox="0 0 21600 21600" draw:glue-points="10800 0 3163 3163 0 10800 3163 18437 10800 21600 18437 18437 21600 10800 18437 3163" draw:text-areas="3163 3163 18437 18437" draw:type="ring" draw:modifiers="185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polygon draw:style-name="gr72" draw:text-style-name="P47" draw:layer="layout" svg:width="7.399cm" svg:height="7.148cm" svg:x="1.1cm" svg:y="12.45cm" svg:viewBox="0 0 7400 7149" draw:points="0,7149 0,0 1350,0 2050,550 7400,576 7400,7149">
              <text:p/>
            </draw:polygon>
            <draw:custom-shape draw:style-name="gr73" draw:text-style-name="P48" draw:layer="layout" svg:width="8.9cm" svg:height="5.1cm" svg:x="1.1cm" svg:y="14.5cm">
              <text:p/>
              <draw:enhanced-geometry svg:viewBox="0 0 21600 21600" draw:glue-points="?f6 0 10800 ?f8 ?f11 10800 ?f9 21600 10800 ?f10 ?f5 10800" draw:text-areas="?f3 ?f3 ?f4 ?f4" draw:type="parallelogram" draw:modifiers="3732.71386728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polygon draw:style-name="gr72" draw:text-style-name="P47" draw:layer="layout" svg:width="7.399cm" svg:height="7.148cm" svg:x="1.101cm" svg:y="12.451cm" svg:viewBox="0 0 7400 7149" draw:points="0,7149 0,0 1350,0 2050,550 7400,576 7400,7149">
              <text:p/>
            </draw:polygon>
            <draw:custom-shape draw:style-name="gr73" draw:text-style-name="P48" draw:layer="layout" svg:width="8.9cm" svg:height="5.1cm" svg:x="1.101cm" svg:y="14.501cm">
              <text:p/>
              <draw:enhanced-geometry svg:viewBox="0 0 21600 21600" draw:glue-points="?f6 0 10800 ?f8 ?f11 10800 ?f9 21600 10800 ?f10 ?f5 10800" draw:text-areas="?f3 ?f3 ?f4 ?f4" draw:type="parallelogram" draw:modifiers="3732.71386728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polygon draw:style-name="gr72" draw:text-style-name="P47" draw:layer="layout" svg:width="7.399cm" svg:height="7.148cm" svg:x="11.05cm" svg:y="12.6cm" svg:viewBox="0 0 7400 7149" draw:points="0,7149 0,0 1350,0 2050,550 7400,576 7400,7149">
            <text:p/>
          </draw:polygon>
          <draw:g>
            <draw:polygon draw:style-name="gr55" draw:text-style-name="P36" draw:layer="layout" svg:width="4.999cm" svg:height="6.239cm" svg:x="13.886cm" svg:y="11.28cm" svg:viewBox="0 0 5000 6240" draw:points="0,6240 0,0 3438,0 5000,1525 5000,6240">
              <text:p/>
            </draw:polygon>
            <draw:polygon draw:style-name="gr3" draw:text-style-name="P3" draw:layer="layout" svg:width="1.527cm" svg:height="1.524cm" svg:x="17.358cm" svg:y="11.28cm" svg:viewBox="0 0 1528 1525" draw:points="0,1525 0,0 660,659 1528,1525">
              <text:p/>
            </draw:polygon>
            <draw:custom-shape draw:style-name="gr52" draw:text-style-name="P4" draw:layer="layout" svg:width="2.639cm" svg:height="0.134cm" svg:x="14.472cm" svg:y="12.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4.472cm" svg:y="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4.472cm" svg:y="15.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4.472cm" svg:y="14.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4.472cm" svg:y="13.6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5" draw:text-style-name="P36" draw:layer="layout" svg:width="4.999cm" svg:height="6.239cm" svg:x="12.994cm" svg:y="12.101cm" svg:viewBox="0 0 5000 6240" draw:points="0,6240 0,0 3438,0 5000,1525 5000,6240">
              <text:p/>
            </draw:polygon>
            <draw:polygon draw:style-name="gr3" draw:text-style-name="P3" draw:layer="layout" svg:width="1.527cm" svg:height="1.524cm" svg:x="16.466cm" svg:y="12.101cm" svg:viewBox="0 0 1528 1525" draw:points="0,1525 0,0 660,659 1528,1525">
              <text:p/>
            </draw:polygon>
            <draw:custom-shape draw:style-name="gr52" draw:text-style-name="P4" draw:layer="layout" svg:width="2.639cm" svg:height="0.134cm" svg:x="13.58cm" svg:y="13.5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58cm" svg:y="17.0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58cm" svg:y="16.1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58cm" svg:y="15.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58cm" svg:y="14.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5" draw:text-style-name="P36" draw:layer="layout" svg:width="4.999cm" svg:height="6.239cm" svg:x="12.02cm" svg:y="12.84cm" svg:viewBox="0 0 5000 6240" draw:points="0,6240 0,0 3438,0 5000,1525 5000,6240">
              <text:p/>
            </draw:polygon>
            <draw:polygon draw:style-name="gr3" draw:text-style-name="P3" draw:layer="layout" svg:width="1.527cm" svg:height="1.524cm" svg:x="15.492cm" svg:y="12.84cm" svg:viewBox="0 0 1528 1525" draw:points="0,1525 0,0 660,659 1528,1525">
              <text:p/>
            </draw:polygon>
            <draw:custom-shape draw:style-name="gr52" draw:text-style-name="P4" draw:layer="layout" svg:width="2.639cm" svg:height="0.134cm" svg:x="12.606cm" svg:y="1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2.606cm" svg:y="17.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2.606cm" svg:y="16.8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2.606cm" svg:y="16.0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2.606cm" svg:y="15.1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3" draw:text-style-name="P48" draw:layer="layout" svg:width="8.9cm" svg:height="5.1cm" svg:x="11.05cm" svg:y="14.65cm">
            <text:p/>
            <draw:enhanced-geometry svg:viewBox="0 0 21600 21600" draw:glue-points="?f6 0 10800 ?f8 ?f11 10800 ?f9 21600 10800 ?f10 ?f5 10800" draw:text-areas="?f3 ?f3 ?f4 ?f4" draw:type="parallelogram" draw:modifiers="3732.71386728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page>
      <draw:page draw:name="page3" draw:style-name="dp1" draw:master-page-name="Predefinito">
        <draw:custom-shape draw:style-name="gr1" draw:text-style-name="P1" draw:layer="layout" svg:width="9cm" svg:height="9cm" svg:x="1cm" svg:y="1cm">
          <text:p/>
          <draw:enhanced-geometry svg:viewBox="0 0 21600 21600" draw:type="rectangle" draw:enhanced-path="M 0 0 L 21600 0 21600 21600 0 21600 0 0 Z N"/>
        </draw:custom-shape>
        <draw:custom-shape draw:style-name="gr74" draw:text-style-name="P49" draw:layer="layout" svg:width="6.048cm" svg:height="8.147cm" svg:x="1.172cm" svg:y="1.12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75" draw:text-style-name="P50" draw:layer="layout" svg:width="8.194cm" svg:height="7.83cm" draw:transform="rotate (-0.279078147393894) translate (1.173cm 1.233cm)" svg:viewBox="0 0 8195 7831" draw:points="0,0 5952,0 8195,7831 2243,7831">
            <text:p/>
          </draw:polygon>
          <draw:polygon draw:style-name="gr76" draw:text-style-name="P51" draw:layer="layout" svg:width="2.624cm" svg:height="7.831cm" draw:transform="rotate (0.278380015693096) translate (4.74174617683206cm 3.48840253545387cm)" svg:viewBox="0 0 2625 7832" draw:points="2239,0 2625,0 386,7832 0,7832">
            <text:p/>
          </draw:polygon>
          <draw:polygon draw:style-name="gr77" draw:text-style-name="P52" draw:layer="layout" svg:width="5.436cm" svg:height="3.148cm" draw:transform="rotate (0.278380015693096) translate (1.173cm 1.233cm)" svg:viewBox="0 0 5437 3149" draw:points="0,0 386,0 5437,3149 5051,3149">
            <text:p/>
          </draw:polygon>
        </draw:g>
        <draw:custom-shape draw:style-name="gr78" draw:text-style-name="P53" draw:layer="measurelines" svg:width="0.324cm" svg:height="0.47cm" svg:x="6.364cm" svg:y="6.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54" draw:layer="measurelines" svg:width="1.22cm" svg:height="0.182cm" draw:transform="rotate (-0.261799387799149) translate (5.418cm 6.457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55" draw:layer="measurelines" svg:width="2.239cm" svg:height="1.73cm" svg:x="7.592cm" svg:y="4.987cm">
          <text:p/>
          <draw:enhanced-geometry svg:viewBox="0 0 21600 21600" draw:text-areas="0 ?f0 ?f5 ?f2" draw:type="right-arrow" draw:modifiers="10607.1428571429 6863.08492201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9cm" svg:height="9cm" svg:x="11cm" svg:y="1cm">
          <text:p/>
          <draw:enhanced-geometry svg:viewBox="0 0 21600 21600" draw:type="rectangle" draw:enhanced-path="M 0 0 L 21600 0 21600 21600 0 21600 0 0 Z N"/>
        </draw:custom-shape>
        <draw:custom-shape draw:style-name="gr1" draw:text-style-name="P1" draw:layer="layout" svg:width="9cm" svg:height="9cm" svg:x="1cm" svg:y="12.245cm">
          <text:p/>
          <draw:enhanced-geometry svg:viewBox="0 0 21600 21600" draw:type="rectangle" draw:enhanced-path="M 0 0 L 21600 0 21600 21600 0 21600 0 0 Z N"/>
        </draw:custom-shape>
        <draw:g>
          <draw:path draw:style-name="gr81" draw:text-style-name="P1" draw:layer="layout" svg:width="3.05cm" svg:height="0.813cm" draw:transform="rotate (0.00994837673636768) translate (15.125900009552cm 6.06582463836849cm)" svg:viewBox="0 0 3051 814" svg:d="M0 814c2192-16 2179-1633 3051-264">
            <text:p/>
          </draw:path>
          <draw:g>
            <draw:custom-shape draw:style-name="gr82" draw:text-style-name="P56" draw:layer="layout" svg:width="2.7cm" svg:height="2.7cm" svg:x="13.65cm" svg:y="3.65cm">
              <text:p/>
              <draw:enhanced-geometry svg:viewBox="0 0 21600 21600" draw:glue-points="10800 0 3163 3163 0 10800 3163 18437 10800 21600 18437 18437 21600 10800 18437 3163" draw:text-areas="3163 3163 18437 18437" draw:type="ring" draw:modifiers="689.44230094703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3" draw:text-style-name="P56" draw:layer="layout" svg:width="2.9cm" svg:height="2.9cm" svg:x="13.55cm" svg:y="3.55cm">
              <text:p/>
              <draw:enhanced-geometry svg:viewBox="0 0 21600 21600" draw:mirror-horizontal="false" draw:mirror-vertical="false" draw:glue-points="10800 0 3163 3163 0 10800 3163 18437 10800 21600 18437 18437 21600 10800 18437 3163" draw:text-areas="3163 3163 18437 18437" draw:type="ring" draw:modifiers="684.60543337645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4" draw:text-style-name="P56" draw:layer="layout" svg:width="3.1cm" svg:height="3.1cm" svg:x="13.45cm" svg:y="3.45cm">
              <text:p/>
              <draw:enhanced-geometry svg:viewBox="0 0 21600 21600" draw:glue-points="10800 0 3163 3163 0 10800 3163 18437 10800 21600 18437 18437 21600 10800 18437 3163" draw:text-areas="3163 3163 18437 18437" draw:type="ring" draw:modifiers="668.68752015478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5" draw:text-style-name="P56" draw:layer="layout" svg:width="3.3cm" svg:height="3.3cm" svg:x="13.35cm" svg:y="3.35cm">
              <text:p/>
              <draw:enhanced-geometry svg:viewBox="0 0 21600 21600" draw:glue-points="10800 0 3163 3163 0 10800 3163 18437 10800 21600 18437 18437 21600 10800 18437 3163" draw:text-areas="3163 3163 18437 18437" draw:type="ring" draw:modifiers="667.4341108754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6" draw:text-style-name="P56" draw:layer="layout" svg:width="3.5cm" svg:height="3.5cm" svg:x="13.25cm" svg:y="3.25cm">
              <text:p/>
              <draw:enhanced-geometry svg:viewBox="0 0 21600 21600" draw:glue-points="10800 0 3163 3163 0 10800 3163 18437 10800 21600 18437 18437 21600 10800 18437 3163" draw:text-areas="3163 3163 18437 18437" draw:type="ring" draw:modifiers="586.11825192802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7" draw:text-style-name="P56" draw:layer="layout" svg:width="3.7cm" svg:height="3.7cm" svg:x="13.15cm" svg:y="3.15cm">
              <text:p/>
              <draw:enhanced-geometry svg:viewBox="0 0 21600 21600" draw:glue-points="10800 0 3163 3163 0 10800 3163 18437 10800 21600 18437 18437 21600 10800 18437 3163" draw:text-areas="3163 3163 18437 18437" draw:type="ring" draw:modifiers="595.29856795460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8" draw:text-style-name="P56" draw:layer="layout" svg:width="3.9cm" svg:height="3.9cm" svg:x="13.05cm" svg:y="3.05cm">
              <text:p/>
              <draw:enhanced-geometry svg:viewBox="0 0 21600 21600" draw:glue-points="10800 0 3163 3163 0 10800 3163 18437 10800 21600 18437 18437 21600 10800 18437 3163" draw:text-areas="3163 3163 18437 18437" draw:type="ring" draw:modifiers="531.55601127915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9" draw:text-style-name="P56" draw:layer="layout" svg:width="4.1cm" svg:height="4.1cm" svg:x="12.95cm" svg:y="2.95cm">
              <text:p/>
              <draw:enhanced-geometry svg:viewBox="0 0 21600 21600" draw:glue-points="10800 0 3163 3163 0 10800 3163 18437 10800 21600 18437 18437 21600 10800 18437 3163" draw:text-areas="3163 3163 18437 18437" draw:type="ring" draw:modifiers="510.8997805413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path draw:style-name="gr81" draw:text-style-name="P1" draw:layer="layout" svg:width="3.107cm" svg:height="0.707cm" draw:transform="rotate (0.00994837673636768) translate (14.8479547984817cm 6.28484737552373cm)" svg:viewBox="0 0 3108 708" svg:d="M0 708c2192-16 2237-1497 3108-128">
            <text:p/>
          </draw:path>
          <draw:path draw:style-name="gr81" draw:text-style-name="P1" draw:layer="layout" svg:width="2.43cm" svg:height="0.378cm" draw:transform="rotate (-2.20400177941844) translate (18.2851858296248cm 7.1100706286622cm)" svg:viewBox="0 0 2431 379" svg:d="M0 355c51-365 2324-581 2431 24">
            <text:p/>
          </draw:path>
          <draw:path draw:style-name="gr81" draw:text-style-name="P1" draw:layer="layout" svg:width="2.436cm" svg:height="0.51cm" draw:transform="rotate (-2.20400177941844) translate (18.5857738051255cm 6.88138440586399cm)" svg:viewBox="0 0 2437 511" svg:d="M0 501c51-365 2781-921 2401 10">
            <text:p/>
          </draw:path>
          <draw:line draw:style-name="gr81" draw:text-style-name="P1" draw:layer="layout" svg:x1="16.759cm" svg:y1="8.493cm" svg:x2="16.527cm" svg:y2="8.864cm">
            <text:p/>
          </draw:line>
          <draw:line draw:style-name="gr90" draw:text-style-name="P1" draw:layer="layout" svg:x1="17.638cm" svg:y1="6.049cm" svg:x2="17.439cm" svg:y2="6.299cm">
            <text:p/>
          </draw:line>
          <draw:line draw:style-name="gr90" draw:text-style-name="P1" draw:layer="layout" svg:x1="17.939cm" svg:y1="6.265cm" svg:x2="17.74cm" svg:y2="6.515cm">
            <text:p/>
          </draw:line>
          <draw:line draw:style-name="gr90" draw:text-style-name="P1" draw:layer="layout" svg:x1="18.214cm" svg:y1="6.63cm" svg:x2="18.004cm" svg:y2="6.913cm">
            <text:p/>
          </draw:line>
          <draw:line draw:style-name="gr91" draw:text-style-name="P1" draw:layer="layout" svg:x1="18.191cm" svg:y1="6.92cm" svg:x2="18.059cm" svg:y2="7.088cm">
            <text:p/>
          </draw:line>
          <draw:line draw:style-name="gr91" draw:text-style-name="P1" draw:layer="layout" svg:x1="18.071cm" svg:y1="7.251cm" svg:x2="17.939cm" svg:y2="7.419cm">
            <text:p/>
          </draw:line>
          <draw:line draw:style-name="gr91" draw:text-style-name="P1" draw:layer="layout" svg:x1="17.945cm" svg:y1="7.588cm" svg:x2="17.813cm" svg:y2="7.756cm">
            <text:p/>
          </draw:line>
          <draw:line draw:style-name="gr91" draw:text-style-name="P1" draw:layer="layout" svg:x1="16.892cm" svg:y1="8.664cm" svg:x2="16.76cm" svg:y2="8.832cm">
            <text:p/>
          </draw:line>
          <draw:line draw:style-name="gr91" draw:text-style-name="P1" draw:layer="layout" svg:x1="17.767cm" svg:y1="7.887cm" svg:x2="17.635cm" svg:y2="8.055cm">
            <text:p/>
          </draw:line>
          <draw:line draw:style-name="gr91" draw:text-style-name="P1" draw:layer="layout" svg:x1="17.517cm" svg:y1="8.267cm" svg:x2="17.385cm" svg:y2="8.435cm">
            <text:p/>
          </draw:line>
          <draw:custom-shape draw:style-name="gr92" draw:text-style-name="P57" draw:layer="layout" svg:width="2.221cm" svg:height="2.211cm" svg:x="13.9cm" svg:y="1.6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3.14159265358979) translate (16.12cm 8.4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8.509cm 5.7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1.511cm 4.2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2.621cm 7.6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7.399cm 2.3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3" draw:text-style-name="P58" draw:layer="layout" svg:width="7.22cm" svg:height="7.22cm" svg:x="11.39cm" svg:y="1.39cm">
            <text:p/>
            <draw:enhanced-geometry svg:viewBox="0 0 21600 21600" draw:glue-points="10800 0 3163 3163 0 10800 3163 18437 10800 21600 18437 18437 21600 10800 18437 3163" draw:text-areas="3163 3163 18437 18437" draw:type="ring" draw:modifiers="406.0411311053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th draw:style-name="gr94" draw:text-style-name="P59" draw:layer="layout" svg:width="7.064cm" svg:height="7.064cm" svg:x="11.468cm" svg:y="1.468cm" svg:viewBox="0 0 7065 7065" svg:d="M3532 3183c-198 0-350 152-350 350s152 350 350 350 350-152 350-350-152-350-350-350zM3480 4060c-16 7-30 16-42 28s-21 26-28 42c-6 16-10 34-10 53 0 18 4 36 10 52 7 16 16 30 28 42s26 21 42 28c16 6 34 10 53 10 18 0 36-4 52-10 16-7 30-16 42-28s21-26 28-42c6-16 10-34 10-52 0-19-4-37-10-53-7-16-16-30-28-42s-26-21-42-28c-16-6-34-10-52-10-19 0-37 4-53 10zM3144 4925c-118 49-224 119-312 207s-158 194-207 312c-48 118-75 249-75 389 0 139 27 270 75 388 49 118 119 224 207 312s194 158 312 207c118 48 249 75 389 75 139 0 270-27 388-75 118-49 224-119 312-207s158-194 207-312c48-118 75-249 75-388 0-140-27-271-75-389-49-118-119-224-207-312s-194-158-312-207c-118-48-249-75-388-75-140 0-271 27-389 75zM3062 3763c-8-8-17-15-27-21-10-5-20-10-31-13-10-2-22-4-33-4s-23 2-34 5-23 7-34 14c-11 6-20 13-29 22-8 8-15 17-21 27-5 10-10 20-13 31-2 10-4 22-4 33s2 23 5 34 7 23 14 34c6 11 13 20 22 29 8 8 17 15 27 21 10 5 20 10 31 13 10 2 22 4 33 4s23-2 34-5 23-7 34-14c11-6 20-13 29-22 8-8 15-17 21-27 5-10 10-20 13-31 2-10 4-22 4-33s-2-23-5-34-7-23-14-34c-6-11-13-20-22-29zM2229 3979c-61-62-129-114-201-156-73-42-150-74-230-96-80-21-162-32-246-32s-170 11-254 34-168 57-249 104c-80 46-151 101-213 162s-114 129-156 201c-42 73-74 150-96 230-21 80-32 162-32 246s11 170 34 254 57 168 104 249c46 80 101 151 162 213s129 114 201 156c73 42 150 74 230 96 80 21 162 32 246 32s170-11 254-34 168-57 249-104c80-46 151-101 213-162s114-129 156-201c42-73 74-150 96-230 21-80 32-162 32-246s-11-170-34-254-57-168-104-249c-46-80-101-151-162-213zM4821 5371c62 61 133 116 213 162 81 47 165 81 249 104s170 34 254 34 166-11 246-32c80-22 157-54 230-96 72-42 140-94 201-156s116-133 162-213c47-81 81-165 104-249s34-170 34-254-11-166-32-246c-22-80-54-157-96-230-42-72-94-140-156-201s-133-116-213-162c-81-47-165-81-249-104s-170-34-254-34-166 11-246 32c-80 22-157 54-230 96-72 42-140 94-201 156s-116 133-162 213c-47 81-81 165-104 249s-34 170-34 254 11 166 32 246c22 80 54 157 96 230 42 72 94 140 156 201zM3584 3004c16-7 30-16 42-28s21-26 28-42c6-16 10-34 10-52 0-19-4-37-10-53-7-16-16-30-28-42s-26-21-42-28c-16-6-34-10-53-10-18 0-36 4-52 10-16 7-30 16-42 28s-21 26-28 42c-6 16-10 34-10 53 0 18 4 36 10 52 7 16 16 30 28 42s26 21 42 28c16 6 34 10 52 10 19 0 37-4 53-10zM3920 2139c118-49 224-119 312-207s158-194 207-312c48-118 75-249 75-389 0-139-27-270-75-388-49-118-119-224-207-312s-194-158-312-207c-118-48-249-75-389-75-139 0-270 27-388 75-118 49-224 119-312 207s-158 194-207 312c-48 118-75 249-75 388 0 140 27 271 75 389 49 118 119 224 207 312s194 158 312 207c118 48 249 75 388 75 140 0 271-27 389-75zM7065 3533c0 500-96 971-270 1396-175 425-429 804-745 1121-317 316-696 570-1121 745-425 174-896 270-1396 270-501 0-972-96-1397-270-425-175-804-429-1121-745-316-317-570-696-745-1121-174-425-270-896-270-1396 0-501 96-972 270-1397 175-425 429-804 745-1121 317-316 696-570 1121-745 425-174 896-270 1397-270 500 0 971 96 1396 270 425 175 804 429 1121 745 316 317 570 696 745 1121 174 425 270 896 270 1397zM4163 3743c-11-7-23-11-34-14s-23-5-34-5-23 2-33 4c-11 3-21 8-31 13-10 6-19 13-27 21-9 9-16 18-22 29-7 11-11 23-14 34s-5 23-5 34 2 23 4 33c3 11 8 21 13 31 6 10 13 19 21 27 9 9 18 16 29 22 11 7 23 11 34 14s23 5 34 5 23-2 33-4c11-3 21-8 31-13 10-6 19-13 27-21 9-9 16-18 22-29 7-11 11-23 14-34s5-23 5-34-2-23-4-33c-3-11-8-21-13-31-6-10-13-19-21-27-9-9-18-16-29-22zM6513 2393c0-84-11-170-34-254s-57-168-104-249c-46-80-101-151-162-213s-129-114-201-156c-73-42-150-74-230-96-80-21-162-32-246-32s-170 11-254 34-168 57-249 104c-80 46-151 101-213 162s-114 129-156 201c-42 73-74 150-96 230-21 80-32 162-32 246s11 170 34 254 57 168 104 249c46 80 101 151 162 213s129 114 201 156c73 42 150 74 230 96 80 21 162 32 246 32s170-11 254-34 168-57 249-104c80-46 151-101 213-162s114-129 156-201c42-73 74-150 96-230 21-80 32-162 32-246zM551 2394c0 84 11 166 32 246 22 80 54 157 96 230 42 72 94 140 156 201s133 116 213 162c81 47 165 81 249 104s170 34 254 34 166-11 246-32c80-22 157-54 230-96 72-42 140-94 201-156s116-133 162-213c47-81 81-165 104-249s34-170 34-254-11-166-32-246c-22-80-54-157-96-230-42-72-94-140-156-201s-133-116-213-162c-81-47-165-81-249-104s-170-34-254-34-166 11-246 32c-80 22-157 54-230 96-72 42-140 94-201 156s-116 133-162 213c-47 81-81 165-104 249s-34 170-34 254zM4003 3302c8 8 17 15 27 21 10 5 20 10 31 13 10 2 22 4 33 4s23-2 34-5 23-7 34-14c11-6 20-13 29-22 8-8 15-17 21-27 5-10 10-20 13-31 2-10 4-22 4-33s-2-23-5-34-7-23-14-34c-6-11-13-20-22-29-8-8-17-15-27-21-10-5-20-10-31-13-10-2-22-4-33-4s-23 2-34 5-23 7-34 14c-11 6-20 13-29 22-8 8-15 17-21 27-5 10-10 20-13 31-2 10-4 22-4 33s2 23 5 34 7 23 14 34c6 11 13 20 22 29zM3097 3240c3-11 5-23 5-34s-2-23-4-33c-3-11-8-21-13-31-6-10-13-19-21-27-9-9-18-16-29-22-11-7-23-11-34-14s-23-5-34-5-23 2-33 4c-11 3-21 8-31 13-10 6-19 13-27 21-9 9-16 18-22 29-7 11-11 23-14 34s-5 23-5 34 2 23 4 33c3 11 8 21 13 31 6 10 13 19 21 27 9 9 18 16 29 22 11 7 23 11 34 14s23 5 34 5 23-2 33-4c11-3 21-8 31-13 10-6 19-13 27-21 9-9 16-18 22-29 7-11 11-23 14-34z">
            <text:p/>
          </draw:path>
          <draw:custom-shape draw:style-name="gr92" draw:text-style-name="P57" draw:layer="layout" svg:width="2.221cm" svg:height="2.211cm" svg:x="13.9cm" svg:y="1.6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3.14159265358979) translate (16.12cm 8.4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8.509cm 5.7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1.511cm 4.2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2.621cm 7.6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7.399cm 2.3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line draw:style-name="gr95" draw:text-style-name="P1" draw:layer="layout" svg:x1="4.859cm" svg:y1="19.938cm" svg:x2="4.859cm" svg:y2="21.013cm">
            <text:p/>
          </draw:line>
          <draw:line draw:style-name="gr95" draw:text-style-name="P1" draw:layer="layout" svg:x1="6.259cm" svg:y1="19.948cm" svg:x2="6.259cm" svg:y2="21.023cm">
            <text:p/>
          </draw:line>
          <draw:line draw:style-name="gr96" draw:text-style-name="P1" draw:layer="layout" svg:x1="3.443cm" svg:y1="21.022cm" svg:x2="7.676cm" svg:y2="21.022cm">
            <text:p/>
          </draw:line>
          <draw:custom-shape draw:style-name="gr97" draw:text-style-name="P60" draw:layer="layout" svg:width="1.2cm" svg:height="5.259cm" svg:x="1.351cm" svg:y="14.523cm">
            <text:p/>
            <draw:enhanced-geometry svg:viewBox="0 0 21600 21600" draw:type="rectangle" draw:enhanced-path="M 0 0 L 21600 0 21600 21600 0 21600 0 0 Z N"/>
          </draw:custom-shape>
          <draw:custom-shape draw:style-name="gr98" draw:text-style-name="P61" draw:layer="layout" svg:width="1.2cm" svg:height="5.259cm" svg:x="2.551cm" svg:y="14.523cm">
            <text:p/>
            <draw:enhanced-geometry svg:viewBox="0 0 21600 21600" draw:type="rectangle" draw:enhanced-path="M 0 0 L 21600 0 21600 21600 0 21600 0 0 Z N"/>
          </draw:custom-shape>
          <draw:custom-shape draw:style-name="gr99" draw:text-style-name="P62" draw:layer="layout" svg:width="1.2cm" svg:height="5.259cm" svg:x="3.751cm" svg:y="14.523cm">
            <text:p/>
            <draw:enhanced-geometry svg:viewBox="0 0 21600 21600" draw:type="rectangle" draw:enhanced-path="M 0 0 L 21600 0 21600 21600 0 21600 0 0 Z N"/>
          </draw:custom-shape>
          <draw:custom-shape draw:style-name="gr100" draw:text-style-name="P63" draw:layer="layout" svg:width="1.2cm" svg:height="5.259cm" svg:x="4.951cm" svg:y="14.523cm">
            <text:p/>
            <draw:enhanced-geometry svg:viewBox="0 0 21600 21600" draw:type="rectangle" draw:enhanced-path="M 0 0 L 21600 0 21600 21600 0 21600 0 0 Z N"/>
          </draw:custom-shape>
          <draw:custom-shape draw:style-name="gr101" draw:text-style-name="P64" draw:layer="layout" svg:width="1.2cm" svg:height="5.259cm" svg:x="6.151cm" svg:y="14.523cm">
            <text:p/>
            <draw:enhanced-geometry svg:viewBox="0 0 21600 21600" draw:type="rectangle" draw:enhanced-path="M 0 0 L 21600 0 21600 21600 0 21600 0 0 Z N"/>
          </draw:custom-shape>
          <draw:custom-shape draw:style-name="gr102" draw:text-style-name="P65" draw:layer="layout" svg:width="1.2cm" svg:height="5.259cm" svg:x="7.351cm" svg:y="14.523cm">
            <text:p/>
            <draw:enhanced-geometry svg:viewBox="0 0 21600 21600" draw:type="rectangle" draw:enhanced-path="M 0 0 L 21600 0 21600 21600 0 21600 0 0 Z N"/>
          </draw:custom-shape>
          <draw:custom-shape draw:style-name="gr103" draw:text-style-name="P66" draw:layer="layout" svg:width="1.2cm" svg:height="5.259cm" svg:x="8.551cm" svg:y="14.523cm">
            <text:p/>
            <draw:enhanced-geometry svg:viewBox="0 0 21600 21600" draw:type="rectangle" draw:enhanced-path="M 0 0 L 21600 0 21600 21600 0 21600 0 0 Z N"/>
          </draw:custom-shape>
          <draw:line draw:style-name="gr104" draw:text-style-name="P1" draw:layer="layout" svg:x1="5.479cm" svg:y1="14.377cm" svg:x2="7.744cm" svg:y2="12.624cm">
            <text:p/>
          </draw:line>
          <draw:line draw:style-name="gr105" draw:text-style-name="P1" draw:layer="layout" svg:x1="5.612cm" svg:y1="14.294cm" svg:x2="4.057cm" svg:y2="13.351cm">
            <text:p/>
          </draw:line>
          <draw:path draw:style-name="gr106" draw:text-style-name="P67" draw:layer="layout" svg:width="9.1cm" svg:height="5.928cm" svg:x="1.009cm" svg:y="14.194cm" svg:viewBox="0 0 9101 5929" svg:d="M88 5905c-28-16-48-36-64-64-17-28-24-56-24-88v-5576c0-33 7-61 24-89 16-28 36-48 64-64 28-17 56-24 89-24h8748c32 0 60 7 88 24 28 16 48 36 64 64 17 28 24 56 24 89v5576c0 32-7 60-24 88-16 28-36 48-64 64-28 17-56 24-88 24h-8748c-33 0-61-7-89-24zM353 5576h8395v-5223h-8395z">
            <text:p/>
          </draw:path>
        </draw:g>
      </draw:page>
      <draw:page draw:name="page4" draw:style-name="dp1" draw:master-page-name="Predefinito">
        <draw:g>
          <draw:path draw:style-name="gr81" draw:text-style-name="P1" draw:layer="layout" svg:width="2.662cm" svg:height="0.705cm" draw:transform="rotate (0.0113446401379631) translate (11.6549093378846cm 6.68816695133866cm)" svg:viewBox="0 0 2663 706" svg:d="M0 706c1913-11 1903-1420 2663-226">
            <text:p/>
          </draw:path>
          <draw:g>
            <draw:custom-shape draw:style-name="gr107" draw:text-style-name="P56" draw:layer="layout" svg:width="2.35cm" svg:height="2.352cm" svg:x="10.371cm" svg:y="4.582cm">
              <text:p/>
              <draw:enhanced-geometry svg:viewBox="0 0 21600 21600" draw:glue-points="10800 0 3163 3163 0 10800 3163 18437 10800 21600 18437 18437 21600 10800 18437 3163" draw:text-areas="3163 3163 18437 18437" draw:type="ring" draw:modifiers="689.44230094703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8" draw:text-style-name="P56" draw:layer="layout" svg:width="2.532cm" svg:height="2.529cm" svg:x="10.28cm" svg:y="4.491cm">
              <text:p/>
              <draw:enhanced-geometry svg:viewBox="0 0 21600 21600" draw:mirror-horizontal="false" draw:mirror-vertical="false" draw:glue-points="10800 0 3163 3163 0 10800 3163 18437 10800 21600 18437 18437 21600 10800 18437 3163" draw:text-areas="3163 3163 18437 18437" draw:type="ring" draw:modifiers="684.60543337645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9" draw:text-style-name="P56" draw:layer="layout" svg:width="2.709cm" svg:height="2.703cm" svg:x="10.192cm" svg:y="4.404cm">
              <text:p/>
              <draw:enhanced-geometry svg:viewBox="0 0 21600 21600" draw:glue-points="10800 0 3163 3163 0 10800 3163 18437 10800 21600 18437 18437 21600 10800 18437 3163" draw:text-areas="3163 3163 18437 18437" draw:type="ring" draw:modifiers="668.68752015478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0" draw:text-style-name="P56" draw:layer="layout" svg:width="2.876cm" svg:height="2.879cm" svg:x="10.108cm" svg:y="4.318cm">
              <text:p/>
              <draw:enhanced-geometry svg:viewBox="0 0 21600 21600" draw:glue-points="10800 0 3163 3163 0 10800 3163 18437 10800 21600 18437 18437 21600 10800 18437 3163" draw:text-areas="3163 3163 18437 18437" draw:type="ring" draw:modifiers="667.4341108754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1" draw:text-style-name="P56" draw:layer="layout" svg:width="3.058cm" svg:height="3.047cm" svg:x="10.017cm" svg:y="4.232cm">
              <text:p/>
              <draw:enhanced-geometry svg:viewBox="0 0 21600 21600" draw:glue-points="10800 0 3163 3163 0 10800 3163 18437 10800 21600 18437 18437 21600 10800 18437 3163" draw:text-areas="3163 3163 18437 18437" draw:type="ring" draw:modifiers="586.11825192802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2" draw:text-style-name="P56" draw:layer="layout" svg:width="3.222cm" svg:height="3.228cm" svg:x="9.935cm" svg:y="4.142cm">
              <text:p/>
              <draw:enhanced-geometry svg:viewBox="0 0 21600 21600" draw:glue-points="10800 0 3163 3163 0 10800 3163 18437 10800 21600 18437 18437 21600 10800 18437 3163" draw:text-areas="3163 3163 18437 18437" draw:type="ring" draw:modifiers="595.29856795460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3" draw:text-style-name="P56" draw:layer="layout" svg:width="3.404cm" svg:height="3.397cm" svg:x="9.844cm" svg:y="4.059cm">
              <text:p/>
              <draw:enhanced-geometry svg:viewBox="0 0 21600 21600" draw:glue-points="10800 0 3163 3163 0 10800 3163 18437 10800 21600 18437 18437 21600 10800 18437 3163" draw:text-areas="3163 3163 18437 18437" draw:type="ring" draw:modifiers="531.55601127915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4" draw:text-style-name="P56" draw:layer="layout" svg:width="3.584cm" svg:height="3.573cm" svg:x="9.754cm" svg:y="3.969cm">
              <text:p/>
              <draw:enhanced-geometry svg:viewBox="0 0 21600 21600" draw:glue-points="10800 0 3163 3163 0 10800 3163 18437 10800 21600 18437 18437 21600 10800 18437 3163" draw:text-areas="3163 3163 18437 18437" draw:type="ring" draw:modifiers="510.8997805413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path draw:style-name="gr81" draw:text-style-name="P1" draw:layer="layout" svg:width="2.711cm" svg:height="0.616cm" draw:transform="skewX (-0.0015707963267949) rotate (0.00994837673636768) translate (11.4123670681857cm 6.8760959989cm)" svg:viewBox="0 0 2712 617" svg:d="M0 617c1913-14 1954-1304 2712-111">
            <text:p/>
          </draw:path>
          <draw:path draw:style-name="gr81" draw:text-style-name="P1" draw:layer="layout" svg:width="2.119cm" svg:height="0.328cm" draw:transform="skewX (-0.00401425727958698) rotate (-2.20661977329643) translate (14.4147014428288cm 7.59651505069935cm)" svg:viewBox="0 0 2120 329" svg:d="M0 312c45-318 2027-511 2120 17">
            <text:p/>
          </draw:path>
          <draw:path draw:style-name="gr81" draw:text-style-name="P1" draw:layer="layout" svg:width="2.124cm" svg:height="0.444cm" draw:transform="skewX (-0.00157079632679482) rotate (-2.20557257574524) translate (14.6759246330702cm 7.39705562223603cm)" svg:viewBox="0 0 2125 445" svg:d="M0 438c44-318 2424-805 2093 7">
            <text:p/>
          </draw:path>
          <draw:line draw:style-name="gr81" draw:text-style-name="P1" draw:layer="layout" svg:x1="13.08cm" svg:y1="8.801cm" svg:x2="12.878cm" svg:y2="9.124cm">
            <text:p/>
          </draw:line>
          <draw:line draw:style-name="gr90" draw:text-style-name="P1" draw:layer="layout" svg:x1="13.848cm" svg:y1="6.671cm" svg:x2="13.674cm" svg:y2="6.889cm">
            <text:p/>
          </draw:line>
          <draw:line draw:style-name="gr90" draw:text-style-name="P1" draw:layer="layout" svg:x1="14.111cm" svg:y1="6.859cm" svg:x2="13.937cm" svg:y2="7.077cm">
            <text:p/>
          </draw:line>
          <draw:line draw:style-name="gr90" draw:text-style-name="P1" draw:layer="layout" svg:x1="14.35cm" svg:y1="7.177cm" svg:x2="14.167cm" svg:y2="7.424cm">
            <text:p/>
          </draw:line>
          <draw:line draw:style-name="gr91" draw:text-style-name="P1" draw:layer="layout" svg:x1="14.33cm" svg:y1="7.43cm" svg:x2="14.215cm" svg:y2="7.576cm">
            <text:p/>
          </draw:line>
          <draw:line draw:style-name="gr91" draw:text-style-name="P1" draw:layer="layout" svg:x1="14.226cm" svg:y1="7.718cm" svg:x2="14.111cm" svg:y2="7.864cm">
            <text:p/>
          </draw:line>
          <draw:line draw:style-name="gr91" draw:text-style-name="P1" draw:layer="layout" svg:x1="14.116cm" svg:y1="8.012cm" svg:x2="14.001cm" svg:y2="8.158cm">
            <text:p/>
          </draw:line>
          <draw:line draw:style-name="gr91" draw:text-style-name="P1" draw:layer="layout" svg:x1="13.197cm" svg:y1="8.95cm" svg:x2="13.082cm" svg:y2="9.096cm">
            <text:p/>
          </draw:line>
          <draw:line draw:style-name="gr91" draw:text-style-name="P1" draw:layer="layout" svg:x1="13.96cm" svg:y1="8.272cm" svg:x2="13.845cm" svg:y2="8.418cm">
            <text:p/>
          </draw:line>
          <draw:line draw:style-name="gr91" draw:text-style-name="P1" draw:layer="layout" svg:x1="13.742cm" svg:y1="8.604cm" svg:x2="13.627cm" svg:y2="8.75cm">
            <text:p/>
          </draw:line>
          <draw:custom-shape draw:style-name="gr115" draw:text-style-name="P57" draw:layer="layout" svg:width="1.939cm" svg:height="1.928cm" svg:x="10.584cm" svg:y="2.792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57" draw:layer="layout" svg:width="1.94cm" svg:height="1.926cm" draw:transform="rotate (-3.14159265358979) translate (12.523cm 8.718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7" draw:text-style-name="P57" draw:layer="layout" svg:width="1.932cm" svg:height="1.924cm" draw:transform="skewX (0.00157079632679491) rotate (-2.0943951023932) translate (14.604cm 6.40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8" draw:text-style-name="P57" draw:layer="layout" svg:width="1.942cm" svg:height="1.932cm" draw:transform="skewX (-0.00314159265358979) rotate (1.0471975511966) translate (8.499cm 5.11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9" draw:text-style-name="P57" draw:layer="layout" svg:width="1.937cm" svg:height="1.927cm" draw:transform="skewX (0.00209439510239326) rotate (2.0943951023932) translate (9.471cm 8.07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0" draw:text-style-name="P57" draw:layer="layout" svg:width="1.938cm" svg:height="1.935cm" draw:transform="skewX (-0.00366519142918813) rotate (-1.0471975511966) translate (13.641cm 3.43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1" draw:text-style-name="P58" draw:layer="layout" svg:width="6.3cm" svg:height="6.292cm" svg:x="8.396cm" svg:y="2.61cm">
            <text:p/>
            <draw:enhanced-geometry svg:viewBox="0 0 21600 21600" draw:glue-points="10800 0 3163 3163 0 10800 3163 18437 10800 21600 18437 18437 21600 10800 18437 3163" draw:text-areas="3163 3163 18437 18437" draw:type="ring" draw:modifiers="406.0411311053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th draw:style-name="gr94" draw:text-style-name="P59" draw:layer="layout" svg:width="6.164cm" svg:height="6.156cm" svg:x="8.464cm" svg:y="2.678cm" svg:viewBox="0 0 6165 6157" svg:d="M3082 2774c-173 0-305 133-305 305 0 173 132 305 305 305s305-132 305-305c0-172-132-305-305-305zM3037 3538c-14 7-27 14-37 25-11 10-18 23-25 36-5 14-8 30-8 47 0 15 3 31 8 45 7 14 14 26 25 37 10 10 23 18 37 24 14 5 29 9 46 9 16 0 31-4 45-9 14-6 26-14 37-24 10-11 18-23 24-37s9-30 9-45c0-17-3-33-9-47-6-13-14-26-24-36-11-11-23-18-37-25-14-5-29-8-45-8-17 0-32 3-46 8zM2743 4292c-103 43-195 104-272 181-77 76-138 169-180 272s-66 217-66 339c0 121 24 235 66 338s103 195 180 272c77 76 169 137 272 180 103 42 218 66 340 66 121 0 235-24 338-66 103-43 196-104 273-180 76-77 137-169 180-272 42-103 66-217 66-338 0-122-24-236-66-339-43-103-104-196-180-272-77-77-170-138-273-181-103-41-217-65-338-65-122 0-237 24-340 65zM2672 3280c-7-7-15-13-24-19-8-4-17-8-27-11-9-2-19-4-29-4-9 0-20 2-29 5-10 2-20 6-30 12-10 5-17 11-25 19-7 7-13 15-19 24-4 8-8 17-11 27-2 8-3 19-3 29 0 9 1 20 4 29 3 10 6 20 12 30 5 9 12 17 19 25 7 7 15 13 24 18s17 9 27 12c9 1 19 3 29 3 9 0 20-2 29-4 10-3 21-6 30-12 10-6 18-12 25-20 7-7 14-14 19-23 4-9 8-18 11-27 2-9 4-19 4-29 0-9-2-20-5-29-2-10-6-21-12-30-5-10-11-18-19-25zM1945 3468c-53-54-113-99-175-136-64-37-131-65-201-84-70-18-141-28-215-28-73 0-148 10-221 30-74 20-147 50-218 91-69 40-131 88-186 141-54 53-99 112-136 175-36 64-64 131-83 200-19 70-28 142-28 215s9 148 29 221 50 147 91 217c40 70 88 132 141 186 54 54 113 99 176 136 64 36 131 64 201 83 69 19 141 28 214 28s149-9 222-29 146-50 217-91c70-40 132-88 186-141s99-113 136-175c37-64 65-131 84-201 18-69 28-141 28-214s-10-148-30-221c-20-74-50-147-91-217-40-70-88-132-141-186zM4207 4681c54 53 116 101 186 141 70 41 144 71 217 91s148 30 221 30c74 0 145-10 215-28 70-20 137-47 201-84 63-37 122-82 175-136s101-116 142-186 70-143 90-217c20-73 30-148 30-221s-10-145-28-214c-19-70-47-137-84-201-36-63-82-122-136-175s-116-101-186-141c-70-41-144-71-217-91s-148-30-222-30c-73 0-144 10-214 28-70 20-137 47-201 84-63 37-122 82-175 136-54 54-102 116-142 186-41 70-70 143-90 217-21 73-30 148-30 221s9 145 28 214c19 70 47 137 84 201 36 63 82 122 136 175zM3127 2618c14-6 26-14 37-24 10-11 18-23 24-37s9-30 9-45c0-17-3-32-9-46s-14-27-24-37c-11-10-23-18-37-24s-29-9-46-9c-16 0-31 3-45 9s-26 14-37 24c-10 10-18 23-24 37s-9 29-9 46c0 15 3 31 9 45s14 26 24 37c11 10 23 18 37 24 14 5 29 9 45 9 17 0 32-4 46-9zM3420 1864c103-42 196-103 273-180s138-169 180-272 66-217 66-339c0-121-24-235-66-338s-103-196-180-272c-77-77-170-138-273-181-102-41-217-65-339-65-121 0-236 24-338 65-103 43-196 104-273 181-77 76-138 169-180 272s-66 217-66 338c0 122 24 236 66 339s103 195 180 272 170 138 273 180c102 42 217 66 338 66 122 0 237-24 339-66zM6165 3079c0 436-84 846-236 1217-153 370-374 701-650 977-277 275-607 497-978 649s-782 235-1218 235c-437 0-848-83-1219-235s-702-374-978-649c-276-276-498-607-650-977-152-371-236-781-236-1217s84-847 236-1217c152-371 374-701 650-977s607-497 978-650c371-151 782-235 1219-235 436 0 847 84 1218 235 371 153 701 374 978 650 276 276 497 606 650 977 152 370 236 781 236 1217zM3633 3262c-10-6-21-9-30-12-10-3-20-4-30-4-9 0-20 1-29 3-9 3-18 7-27 11-8 6-16 12-23 19-8 8-14 15-19 25-7 10-10 20-13 30-2 9-4 20-4 29 0 10 2 20 4 29 2 10 6 18 11 27s11 17 18 24c8 7 16 14 25 19 10 6 21 9 30 12 10 3 20 4 30 4 9 0 20-1 29-3 9-3 18-7 27-11 8-6 16-12 23-19 8-8 14-15 19-25 7-10 10-20 13-30 2-9 4-20 4-29 0-10-2-20-3-29-3-10-7-18-12-27s-11-17-18-24c-8-7-16-14-25-19zM5683 2086c0-74-10-149-30-222s-49-146-90-217c-40-70-88-131-142-185-53-54-112-100-175-136-64-37-131-65-201-84-70-18-141-28-214-28-74 0-149 10-222 30s-147 49-217 90c-70 40-132 88-186 142-54 53-100 112-136 175-37 63-65 130-84 200-18 70-28 141-28 215 0 73 10 148 30 221s49 146 90 217c41 70 89 132 142 186s112 99 175 136c64 36 131 64 201 83s141 28 215 28c73 0 148-9 221-30 73-20 147-49 217-90 70-40 132-88 186-141 54-54 100-113 136-176 37-63 65-130 84-200 18-70 28-141 28-214zM481 2086c0 74 9 145 28 215s47 137 83 200c37 63 83 122 137 176 54 53 116 101 185 141 71 41 144 70 218 90 73 20 148 30 221 30 74 0 145-10 215-28 70-19 137-47 201-84 63-36 122-82 175-136s101-115 141-185c41-71 71-144 91-217s30-148 30-222c0-73-10-144-28-214-19-70-47-137-84-200-36-63-82-122-136-176-54-53-116-101-186-141-70-41-144-70-217-90s-148-30-222-30c-73 0-145 10-214 28-70 19-137 47-201 83-63 37-122 82-175 136-54 54-102 116-142 186-41 71-70 144-91 217-20 73-29 148-29 221zM3493 2878c7 7 15 13 23 18 9 4 18 9 28 11 8 2 19 4 28 4 10 0 20-2 30-4 10-3 20-7 30-13 9-5 17-11 25-19 7-7 13-15 18-23 5-9 9-18 12-27 1-9 3-20 3-29 0-10-2-20-4-30-3-9-6-20-12-29-6-10-12-18-20-26-7-7-14-13-23-18-9-4-18-9-27-11s-19-4-29-4-20 2-30 5c-9 2-20 6-29 12-10 5-18 11-26 19-7 7-13 15-18 24-4 8-9 17-11 27-2 8-4 19-4 28 0 10 2 20 5 30 2 10 6 20 12 30 5 9 11 17 19 25zM2702 2824c3-10 5-20 5-30 0-9-2-20-4-29s-7-18-11-27c-5-8-11-16-18-23-8-8-16-14-26-19-9-6-20-10-29-13-10-2-20-4-30-4s-20 2-29 4-18 7-27 11c-9 5-16 11-23 18-8 8-14 16-20 26-6 9-9 20-12 29-3 10-4 20-4 30 0 9 1 20 3 29 3 9 7 18 12 27 5 8 11 16 18 23 8 8 16 14 25 19 10 6 20 10 30 12 9 3 20 5 30 5 9 0 20-2 28-4 10-2 19-7 27-11 9-5 17-11 24-18 8-8 14-16 19-26 6-9 10-20 12-29z">
            <text:p/>
          </draw:path>
          <draw:custom-shape draw:style-name="gr115" draw:text-style-name="P57" draw:layer="layout" svg:width="1.939cm" svg:height="1.928cm" svg:x="10.584cm" svg:y="2.792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57" draw:layer="layout" svg:width="1.94cm" svg:height="1.926cm" draw:transform="rotate (-3.14159265358979) translate (12.523cm 8.718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7" draw:text-style-name="P57" draw:layer="layout" svg:width="1.932cm" svg:height="1.924cm" draw:transform="skewX (0.00157079632679491) rotate (-2.0943951023932) translate (14.604cm 6.40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8" draw:text-style-name="P57" draw:layer="layout" svg:width="1.942cm" svg:height="1.932cm" draw:transform="skewX (-0.00314159265358979) rotate (1.0471975511966) translate (8.499cm 5.11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9" draw:text-style-name="P57" draw:layer="layout" svg:width="1.937cm" svg:height="1.927cm" draw:transform="skewX (0.00209439510239326) rotate (2.0943951023932) translate (9.471cm 8.07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0" draw:text-style-name="P57" draw:layer="layout" svg:width="1.938cm" svg:height="1.935cm" draw:transform="skewX (-0.00366519142918813) rotate (-1.0471975511966) translate (13.641cm 3.43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line draw:style-name="gr95" draw:text-style-name="P1" draw:layer="layout" svg:x1="3.776cm" svg:y1="7.712cm" svg:x2="3.776cm" svg:y2="8.419cm">
            <text:p/>
          </draw:line>
          <draw:line draw:style-name="gr95" draw:text-style-name="P1" draw:layer="layout" svg:x1="4.699cm" svg:y1="7.718cm" svg:x2="4.699cm" svg:y2="8.425cm">
            <text:p/>
          </draw:line>
          <draw:line draw:style-name="gr96" draw:text-style-name="P1" draw:layer="layout" svg:x1="2.843cm" svg:y1="8.424cm" svg:x2="5.634cm" svg:y2="8.424cm">
            <text:p/>
          </draw:line>
          <draw:custom-shape draw:style-name="gr122" draw:text-style-name="P60" draw:layer="layout" svg:width="0.797cm" svg:height="3.447cm" svg:x="1.456cm" svg:y="4.158cm">
            <text:p/>
            <draw:enhanced-geometry svg:viewBox="0 0 21600 21600" draw:mirror-horizontal="false" draw:mirror-vertical="false" draw:type="rectangle" draw:enhanced-path="M 0 0 L 21600 0 21600 21600 0 21600 0 0 Z N"/>
          </draw:custom-shape>
          <draw:custom-shape draw:style-name="gr123" draw:text-style-name="P61" draw:layer="layout" svg:width="0.797cm" svg:height="3.447cm" svg:x="2.253cm" svg:y="4.158cm">
            <text:p/>
            <draw:enhanced-geometry svg:viewBox="0 0 21600 21600" draw:mirror-horizontal="false" draw:mirror-vertical="false" draw:type="rectangle" draw:enhanced-path="M 0 0 L 21600 0 21600 21600 0 21600 0 0 Z N"/>
          </draw:custom-shape>
          <draw:custom-shape draw:style-name="gr124" draw:text-style-name="P62" draw:layer="layout" svg:width="0.796cm" svg:height="3.447cm" svg:x="3.05cm" svg:y="4.158cm">
            <text:p/>
            <draw:enhanced-geometry svg:viewBox="0 0 21600 21600" draw:mirror-horizontal="false" draw:mirror-vertical="false" draw:type="rectangle" draw:enhanced-path="M 0 0 L 21600 0 21600 21600 0 21600 0 0 Z N"/>
          </draw:custom-shape>
          <draw:custom-shape draw:style-name="gr125" draw:text-style-name="P63" draw:layer="layout" svg:width="0.782cm" svg:height="3.447cm" svg:x="3.846cm" svg:y="4.158cm">
            <text:p/>
            <draw:enhanced-geometry svg:viewBox="0 0 21600 21600" draw:mirror-horizontal="false" draw:mirror-vertical="false" draw:type="rectangle" draw:enhanced-path="M 0 0 L 21600 0 21600 21600 0 21600 0 0 Z N"/>
          </draw:custom-shape>
          <draw:custom-shape draw:style-name="gr126" draw:text-style-name="P64" draw:layer="layout" svg:width="0.782cm" svg:height="3.447cm" svg:x="4.628cm" svg:y="4.158cm">
            <text:p/>
            <draw:enhanced-geometry svg:viewBox="0 0 21600 21600" draw:mirror-horizontal="false" draw:mirror-vertical="false" draw:type="rectangle" draw:enhanced-path="M 0 0 L 21600 0 21600 21600 0 21600 0 0 Z N"/>
          </draw:custom-shape>
          <draw:custom-shape draw:style-name="gr127" draw:text-style-name="P65" draw:layer="layout" svg:width="0.796cm" svg:height="3.447cm" svg:x="5.41cm" svg:y="4.158cm">
            <text:p/>
            <draw:enhanced-geometry svg:viewBox="0 0 21600 21600" draw:mirror-horizontal="false" draw:mirror-vertical="false" draw:type="rectangle" draw:enhanced-path="M 0 0 L 21600 0 21600 21600 0 21600 0 0 Z N"/>
          </draw:custom-shape>
          <draw:custom-shape draw:style-name="gr128" draw:text-style-name="P66" draw:layer="layout" svg:width="0.797cm" svg:height="3.447cm" svg:x="6.206cm" svg:y="4.158cm">
            <text:p/>
            <draw:enhanced-geometry svg:viewBox="0 0 21600 21600" draw:mirror-horizontal="false" draw:mirror-vertical="false" draw:type="rectangle" draw:enhanced-path="M 0 0 L 21600 0 21600 21600 0 21600 0 0 Z N"/>
          </draw:custom-shape>
          <draw:line draw:style-name="gr104" draw:text-style-name="P1" draw:layer="layout" svg:x1="4.185cm" svg:y1="4.057cm" svg:x2="5.678cm" svg:y2="2.905cm">
            <text:p/>
          </draw:line>
          <draw:line draw:style-name="gr105" draw:text-style-name="P1" draw:layer="layout" svg:x1="4.272cm" svg:y1="4.003cm" svg:x2="3.247cm" svg:y2="3.383cm">
            <text:p/>
          </draw:line>
          <draw:path draw:style-name="gr106" draw:text-style-name="P67" draw:layer="layout" svg:width="5.999cm" svg:height="3.896cm" svg:x="1.238cm" svg:y="3.937cm" svg:viewBox="0 0 6000 3897" svg:d="M58 3881c-18-11-32-24-42-42-11-19-16-37-16-58v-3665c0-21 5-40 16-58 10-19 24-32 42-42 18-11 37-16 59-16h5767c21 0 40 5 58 16 18 10 32 23 42 42 11 18 16 37 16 58v3665c0 21-5 39-16 58-10 18-24 31-42 42s-37 16-58 16h-5767c-22 0-41-5-59-16zM233 3665h5534v-3433h-5534z">
            <text:p/>
          </draw:path>
        </draw:g>
        <draw:custom-shape draw:style-name="gr129" draw:text-style-name="P1" draw:layer="layout" svg:width="6.7cm" svg:height="10cm" svg:x="1cm" svg:y="1cm">
          <text:p/>
          <draw:enhanced-geometry svg:viewBox="0 0 21600 21600" draw:type="rectangle" draw:enhanced-path="M 0 0 L 21600 0 21600 21600 0 21600 0 0 Z N"/>
        </draw:custom-shape>
        <draw:line draw:style-name="gr130" draw:text-style-name="P1" draw:layer="layout" svg:x1="1.2cm" svg:y1="2.83cm" svg:x2="7.5cm" svg:y2="9.13cm">
          <text:p/>
        </draw:line>
        <draw:line draw:style-name="gr130" draw:text-style-name="P1" draw:layer="layout" svg:x1="7.5cm" svg:y1="2.83cm" svg:x2="1.2cm" svg:y2="9.13cm">
          <text:p/>
        </draw:line>
        <draw:frame draw:style-name="gr131" draw:text-style-name="P68" draw:layer="layout" svg:width="6.7cm" svg:height="10cm" svg:x="1cm" svg:y="1cm">
          <draw:text-box>
            <text:p><text:span text:style-name="T3"/></text:p>
            <text:p text:style-name="P22"><text:span text:style-name="T4">NO POSTER</text:span></text:p>
          </draw:text-box>
        </draw:frame>
        <draw:custom-shape draw:style-name="gr129" draw:text-style-name="P1" draw:layer="layout" svg:width="6.7cm" svg:height="10cm" svg:x="8.196cm" svg:y="1cm">
          <text:p/>
          <draw:enhanced-geometry svg:viewBox="0 0 21600 21600" draw:type="rectangle" draw:enhanced-path="M 0 0 L 21600 0 21600 21600 0 21600 0 0 Z N"/>
        </draw:custom-shape>
        <draw:line draw:style-name="gr130" draw:text-style-name="P1" draw:layer="layout" svg:x1="8.396cm" svg:y1="2.83cm" svg:x2="14.696cm" svg:y2="9.13cm">
          <text:p/>
        </draw:line>
        <draw:line draw:style-name="gr130" draw:text-style-name="P1" draw:layer="layout" svg:x1="14.696cm" svg:y1="2.83cm" svg:x2="8.396cm" svg:y2="9.13cm">
          <text:p/>
        </draw:line>
        <draw:frame draw:style-name="gr131" draw:text-style-name="P68" draw:layer="layout" svg:width="6.7cm" svg:height="10cm" svg:x="8.196cm" svg:y="1cm">
          <draw:text-box>
            <text:p><text:span text:style-name="T3"/></text:p>
            <text:p text:style-name="P22"><text:span text:style-name="T5">NO POSTER</text:span></text:p>
          </draw:text-box>
        </draw:frame>
        <draw:custom-shape draw:style-name="gr132" draw:text-style-name="P1" draw:layer="layout" svg:width="5.91cm" svg:height="6.1cm" svg:x="1.2cm" svg:y="11.599cm">
          <text:p/>
          <draw:enhanced-geometry svg:viewBox="0 0 21600 21600" draw:type="rectangle" draw:enhanced-path="M 0 0 L 21600 0 21600 21600 0 21600 0 0 Z N"/>
        </draw:custom-shape>
        <draw:custom-shape draw:style-name="gr133" draw:text-style-name="P70" draw:layer="layout" svg:width="5cm" svg:height="5cm" svg:x="1.66cm" svg:y="12.15cm">
          <text:p text:style-name="P69"><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5.7cm" svg:height="5.7cm" svg:x="1.3cm" svg:y="11.8cm">
          <text:p/>
          <draw:enhanced-geometry svg:viewBox="0 0 21600 21600" draw:glue-points="10800 0 3163 3163 0 10800 3163 18437 10800 21600 18437 18437 21600 10800 18437 3163" draw:text-areas="3163 3163 18437 18437" draw:type="ring" draw:modifiers="541.79968426591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2" draw:text-style-name="P1" draw:layer="layout" svg:width="5.91cm" svg:height="6.1cm" svg:x="8.105cm" svg:y="11.519cm">
          <text:p/>
          <draw:enhanced-geometry svg:viewBox="0 0 21600 21600" draw:type="rectangle" draw:enhanced-path="M 0 0 L 21600 0 21600 21600 0 21600 0 0 Z N"/>
        </draw:custom-shape>
        <draw:custom-shape draw:style-name="gr135" draw:text-style-name="P72" draw:layer="layout" svg:width="5cm" svg:height="5cm" svg:x="8.565cm" svg:y="1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3" draw:layer="layout" svg:width="5.7cm" svg:height="5.7cm" svg:x="8.205cm" svg:y="11.72cm">
          <text:p/>
          <draw:enhanced-geometry svg:viewBox="0 0 21600 21600" draw:glue-points="10800 0 3163 3163 0 10800 3163 18437 10800 21600 18437 18437 21600 10800 18437 3163" draw:text-areas="3163 3163 18437 18437" draw:type="ring" draw:modifiers="541.79968426591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7" draw:text-style-name="P74" draw:layer="layout" svg:width="4.1cm" svg:height="4.1cm" draw:transform="rotate (0.785398163397448) translate (8.205cm 14.619cm)">
          <text:p/>
          <draw:enhanced-geometry svg:viewBox="0 0 21600 21600" draw:glue-points="10800 0 0 10800 10800 21600 21600 10800" draw:path-stretchpoint-x="10800" draw:path-stretchpoint-y="10800" draw:text-areas="?f1 ?f1 ?f2 ?f3" draw:type="cross" draw:modifiers="8500.9509875640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4c4c4c" draw:end-color="#ffffff" draw:start-intensity="100%" draw:end-intensity="100%" draw:angle="0" draw:border="0%"/>
    <draw:gradient draw:name="Gradient_20_105" draw:display-name="Gradient 105" draw:style="linear" draw:start-color="#ff950e" draw:end-color="#cc6633" draw:start-intensity="100%" draw:end-intensity="100%" draw:angle="450" draw:border="0%"/>
    <draw:gradient draw:name="Gradient_20_165" draw:display-name="Gradient 165" draw:style="linear" draw:start-color="#004586" draw:end-color="#83caff" draw:start-intensity="100%" draw:end-intensity="100%" draw:angle="900" draw:border="0%"/>
    <draw:gradient draw:name="Gradient_20_166" draw:display-name="Gradient 166" draw:style="radial" draw:cx="50%" draw:cy="50%" draw:start-color="#999999" draw:end-color="#ffffff" draw:start-intensity="100%" draw:end-intensity="100%" draw:border="0%"/>
    <draw:gradient draw:name="Gradient_20_167" draw:display-name="Gradient 167" draw:style="radial" draw:cx="0%" draw:cy="0%" draw:start-color="#ffff00" draw:end-color="#ffff99" draw:start-intensity="100%" draw:end-intensity="100%" draw:border="0%"/>
    <draw:gradient draw:name="Gradient_20_168" draw:display-name="Gradient 168" draw:style="radial" draw:cx="0%" draw:cy="0%" draw:start-color="#0099ff" draw:end-color="#00ffff" draw:start-intensity="100%" draw:end-intensity="100%" draw:border="0%"/>
    <draw:gradient draw:name="Gradient_20_169" draw:display-name="Gradient 169" draw:style="radial" draw:cx="0%" draw:cy="0%" draw:start-color="#800080" draw:end-color="#ff00ff" draw:start-intensity="100%" draw:end-intensity="100%" draw:border="0%"/>
    <draw:gradient draw:name="Gradient_20_170" draw:display-name="Gradient 170" draw:style="radial" draw:cx="0%" draw:cy="0%" draw:start-color="#ff0000" draw:end-color="#ff3333" draw:start-intensity="100%" draw:end-intensity="100%" draw:border="0%"/>
    <draw:gradient draw:name="Gradient_20_171" draw:display-name="Gradient 171" draw:style="radial" draw:cx="0%" draw:cy="0%" draw:start-color="#0000ff" draw:end-color="#0a84cc" draw:start-intensity="100%" draw:end-intensity="100%" draw:border="0%"/>
    <draw:gradient draw:name="Gradient_20_173" draw:display-name="Gradient 173" draw:style="linear" draw:start-color="#666666" draw:end-color="#e6e6e6" draw:start-intensity="100%" draw:end-intensity="100%" draw:angle="0" draw:border="0%"/>
    <draw:gradient draw:name="Gradient_20_178" draw:display-name="Gradient 178" draw:style="linear" draw:start-color="#4c4c4c" draw:end-color="#b3b3b3" draw:start-intensity="100%" draw:end-intensity="100%" draw:angle="450" draw:border="0%"/>
    <draw:gradient draw:name="Gradient_20_179" draw:display-name="Gradient 179" draw:style="linear" draw:start-color="#e6e6e6" draw:end-color="#666666" draw:start-intensity="100%" draw:end-intensity="100%" draw:angle="450" draw:border="0%"/>
    <draw:gradient draw:name="Gradient_20_181" draw:display-name="Gradient 181" draw:style="linear" draw:start-color="#e6e6e6" draw:end-color="#666666" draw:start-intensity="100%" draw:end-intensity="100%" draw:angle="450" draw:border="0%"/>
    <draw:gradient draw:name="Gradient_20_183" draw:display-name="Gradient 183" draw:style="axial" draw:start-color="#83caff" draw:end-color="#090964" draw:start-intensity="100%" draw:end-intensity="100%" draw:angle="1350" draw:border="40%"/>
    <draw:gradient draw:name="Gradient_20_184" draw:display-name="Gradient 184" draw:style="axial" draw:start-color="#83caff" draw:end-color="#0084d1" draw:start-intensity="100%" draw:end-intensity="100%" draw:angle="1350" draw:border="29%"/>
    <draw:gradient draw:name="Gradient_20_186" draw:display-name="Gradient 186" draw:style="ellipsoid" draw:cx="50%" draw:cy="50%" draw:start-color="#ff950e" draw:end-color="#ffffcc" draw:start-intensity="100%" draw:end-intensity="100%" draw:angle="1350" draw:border="26%"/>
    <draw:gradient draw:name="Gradient_20_201" draw:display-name="Gradient 201" draw:style="linear" draw:start-color="#ffffff" draw:end-color="#ffffe0" draw:start-intensity="100%" draw:end-intensity="100%" draw:angle="0" draw:border="0%"/>
    <draw:gradient draw:name="Gradient_20_202" draw:display-name="Gradient 202" draw:style="linear" draw:start-color="#ffffff" draw:end-color="#ffffe0" draw:start-intensity="100%" draw:end-intensity="100%" draw:angle="0" draw:border="0%"/>
    <draw:gradient draw:name="Gradient_20_203" draw:display-name="Gradient 203" draw:style="linear" draw:start-color="#ffffff" draw:end-color="#ffffe0" draw:start-intensity="100%" draw:end-intensity="100%" draw:angle="0" draw:border="0%"/>
    <draw:gradient draw:name="Gradient_20_204" draw:display-name="Gradient 204" draw:style="linear" draw:start-color="#ffffff" draw:end-color="#ffffe0" draw:start-intensity="100%" draw:end-intensity="100%" draw:angle="0" draw:border="0%"/>
    <draw:gradient draw:name="Gradient_20_205" draw:display-name="Gradient 205" draw:style="linear" draw:start-color="#ffffff" draw:end-color="#ffffe0" draw:start-intensity="100%" draw:end-intensity="100%" draw:angle="0" draw:border="0%"/>
    <draw:gradient draw:name="Gradient_20_206" draw:display-name="Gradient 206" draw:style="linear" draw:start-color="#ffffff" draw:end-color="#ffffe0" draw:start-intensity="100%" draw:end-intensity="100%" draw:angle="0" draw:border="0%"/>
    <draw:gradient draw:name="Gradient_20_207" draw:display-name="Gradient 207" draw:style="linear" draw:start-color="#ffffff" draw:end-color="#ffffe0" draw:start-intensity="100%" draw:end-intensity="100%" draw:angle="0" draw:border="0%"/>
    <draw:gradient draw:name="Gradient_20_208" draw:display-name="Gradient 208" draw:style="linear" draw:start-color="#ffffff" draw:end-color="#ffffe0" draw:start-intensity="100%" draw:end-intensity="100%" draw:angle="0" draw:border="0%"/>
    <draw:gradient draw:name="Gradient_20_209" draw:display-name="Gradient 209" draw:style="linear" draw:start-color="#ffffff" draw:end-color="#ffffe0" draw:start-intensity="100%" draw:end-intensity="100%" draw:angle="0" draw:border="0%"/>
    <draw:gradient draw:name="Gradient_20_210" draw:display-name="Gradient 210" draw:style="linear" draw:start-color="#ffffff" draw:end-color="#ffffe0" draw:start-intensity="100%" draw:end-intensity="100%" draw:angle="0" draw:border="0%"/>
    <draw:gradient draw:name="Gradient_20_214" draw:display-name="Gradient 214" draw:style="linear" draw:start-color="#ffffff" draw:end-color="#ffffe0" draw:start-intensity="100%" draw:end-intensity="100%" draw:angle="0" draw:border="0%"/>
    <draw:gradient draw:name="Gradient_20_218" draw:display-name="Gradient 218" draw:style="axial" draw:start-color="#e6e6ff" draw:end-color="#004586" draw:start-intensity="100%" draw:end-intensity="100%" draw:angle="1350" draw:border="90%"/>
    <draw:gradient draw:name="Gradient_20_219" draw:display-name="Gradient 219" draw:style="linear" draw:start-color="#ffffe0" draw:end-color="#ffffff" draw:start-intensity="100%" draw:end-intensity="100%" draw:angle="1800" draw:border="0%"/>
    <draw:gradient draw:name="Gradient_20_224" draw:display-name="Gradient 224" draw:style="linear" draw:start-color="#ffffff" draw:end-color="#eeeeee" draw:start-intensity="100%" draw:end-intensity="100%" draw:angle="450" draw:border="0%"/>
    <draw:gradient draw:name="Gradient_20_228" draw:display-name="Gradient 228" draw:style="linear" draw:start-color="#72bf44" draw:end-color="#407927" draw:start-intensity="100%" draw:end-intensity="100%" draw:angle="450" draw:border="0%"/>
    <draw:gradient draw:name="Gradient_20_229" draw:display-name="Gradient 229" draw:style="radial" draw:cx="10%" draw:cy="10%" draw:start-color="#000000" draw:end-color="#999999" draw:start-intensity="100%" draw:end-intensity="100%" draw:border="0%"/>
    <draw:gradient draw:name="Gradient_20_230" draw:display-name="Gradient 230" draw:style="radial" draw:cx="0%" draw:cy="0%" draw:start-color="#00599d" draw:end-color="#adc5e7" draw:start-intensity="100%" draw:end-intensity="100%" draw:border="0%"/>
    <draw:gradient draw:name="Gradient_20_233" draw:display-name="Gradient 233" draw:style="linear" draw:start-color="#eedb4c" draw:end-color="#c38312" draw:start-intensity="100%" draw:end-intensity="100%" draw:angle="0" draw:border="0%"/>
    <draw:gradient draw:name="Gradient_20_234" draw:display-name="Gradient 234" draw:style="linear" draw:start-color="#fff450" draw:end-color="#ccbe00" draw:start-intensity="100%" draw:end-intensity="100%" draw:angle="0" draw:border="0%"/>
    <draw:gradient draw:name="Gradient_20_236" draw:display-name="Gradient 236" draw:style="radial" draw:cx="50%" draw:cy="50%" draw:start-color="#666666" draw:end-color="#dddddd" draw:start-intensity="100%" draw:end-intensity="100%" draw:border="0%"/>
    <draw:gradient draw:name="Gradient_20_237" draw:display-name="Gradient 237" draw:style="axial" draw:start-color="#fff685" draw:end-color="#d99116" draw:start-intensity="100%" draw:end-intensity="100%" draw:angle="1650" draw:border="85%"/>
    <draw:gradient draw:name="Gradient_20_239" draw:display-name="Gradient 239" draw:style="radial" draw:cx="30%" draw:cy="30%" draw:start-color="#ed1c24" draw:end-color="#fcd4d1" draw:start-intensity="100%" draw:end-intensity="100%" draw:border="0%"/>
    <draw:gradient draw:name="Gradient_20_244" draw:display-name="Gradient 244" draw:style="radial" draw:cx="30%" draw:cy="30%" draw:start-color="#1c1c1c" draw:end-color="#dddddd" draw:start-intensity="100%" draw:end-intensity="100%" draw:border="0%"/>
    <draw:gradient draw:name="Gradient_20_245" draw:display-name="Gradient 245" draw:style="radial" draw:cx="30%" draw:cy="30%" draw:start-color="#407927" draw:end-color="#e0efd4" draw:start-intensity="100%" draw:end-intensity="100%" draw:border="0%"/>
    <draw:gradient draw:name="Gradient_20_246" draw:display-name="Gradient 246" draw:style="radial" draw:cx="30%" draw:cy="30%" draw:start-color="#f58220" draw:end-color="#fedcc6" draw:start-intensity="100%" draw:end-intensity="100%" draw:border="0%"/>
    <draw:gradient draw:name="Gradient_20_248" draw:display-name="Gradient 248" draw:style="radial" draw:cx="30%" draw:cy="30%" draw:start-color="#d99116" draw:end-color="#ffe5ca" draw:start-intensity="100%" draw:end-intensity="100%" draw:border="0%"/>
    <draw:gradient draw:name="Gradient_20_265" draw:display-name="Gradient 265" draw:style="linear" draw:start-color="#8aa6c4" draw:end-color="#00004c" draw:start-intensity="100%" draw:end-intensity="100%" draw:angle="2100" draw:border="25%"/>
    <draw:gradient draw:name="Gradient_20_267" draw:display-name="Gradient 267" draw:style="linear" draw:start-color="#fff9cb" draw:end-color="#7d766f" draw:start-intensity="100%" draw:end-intensity="100%" draw:angle="2100" draw:border="0%"/>
    <draw:gradient draw:name="Gradient_20_269" draw:display-name="Gradient 269" draw:style="radial" draw:cx="10%" draw:cy="10%" draw:start-color="#fffccd" draw:end-color="#7d766f" draw:start-intensity="100%" draw:end-intensity="100%" draw:border="0%"/>
    <draw:gradient draw:name="Gradient_20_270" draw:display-name="Gradient 270" draw:style="linear" draw:start-color="#fffccd" draw:end-color="#7d766f" draw:start-intensity="100%" draw:end-intensity="100%" draw:angle="2700" draw:border="0%"/>
    <draw:gradient draw:name="Gradient_20_271" draw:display-name="Gradient 271" draw:style="linear" draw:start-color="#f5f1c6" draw:end-color="#fffccd" draw:start-intensity="100%" draw:end-intensity="100%" draw:angle="900" draw:border="0%"/>
    <draw:gradient draw:name="Gradient_20_272" draw:display-name="Gradient 272" draw:style="linear" draw:start-color="#7d766f" draw:end-color="#fffccd" draw:start-intensity="100%" draw:end-intensity="100%" draw:angle="900" draw:border="0%"/>
    <draw:gradient draw:name="Gradient_20_277" draw:display-name="Gradient 277" draw:style="axial" draw:start-color="#83caff" draw:end-color="#090964" draw:start-intensity="100%" draw:end-intensity="100%" draw:angle="1350" draw:border="46%"/>
    <draw:gradient draw:name="Gradient_20_278" draw:display-name="Gradient 278" draw:style="axial" draw:start-color="#83caff" draw:end-color="#0084d1" draw:start-intensity="100%" draw:end-intensity="100%" draw:angle="1350" draw:border="56%"/>
    <draw:gradient draw:name="Gradient_20_279" draw:display-name="Gradient 279" draw:style="ellipsoid" draw:cx="50%" draw:cy="50%" draw:start-color="#ff950e" draw:end-color="#ffffcc" draw:start-intensity="100%" draw:end-intensity="100%" draw:angle="1350" draw:border="31%"/>
    <draw:gradient draw:name="Gradient_20_280" draw:display-name="Gradient 280" draw:style="linear" draw:start-color="#fffccd" draw:end-color="#ffffff" draw:start-intensity="100%" draw:end-intensity="100%" draw:angle="1800" draw:border="0%"/>
    <draw:gradient draw:name="Gradient_20_281" draw:display-name="Gradient 281" draw:style="radial" draw:cx="50%" draw:cy="35%" draw:start-color="#1b75bc" draw:end-color="#adc5e7" draw:start-intensity="100%" draw:end-intensity="100%" draw:border="0%"/>
    <draw:gradient draw:name="Gradient_20_282" draw:display-name="Gradient 282" draw:style="radial" draw:cx="50%" draw:cy="35%" draw:start-color="#00599d" draw:end-color="#adc5e7" draw:start-intensity="100%" draw:end-intensity="100%" draw:border="0%"/>
    <draw:gradient draw:name="Gradient_20_283" draw:display-name="Gradient 283" draw:style="radial" draw:cx="50%" draw:cy="40%" draw:start-color="#00599d" draw:end-color="#8eaff0" draw:start-intensity="100%" draw:end-intensity="100%" draw:border="0%"/>
    <draw:gradient draw:name="Gradient_20_284" draw:display-name="Gradient 284" draw:style="radial" draw:cx="50%" draw:cy="40%" draw:start-color="#ce181e" draw:end-color="#fcd4d1" draw:start-intensity="100%" draw:end-intensity="100%" draw:border="0%"/>
    <draw:gradient draw:name="Gradient_20_39" draw:display-name="Gradient 39" draw:style="axial" draw:start-color="#ffffff" draw:end-color="#000000" draw:start-intensity="100%" draw:end-intensity="100%" draw:angle="1350" draw:border="0%"/>
    <draw:gradient draw:name="Gradient_20_87" draw:display-name="Gradient 87" draw:style="radial" draw:cx="20%" draw:cy="15%" draw:start-color="#cf8408" draw:end-color="#ffffff" draw:start-intensity="100%" draw:end-intensity="100%" draw:border="0%"/>
    <draw:gradient draw:name="Gradient_20_92" draw:display-name="Gradient 92" draw:style="linear" draw:start-color="#cc6633" draw:end-color="#ffcc99" draw:start-intensity="100%" draw:end-intensity="100%" draw:angle="900" draw:border="0%"/>
    <draw:gradient draw:name="Gradient_20_98" draw:display-name="Gradient 98" draw:style="linear" draw:start-color="#663300" draw:end-color="#cc6633" draw:start-intensity="100%" draw:end-intensity="100%" draw:angle="900" draw:border="0%"/>
    <draw:gradient draw:name="gradient" draw:style="linear" draw:start-color="#dec270" draw:end-color="#ffffff" draw:start-intensity="100%" draw:end-intensity="100%" draw:angle="18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rko Dall'Armellina</meta:initial-creator>
    <meta:creation-date>2020-02-18T08:47:29.363000000</meta:creation-date>
    <dc:date>2020-03-09T22:47:29.557000000</dc:date>
    <meta:editing-duration>PT5H43M25S</meta:editing-duration>
    <meta:editing-cycles>52</meta:editing-cycles>
    <meta:generator>LibreOffice/5.4.2.2$Windows_x86 LibreOffice_project/22b09f6418e8c2d508a9eaf86b2399209b0990f4</meta:generator>
    <meta:document-statistic meta:object-count="284"/>
  </office:meta>
</office:document-meta>
</file>